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shapes>
          <draw:frame draw:z-index="0" draw:style-name="gr1" svg:width="15.999cm" svg:height="8.999cm" svg:x="12.614cm" svg:y="0.447cm">
            <draw:object draw:notify-on-update-of-ranges="Sheet1.A2:Sheet1.A175 Sheet1.C2:Sheet1.C175 Sheet1.A2:Sheet1.A175 Sheet1.D2:Sheet1.D175 Sheet1.A2:Sheet1.A175 Sheet1.E2:Sheet1.E17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01cm" svg:height="8.987cm" svg:x="2.314cm" svg:y="79.837cm">
            <draw:object draw:notify-on-update-of-ranges="Sheet1.A2:Sheet1.A175 Sheet1.B1:Sheet1.B1 Sheet1.B2:Sheet1.B175 Sheet1.A2:Sheet1.A175 Sheet1.E1:Sheet1.E1 Sheet1.E2:Sheet1.E175 Sheet1.A2:Sheet1.A175 Sheet1.C1:Sheet1.C1 Sheet1.C2:Sheet1.C175 Sheet1.A2:Sheet1.A175 Sheet1.D1:Sheet1.D1 Sheet1.D2:Sheet1.D17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Distance (mm)</text:p>
          </table:table-cell>
          <table:table-cell office:value-type="string">
            <text:p>Magnetic force <text:s/>(N)</text:p>
          </table:table-cell>
          <table:table-cell office:value-type="string">
            <text:p>CF force (N) @ 80 km / h</text:p>
          </table:table-cell>
          <table:table-cell office:value-type="string">
            <text:p>CF force (N) @ 120 km / h</text:p>
          </table:table-cell>
          <table:table-cell office:value-type="string">
            <text:p>CF force (N) @ 40 km / h</text:p>
          </table:table-cell>
          <table:table-cell/>
        </table:table-row>
        <table:table-row table:style-name="ro1">
          <table:table-cell table:formula="of:=-8.5+[.F2]" office:value-type="float" office:value="-8.4">
            <text:p>-8,4</text:p>
          </table:table-cell>
          <table:table-cell office:value-type="float" office:value="18.0364210537669">
            <text:p>18,0364210538</text:p>
          </table:table-cell>
          <table:table-cell table:formula="of:=-1.67/1000*((80/3.6)^2)/((275-[.A2])/1000)" office:value-type="float" office:value="-2.90999067757477">
            <text:p>-2,9099906776</text:p>
          </table:table-cell>
          <table:table-cell table:formula="of:=-1.67/1000*((120/3.6)^2)/((275-[.B2])/1000)" office:value-type="float" office:value="-7.22108387174904">
            <text:p>-7,2210838717</text:p>
          </table:table-cell>
          <table:table-cell table:formula="of:=-1.67/1000*((40/3.6)^2)/((275-[.C2])/1000)" office:value-type="float" office:value="-0.74186911742">
            <text:p>-0,7418691174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-8.5+[.F3]" office:value-type="float" office:value="-8.3">
            <text:p>-8,3</text:p>
          </table:table-cell>
          <table:table-cell office:value-type="float" office:value="16.4671634610066">
            <text:p>16,467163461</text:p>
          </table:table-cell>
          <table:table-cell table:formula="of:=-1.67/1000*((80/3.6)^2)/((275-[.A3])/1000)" office:value-type="float" office:value="-2.91101785395232">
            <text:p>-2,911017854</text:p>
          </table:table-cell>
          <table:table-cell table:formula="of:=-1.67/1000*((120/3.6)^2)/((275-[.B3])/1000)" office:value-type="float" office:value="-7.17725291841483">
            <text:p>-7,1772529184</text:p>
          </table:table-cell>
          <table:table-cell table:formula="of:=-1.67/1000*((40/3.6)^2)/((275-[.C3])/1000)" office:value-type="float" office:value="-0.741866375425679">
            <text:p>-0,7418663754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-8.5+[.F4]" office:value-type="float" office:value="-8.2">
            <text:p>-8,2</text:p>
          </table:table-cell>
          <table:table-cell office:value-type="float" office:value="15.3193739584147">
            <text:p>15,3193739584</text:p>
          </table:table-cell>
          <table:table-cell table:formula="of:=-1.67/1000*((80/3.6)^2)/((275-[.A4])/1000)" office:value-type="float" office:value="-2.9120457557369">
            <text:p>-2,9120457557</text:p>
          </table:table-cell>
          <table:table-cell table:formula="of:=-1.67/1000*((120/3.6)^2)/((275-[.B4])/1000)" office:value-type="float" office:value="-7.14552942913195">
            <text:p>-7,1455294291</text:p>
          </table:table-cell>
          <table:table-cell table:formula="of:=-1.67/1000*((40/3.6)^2)/((275-[.C4])/1000)" office:value-type="float" office:value="-0.741863631515212">
            <text:p>-0,7418636315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formula="of:=-8.5+[.F5]" office:value-type="float" office:value="-8.1">
            <text:p>-8,1</text:p>
          </table:table-cell>
          <table:table-cell office:value-type="float" office:value="14.2356277381374">
            <text:p>14,2356277381</text:p>
          </table:table-cell>
          <table:table-cell table:formula="of:=-1.67/1000*((80/3.6)^2)/((275-[.A5])/1000)" office:value-type="float" office:value="-2.91307438369725">
            <text:p>-2,9130743837</text:p>
          </table:table-cell>
          <table:table-cell table:formula="of:=-1.67/1000*((120/3.6)^2)/((275-[.B5])/1000)" office:value-type="float" office:value="-7.11583234880026">
            <text:p>-7,1158323488</text:p>
          </table:table-cell>
          <table:table-cell table:formula="of:=-1.67/1000*((40/3.6)^2)/((275-[.C5])/1000)" office:value-type="float" office:value="-0.74186088568659">
            <text:p>-0,7418608857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table:formula="of:=-8.5+[.F6]" office:value-type="float" office:value="-8">
            <text:p>-8</text:p>
          </table:table-cell>
          <table:table-cell office:value-type="float" office:value="13.3292008312678">
            <text:p>13,3292008313</text:p>
          </table:table-cell>
          <table:table-cell table:formula="of:=-1.67/1000*((80/3.6)^2)/((275-[.A6])/1000)" office:value-type="float" office:value="-2.91410373860315">
            <text:p>-2,9141037386</text:p>
          </table:table-cell>
          <table:table-cell table:formula="of:=-1.67/1000*((120/3.6)^2)/((275-[.B6])/1000)" office:value-type="float" office:value="-7.09118312570691">
            <text:p>-7,0911831257</text:p>
          </table:table-cell>
          <table:table-cell table:formula="of:=-1.67/1000*((40/3.6)^2)/((275-[.C6])/1000)" office:value-type="float" office:value="-0.7418581379378">
            <text:p>-0,741858137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table:formula="of:=-8.5+[.F7]" office:value-type="float" office:value="-7.9">
            <text:p>-7,9</text:p>
          </table:table-cell>
          <table:table-cell office:value-type="float" office:value="12.6607191647974">
            <text:p>12,6607191648</text:p>
          </table:table-cell>
          <table:table-cell table:formula="of:=-1.67/1000*((80/3.6)^2)/((275-[.A7])/1000)" office:value-type="float" office:value="-2.91513382122549">
            <text:p>-2,9151338212</text:p>
          </table:table-cell>
          <table:table-cell table:formula="of:=-1.67/1000*((120/3.6)^2)/((275-[.B7])/1000)" office:value-type="float" office:value="-7.07311367801296">
            <text:p>-7,073113678</text:p>
          </table:table-cell>
          <table:table-cell table:formula="of:=-1.67/1000*((40/3.6)^2)/((275-[.C7])/1000)" office:value-type="float" office:value="-0.741855388266828">
            <text:p>-0,7418553883</text:p>
          </table:table-cell>
          <table:table-cell office:value-type="float" office:value="0.6">
            <text:p>0,6</text:p>
          </table:table-cell>
        </table:table-row>
        <table:table-row table:style-name="ro1">
          <table:table-cell table:formula="of:=-8.5+[.F8]" office:value-type="float" office:value="-7.8">
            <text:p>-7,8</text:p>
          </table:table-cell>
          <table:table-cell office:value-type="float" office:value="11.8612526795573">
            <text:p>11,8612526796</text:p>
          </table:table-cell>
          <table:table-cell table:formula="of:=-1.67/1000*((80/3.6)^2)/((275-[.A8])/1000)" office:value-type="float" office:value="-2.91616463233625">
            <text:p>-2,9161646323</text:p>
          </table:table-cell>
          <table:table-cell table:formula="of:=-1.67/1000*((120/3.6)^2)/((275-[.B8])/1000)" office:value-type="float" office:value="-7.05162418857271">
            <text:p>-7,0516241886</text:p>
          </table:table-cell>
          <table:table-cell table:formula="of:=-1.67/1000*((40/3.6)^2)/((275-[.C8])/1000)" office:value-type="float" office:value="-0.741852636671656">
            <text:p>-0,7418526367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table:formula="of:=-8.5+[.F9]" office:value-type="float" office:value="-7.7">
            <text:p>-7,7</text:p>
          </table:table-cell>
          <table:table-cell office:value-type="float" office:value="11.2635494282747">
            <text:p>11,2635494283</text:p>
          </table:table-cell>
          <table:table-cell table:formula="of:=-1.67/1000*((80/3.6)^2)/((275-[.A9])/1000)" office:value-type="float" office:value="-2.91719617270849">
            <text:p>-2,9171961727</text:p>
          </table:table-cell>
          <table:table-cell table:formula="of:=-1.67/1000*((120/3.6)^2)/((275-[.B9])/1000)" office:value-type="float" office:value="-7.03564316397336">
            <text:p>-7,035643164</text:p>
          </table:table-cell>
          <table:table-cell table:formula="of:=-1.67/1000*((40/3.6)^2)/((275-[.C9])/1000)" office:value-type="float" office:value="-0.741849883150264">
            <text:p>-0,7418498832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table:formula="of:=-8.5+[.F10]" office:value-type="float" office:value="-7.6">
            <text:p>-7,6</text:p>
          </table:table-cell>
          <table:table-cell office:value-type="float" office:value="10.5428182516789">
            <text:p>10,5428182517</text:p>
          </table:table-cell>
          <table:table-cell table:formula="of:=-1.67/1000*((80/3.6)^2)/((275-[.A10])/1000)" office:value-type="float" office:value="-2.91822844311639">
            <text:p>-2,9182284431</text:p>
          </table:table-cell>
          <table:table-cell table:formula="of:=-1.67/1000*((120/3.6)^2)/((275-[.B10])/1000)" office:value-type="float" office:value="-7.01646876552384">
            <text:p>-7,0164687655</text:p>
          </table:table-cell>
          <table:table-cell table:formula="of:=-1.67/1000*((40/3.6)^2)/((275-[.C10])/1000)" office:value-type="float" office:value="-0.741847127700628">
            <text:p>-0,7418471277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table:formula="of:=-8.5+[.F11]" office:value-type="float" office:value="-7.5">
            <text:p>-7,5</text:p>
          </table:table-cell>
          <table:table-cell office:value-type="float" office:value="10.1374835009439">
            <text:p>10,1374835009</text:p>
          </table:table-cell>
          <table:table-cell table:formula="of:=-1.67/1000*((80/3.6)^2)/((275-[.A11])/1000)" office:value-type="float" office:value="-2.91926144433519">
            <text:p>-2,9192614443</text:p>
          </table:table-cell>
          <table:table-cell table:formula="of:=-1.67/1000*((120/3.6)^2)/((275-[.B11])/1000)" office:value-type="float" office:value="-7.00573104900696">
            <text:p>-7,005731049</text:p>
          </table:table-cell>
          <table:table-cell table:formula="of:=-1.67/1000*((40/3.6)^2)/((275-[.C11])/1000)" office:value-type="float" office:value="-0.741844370320722">
            <text:p>-0,741844370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-8.5+[.F12]" office:value-type="float" office:value="-7.4">
            <text:p>-7,4</text:p>
          </table:table-cell>
          <table:table-cell office:value-type="float" office:value="9.51877655945043">
            <text:p>9,5187765595</text:p>
          </table:table-cell>
          <table:table-cell table:formula="of:=-1.67/1000*((80/3.6)^2)/((275-[.A12])/1000)" office:value-type="float" office:value="-2.92029517714126">
            <text:p>-2,9202951771</text:p>
          </table:table-cell>
          <table:table-cell table:formula="of:=-1.67/1000*((120/3.6)^2)/((275-[.B12])/1000)" office:value-type="float" office:value="-6.98940411494329">
            <text:p>-6,9894041149</text:p>
          </table:table-cell>
          <table:table-cell table:formula="of:=-1.67/1000*((40/3.6)^2)/((275-[.C12])/1000)" office:value-type="float" office:value="-0.741841611008516">
            <text:p>-0,741841611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table:formula="of:=-8.5+[.F13]" office:value-type="float" office:value="-7.3">
            <text:p>-7,3</text:p>
          </table:table-cell>
          <table:table-cell office:value-type="float" office:value="9.17906177941164">
            <text:p>9,1790617794</text:p>
          </table:table-cell>
          <table:table-cell table:formula="of:=-1.67/1000*((80/3.6)^2)/((275-[.A13])/1000)" office:value-type="float" office:value="-2.92132964231205">
            <text:p>-2,9213296423</text:p>
          </table:table-cell>
          <table:table-cell table:formula="of:=-1.67/1000*((120/3.6)^2)/((275-[.B13])/1000)" office:value-type="float" office:value="-6.98047177162449">
            <text:p>-6,9804717716</text:p>
          </table:table-cell>
          <table:table-cell table:formula="of:=-1.67/1000*((40/3.6)^2)/((275-[.C13])/1000)" office:value-type="float" office:value="-0.74183884976198">
            <text:p>-0,7418388498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table:formula="of:=-8.5+[.F14]" office:value-type="float" office:value="-7.2">
            <text:p>-7,2</text:p>
          </table:table-cell>
          <table:table-cell office:value-type="float" office:value="8.81896538297868">
            <text:p>8,818965383</text:p>
          </table:table-cell>
          <table:table-cell table:formula="of:=-1.67/1000*((80/3.6)^2)/((275-[.A14])/1000)" office:value-type="float" office:value="-2.92236484062612">
            <text:p>-2,9223648406</text:p>
          </table:table-cell>
          <table:table-cell table:formula="of:=-1.67/1000*((120/3.6)^2)/((275-[.B14])/1000)" office:value-type="float" office:value="-6.97102841389624">
            <text:p>-6,9710284139</text:p>
          </table:table-cell>
          <table:table-cell table:formula="of:=-1.67/1000*((40/3.6)^2)/((275-[.C14])/1000)" office:value-type="float" office:value="-0.741836086579078">
            <text:p>-0,7418360866</text:p>
          </table:table-cell>
          <table:table-cell office:value-type="float" office:value="1.3">
            <text:p>1,3</text:p>
          </table:table-cell>
        </table:table-row>
        <table:table-row table:style-name="ro1">
          <table:table-cell table:formula="of:=-8.5+[.F15]" office:value-type="float" office:value="-7.1">
            <text:p>-7,1</text:p>
          </table:table-cell>
          <table:table-cell office:value-type="float" office:value="8.40208097592322">
            <text:p>8,4020809759</text:p>
          </table:table-cell>
          <table:table-cell table:formula="of:=-1.67/1000*((80/3.6)^2)/((275-[.A15])/1000)" office:value-type="float" office:value="-2.92340077286314">
            <text:p>-2,9234007729</text:p>
          </table:table-cell>
          <table:table-cell table:formula="of:=-1.67/1000*((120/3.6)^2)/((275-[.B15])/1000)" office:value-type="float" office:value="-6.96012767972123">
            <text:p>-6,9601276797</text:p>
          </table:table-cell>
          <table:table-cell table:formula="of:=-1.67/1000*((40/3.6)^2)/((275-[.C15])/1000)" office:value-type="float" office:value="-0.741833321457773">
            <text:p>-0,7418333215</text:p>
          </table:table-cell>
          <table:table-cell office:value-type="float" office:value="1.4">
            <text:p>1,4</text:p>
          </table:table-cell>
        </table:table-row>
        <table:table-row table:style-name="ro1">
          <table:table-cell table:formula="of:=-8.5+[.F16]" office:value-type="float" office:value="-7">
            <text:p>-7</text:p>
          </table:table-cell>
          <table:table-cell office:value-type="float" office:value="8.05415502335001">
            <text:p>8,0541550234</text:p>
          </table:table-cell>
          <table:table-cell table:formula="of:=-1.67/1000*((80/3.6)^2)/((275-[.A16])/1000)" office:value-type="float" office:value="-2.92443743980387">
            <text:p>-2,9244374398</text:p>
          </table:table-cell>
          <table:table-cell table:formula="of:=-1.67/1000*((120/3.6)^2)/((275-[.B16])/1000)" office:value-type="float" office:value="-6.95105614293365">
            <text:p>-6,9510561429</text:p>
          </table:table-cell>
          <table:table-cell table:formula="of:=-1.67/1000*((40/3.6)^2)/((275-[.C16])/1000)" office:value-type="float" office:value="-0.741830554396024">
            <text:p>-0,7418305544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table:formula="of:=-8.5+[.F17]" office:value-type="float" office:value="-6.9">
            <text:p>-6,9</text:p>
          </table:table-cell>
          <table:table-cell office:value-type="float" office:value="7.64229380266638">
            <text:p>7,6422938027</text:p>
          </table:table-cell>
          <table:table-cell table:formula="of:=-1.67/1000*((80/3.6)^2)/((275-[.A17])/1000)" office:value-type="float" office:value="-2.92547484223019">
            <text:p>-2,9254748422</text:p>
          </table:table-cell>
          <table:table-cell table:formula="of:=-1.67/1000*((120/3.6)^2)/((275-[.B17])/1000)" office:value-type="float" office:value="-6.94034812741097">
            <text:p>-6,9403481274</text:p>
          </table:table-cell>
          <table:table-cell table:formula="of:=-1.67/1000*((40/3.6)^2)/((275-[.C17])/1000)" office:value-type="float" office:value="-0.741827785391788">
            <text:p>-0,7418277854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table:formula="of:=-8.5+[.F18]" office:value-type="float" office:value="-6.8">
            <text:p>-6,8</text:p>
          </table:table-cell>
          <table:table-cell office:value-type="float" office:value="7.37804902947577">
            <text:p>7,3780490295</text:p>
          </table:table-cell>
          <table:table-cell table:formula="of:=-1.67/1000*((80/3.6)^2)/((275-[.A18])/1000)" office:value-type="float" office:value="-2.92651298092509">
            <text:p>-2,9265129809</text:p>
          </table:table-cell>
          <table:table-cell table:formula="of:=-1.67/1000*((120/3.6)^2)/((275-[.B18])/1000)" office:value-type="float" office:value="-6.93349536099872">
            <text:p>-6,933495361</text:p>
          </table:table-cell>
          <table:table-cell table:formula="of:=-1.67/1000*((40/3.6)^2)/((275-[.C18])/1000)" office:value-type="float" office:value="-0.741825014443019">
            <text:p>-0,7418250144</text:p>
          </table:table-cell>
          <table:table-cell office:value-type="float" office:value="1.7">
            <text:p>1,7</text:p>
          </table:table-cell>
        </table:table-row>
        <table:table-row table:style-name="ro1">
          <table:table-cell table:formula="of:=-8.5+[.F19]" office:value-type="float" office:value="-6.7">
            <text:p>-6,7</text:p>
          </table:table-cell>
          <table:table-cell office:value-type="float" office:value="7.07569209310833">
            <text:p>7,0756920931</text:p>
          </table:table-cell>
          <table:table-cell table:formula="of:=-1.67/1000*((80/3.6)^2)/((275-[.A19])/1000)" office:value-type="float" office:value="-2.92755185667267">
            <text:p>-2,9275518567</text:p>
          </table:table-cell>
          <table:table-cell table:formula="of:=-1.67/1000*((120/3.6)^2)/((275-[.B19])/1000)" office:value-type="float" office:value="-6.92567079878543">
            <text:p>-6,9256707988</text:p>
          </table:table-cell>
          <table:table-cell table:formula="of:=-1.67/1000*((40/3.6)^2)/((275-[.C19])/1000)" office:value-type="float" office:value="-0.741822241547669">
            <text:p>-0,7418222415</text:p>
          </table:table-cell>
          <table:table-cell office:value-type="float" office:value="1.8">
            <text:p>1,8</text:p>
          </table:table-cell>
        </table:table-row>
        <table:table-row table:style-name="ro1">
          <table:table-cell table:formula="of:=-8.5+[.F20]" office:value-type="float" office:value="-6.6">
            <text:p>-6,6</text:p>
          </table:table-cell>
          <table:table-cell office:value-type="float" office:value="6.7922642783502">
            <text:p>6,7922642784</text:p>
          </table:table-cell>
          <table:table-cell table:formula="of:=-1.67/1000*((80/3.6)^2)/((275-[.A20])/1000)" office:value-type="float" office:value="-2.92859147025814">
            <text:p>-2,9285914703</text:p>
          </table:table-cell>
          <table:table-cell table:formula="of:=-1.67/1000*((120/3.6)^2)/((275-[.B20])/1000)" office:value-type="float" office:value="-6.91835211450158">
            <text:p>-6,9183521145</text:p>
          </table:table-cell>
          <table:table-cell table:formula="of:=-1.67/1000*((40/3.6)^2)/((275-[.C20])/1000)" office:value-type="float" office:value="-0.741819466703683">
            <text:p>-0,7418194667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 table:formula="of:=-8.5+[.F21]" office:value-type="float" office:value="-6.5">
            <text:p>-6,5</text:p>
          </table:table-cell>
          <table:table-cell office:value-type="float" office:value="6.52995255667304">
            <text:p>6,5299525567</text:p>
          </table:table-cell>
          <table:table-cell table:formula="of:=-1.67/1000*((80/3.6)^2)/((275-[.A21])/1000)" office:value-type="float" office:value="-2.92963182246782">
            <text:p>-2,9296318225</text:p>
          </table:table-cell>
          <table:table-cell table:formula="of:=-1.67/1000*((120/3.6)^2)/((275-[.B21])/1000)" office:value-type="float" office:value="-6.91159245966631">
            <text:p>-6,9115924597</text:p>
          </table:table-cell>
          <table:table-cell table:formula="of:=-1.67/1000*((40/3.6)^2)/((275-[.C21])/1000)" office:value-type="float" office:value="-0.74181668990901">
            <text:p>-0,7418166899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-8.5+[.F22]" office:value-type="float" office:value="-6.4">
            <text:p>-6,4</text:p>
          </table:table-cell>
          <table:table-cell office:value-type="float" office:value="6.27833678874649">
            <text:p>6,2783367887</text:p>
          </table:table-cell>
          <table:table-cell table:formula="of:=-1.67/1000*((80/3.6)^2)/((275-[.A22])/1000)" office:value-type="float" office:value="-2.93067291408917">
            <text:p>-2,9306729141</text:p>
          </table:table-cell>
          <table:table-cell table:formula="of:=-1.67/1000*((120/3.6)^2)/((275-[.B22])/1000)" office:value-type="float" office:value="-6.90512083537093">
            <text:p>-6,9051208354</text:p>
          </table:table-cell>
          <table:table-cell table:formula="of:=-1.67/1000*((40/3.6)^2)/((275-[.C22])/1000)" office:value-type="float" office:value="-0.741813911161589">
            <text:p>-0,7418139112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table:formula="of:=-8.5+[.F23]" office:value-type="float" office:value="-6.3">
            <text:p>-6,3</text:p>
          </table:table-cell>
          <table:table-cell office:value-type="float" office:value="5.99034531026372">
            <text:p>5,9903453103</text:p>
          </table:table-cell>
          <table:table-cell table:formula="of:=-1.67/1000*((80/3.6)^2)/((275-[.A23])/1000)" office:value-type="float" office:value="-2.93171474591074">
            <text:p>-2,9317147459</text:p>
          </table:table-cell>
          <table:table-cell table:formula="of:=-1.67/1000*((120/3.6)^2)/((275-[.B23])/1000)" office:value-type="float" office:value="-6.89772847630941">
            <text:p>-6,8977284763</text:p>
          </table:table-cell>
          <table:table-cell table:formula="of:=-1.67/1000*((40/3.6)^2)/((275-[.C23])/1000)" office:value-type="float" office:value="-0.741811130459361">
            <text:p>-0,7418111305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table:formula="of:=-8.5+[.F24]" office:value-type="float" office:value="-6.2">
            <text:p>-6,2</text:p>
          </table:table-cell>
          <table:table-cell office:value-type="float" office:value="5.82911259040183">
            <text:p>5,8291125904</text:p>
          </table:table-cell>
          <table:table-cell table:formula="of:=-1.67/1000*((80/3.6)^2)/((275-[.A24])/1000)" office:value-type="float" office:value="-2.93275731872223">
            <text:p>-2,9327573187</text:p>
          </table:table-cell>
          <table:table-cell table:formula="of:=-1.67/1000*((120/3.6)^2)/((275-[.B24])/1000)" office:value-type="float" office:value="-6.89359675339611">
            <text:p>-6,8935967534</text:p>
          </table:table-cell>
          <table:table-cell table:formula="of:=-1.67/1000*((40/3.6)^2)/((275-[.C24])/1000)" office:value-type="float" office:value="-0.741808347800263">
            <text:p>-0,7418083478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table:formula="of:=-8.5+[.F25]" office:value-type="float" office:value="-6.1">
            <text:p>-6,1</text:p>
          </table:table-cell>
          <table:table-cell office:value-type="float" office:value="5.54690573762257">
            <text:p>5,5469057376</text:p>
          </table:table-cell>
          <table:table-cell table:formula="of:=-1.67/1000*((80/3.6)^2)/((275-[.A25])/1000)" office:value-type="float" office:value="-2.93380063331445">
            <text:p>-2,9338006333</text:p>
          </table:table-cell>
          <table:table-cell table:formula="of:=-1.67/1000*((120/3.6)^2)/((275-[.B25])/1000)" office:value-type="float" office:value="-6.88637686880198">
            <text:p>-6,8863768688</text:p>
          </table:table-cell>
          <table:table-cell table:formula="of:=-1.67/1000*((40/3.6)^2)/((275-[.C25])/1000)" office:value-type="float" office:value="-0.741805563182228">
            <text:p>-0,7418055632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table:formula="of:=-8.5+[.F26]" office:value-type="float" office:value="-6">
            <text:p>-6</text:p>
          </table:table-cell>
          <table:table-cell office:value-type="float" office:value="5.32569684911077">
            <text:p>5,3256968491</text:p>
          </table:table-cell>
          <table:table-cell table:formula="of:=-1.67/1000*((80/3.6)^2)/((275-[.A26])/1000)" office:value-type="float" office:value="-2.93484469047933">
            <text:p>-2,9348446905</text:p>
          </table:table-cell>
          <table:table-cell table:formula="of:=-1.67/1000*((120/3.6)^2)/((275-[.B26])/1000)" office:value-type="float" office:value="-6.8807281000642">
            <text:p>-6,8807281001</text:p>
          </table:table-cell>
          <table:table-cell table:formula="of:=-1.67/1000*((40/3.6)^2)/((275-[.C26])/1000)" office:value-type="float" office:value="-0.741802776603186">
            <text:p>-0,7418027766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table:formula="of:=-8.5+[.F27]" office:value-type="float" office:value="-5.9">
            <text:p>-5,9</text:p>
          </table:table-cell>
          <table:table-cell office:value-type="float" office:value="5.10255120927101">
            <text:p>5,1025512093</text:p>
          </table:table-cell>
          <table:table-cell table:formula="of:=-1.67/1000*((80/3.6)^2)/((275-[.A27])/1000)" office:value-type="float" office:value="-2.93588949100994">
            <text:p>-2,935889491</text:p>
          </table:table-cell>
          <table:table-cell table:formula="of:=-1.67/1000*((120/3.6)^2)/((275-[.B27])/1000)" office:value-type="float" office:value="-6.87503925609279">
            <text:p>-6,8750392561</text:p>
          </table:table-cell>
          <table:table-cell table:formula="of:=-1.67/1000*((40/3.6)^2)/((275-[.C27])/1000)" office:value-type="float" office:value="-0.741799988061065">
            <text:p>-0,7417999881</text:p>
          </table:table-cell>
          <table:table-cell office:value-type="float" office:value="2.6">
            <text:p>2,6</text:p>
          </table:table-cell>
        </table:table-row>
        <table:table-row table:style-name="ro1">
          <table:table-cell table:formula="of:=-8.5+[.F28]" office:value-type="float" office:value="-5.8">
            <text:p>-5,8</text:p>
          </table:table-cell>
          <table:table-cell office:value-type="float" office:value="4.94635483099533">
            <text:p>4,946354831</text:p>
          </table:table-cell>
          <table:table-cell table:formula="of:=-1.67/1000*((80/3.6)^2)/((275-[.A28])/1000)" office:value-type="float" office:value="-2.93693503570047">
            <text:p>-2,9369350357</text:p>
          </table:table-cell>
          <table:table-cell table:formula="of:=-1.67/1000*((120/3.6)^2)/((275-[.B28])/1000)" office:value-type="float" office:value="-6.87106280085319">
            <text:p>-6,8710628009</text:p>
          </table:table-cell>
          <table:table-cell table:formula="of:=-1.67/1000*((40/3.6)^2)/((275-[.C28])/1000)" office:value-type="float" office:value="-0.741797197553791">
            <text:p>-0,7417971976</text:p>
          </table:table-cell>
          <table:table-cell office:value-type="float" office:value="2.7">
            <text:p>2,7</text:p>
          </table:table-cell>
        </table:table-row>
        <table:table-row table:style-name="ro1">
          <table:table-cell table:formula="of:=-8.5+[.F29]" office:value-type="float" office:value="-5.7">
            <text:p>-5,7</text:p>
          </table:table-cell>
          <table:table-cell office:value-type="float" office:value="4.77938180927179">
            <text:p>4,7793818093</text:p>
          </table:table-cell>
          <table:table-cell table:formula="of:=-1.67/1000*((80/3.6)^2)/((275-[.A29])/1000)" office:value-type="float" office:value="-2.93798132534625">
            <text:p>-2,9379813253</text:p>
          </table:table-cell>
          <table:table-cell table:formula="of:=-1.67/1000*((120/3.6)^2)/((275-[.B29])/1000)" office:value-type="float" office:value="-6.86681707702208">
            <text:p>-6,866817077</text:p>
          </table:table-cell>
          <table:table-cell table:formula="of:=-1.67/1000*((40/3.6)^2)/((275-[.C29])/1000)" office:value-type="float" office:value="-0.741794405079286">
            <text:p>-0,7417944051</text:p>
          </table:table-cell>
          <table:table-cell office:value-type="float" office:value="2.8">
            <text:p>2,8</text:p>
          </table:table-cell>
        </table:table-row>
        <table:table-row table:style-name="ro1">
          <table:table-cell table:formula="of:=-8.5+[.F30]" office:value-type="float" office:value="-5.6">
            <text:p>-5,6</text:p>
          </table:table-cell>
          <table:table-cell office:value-type="float" office:value="4.63819063302441">
            <text:p>4,638190633</text:p>
          </table:table-cell>
          <table:table-cell table:formula="of:=-1.67/1000*((80/3.6)^2)/((275-[.A30])/1000)" office:value-type="float" office:value="-2.93902836074373">
            <text:p>-2,9390283607</text:p>
          </table:table-cell>
          <table:table-cell table:formula="of:=-1.67/1000*((120/3.6)^2)/((275-[.B30])/1000)" office:value-type="float" office:value="-6.86323101587517">
            <text:p>-6,8632310159</text:p>
          </table:table-cell>
          <table:table-cell table:formula="of:=-1.67/1000*((40/3.6)^2)/((275-[.C30])/1000)" office:value-type="float" office:value="-0.741791610635467">
            <text:p>-0,7417916106</text:p>
          </table:table-cell>
          <table:table-cell office:value-type="float" office:value="2.9">
            <text:p>2,9</text:p>
          </table:table-cell>
        </table:table-row>
        <table:table-row table:style-name="ro1">
          <table:table-cell table:formula="of:=-8.5+[.F31]" office:value-type="float" office:value="-5.5">
            <text:p>-5,5</text:p>
          </table:table-cell>
          <table:table-cell office:value-type="float" office:value="4.40184211441064">
            <text:p>4,4018421144</text:p>
          </table:table-cell>
          <table:table-cell table:formula="of:=-1.67/1000*((80/3.6)^2)/((275-[.A31])/1000)" office:value-type="float" office:value="-2.94007614269052">
            <text:p>-2,9400761427</text:p>
          </table:table-cell>
          <table:table-cell table:formula="of:=-1.67/1000*((120/3.6)^2)/((275-[.B31])/1000)" office:value-type="float" office:value="-6.85723646478073">
            <text:p>-6,8572364648</text:p>
          </table:table-cell>
          <table:table-cell table:formula="of:=-1.67/1000*((40/3.6)^2)/((275-[.C31])/1000)" office:value-type="float" office:value="-0.741788814220251">
            <text:p>-0,741788814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-8.5+[.F32]" office:value-type="float" office:value="-5.4">
            <text:p>-5,4</text:p>
          </table:table-cell>
          <table:table-cell office:value-type="float" office:value="4.22953556719077">
            <text:p>4,2295355672</text:p>
          </table:table-cell>
          <table:table-cell table:formula="of:=-1.67/1000*((80/3.6)^2)/((275-[.A32])/1000)" office:value-type="float" office:value="-2.94112467198535">
            <text:p>-2,941124672</text:p>
          </table:table-cell>
          <table:table-cell table:formula="of:=-1.67/1000*((120/3.6)^2)/((275-[.B32])/1000)" office:value-type="float" office:value="-6.85287281772937">
            <text:p>-6,8528728177</text:p>
          </table:table-cell>
          <table:table-cell table:formula="of:=-1.67/1000*((40/3.6)^2)/((275-[.C32])/1000)" office:value-type="float" office:value="-0.741786015831552">
            <text:p>-0,7417860158</text:p>
          </table:table-cell>
          <table:table-cell office:value-type="float" office:value="3.1">
            <text:p>3,1</text:p>
          </table:table-cell>
        </table:table-row>
        <table:table-row table:style-name="ro1">
          <table:table-cell table:formula="of:=-8.5+[.F33]" office:value-type="float" office:value="-5.3">
            <text:p>-5,3</text:p>
          </table:table-cell>
          <table:table-cell office:value-type="float" office:value="4.13497245841757">
            <text:p>4,1349724584</text:p>
          </table:table-cell>
          <table:table-cell table:formula="of:=-1.67/1000*((80/3.6)^2)/((275-[.A33])/1000)" office:value-type="float" office:value="-2.94217394942808">
            <text:p>-2,9421739494</text:p>
          </table:table-cell>
          <table:table-cell table:formula="of:=-1.67/1000*((120/3.6)^2)/((275-[.B33])/1000)" office:value-type="float" office:value="-6.85048037539913">
            <text:p>-6,8504803754</text:p>
          </table:table-cell>
          <table:table-cell table:formula="of:=-1.67/1000*((40/3.6)^2)/((275-[.C33])/1000)" office:value-type="float" office:value="-0.74178321546728">
            <text:p>-0,7417832155</text:p>
          </table:table-cell>
          <table:table-cell office:value-type="float" office:value="3.2">
            <text:p>3,2</text:p>
          </table:table-cell>
        </table:table-row>
        <table:table-row table:style-name="ro1">
          <table:table-cell table:formula="of:=-8.5+[.F34]" office:value-type="float" office:value="-5.2">
            <text:p>-5,2</text:p>
          </table:table-cell>
          <table:table-cell office:value-type="float" office:value="3.96793524656862">
            <text:p>3,9679352466</text:p>
          </table:table-cell>
          <table:table-cell table:formula="of:=-1.67/1000*((80/3.6)^2)/((275-[.A34])/1000)" office:value-type="float" office:value="-2.94322397581974">
            <text:p>-2,9432239758</text:p>
          </table:table-cell>
          <table:table-cell table:formula="of:=-1.67/1000*((120/3.6)^2)/((275-[.B34])/1000)" office:value-type="float" office:value="-6.84625842054381">
            <text:p>-6,8462584205</text:p>
          </table:table-cell>
          <table:table-cell table:formula="of:=-1.67/1000*((40/3.6)^2)/((275-[.C34])/1000)" office:value-type="float" office:value="-0.741780413125341">
            <text:p>-0,7417804131</text:p>
          </table:table-cell>
          <table:table-cell office:value-type="float" office:value="3.3">
            <text:p>3,3</text:p>
          </table:table-cell>
        </table:table-row>
        <table:table-row table:style-name="ro1">
          <table:table-cell table:formula="of:=-8.5+[.F35]" office:value-type="float" office:value="-5.1">
            <text:p>-5,1</text:p>
          </table:table-cell>
          <table:table-cell office:value-type="float" office:value="3.79328888506187">
            <text:p>3,7932888851</text:p>
          </table:table-cell>
          <table:table-cell table:formula="of:=-1.67/1000*((80/3.6)^2)/((275-[.A35])/1000)" office:value-type="float" office:value="-2.94427475196248">
            <text:p>-2,944274752</text:p>
          </table:table-cell>
          <table:table-cell table:formula="of:=-1.67/1000*((120/3.6)^2)/((275-[.B35])/1000)" office:value-type="float" office:value="-6.84184970175449">
            <text:p>-6,8418497018</text:p>
          </table:table-cell>
          <table:table-cell table:formula="of:=-1.67/1000*((40/3.6)^2)/((275-[.C35])/1000)" office:value-type="float" office:value="-0.741777608803641">
            <text:p>-0,7417776088</text:p>
          </table:table-cell>
          <table:table-cell office:value-type="float" office:value="3.4">
            <text:p>3,4</text:p>
          </table:table-cell>
        </table:table-row>
        <table:table-row table:style-name="ro1">
          <table:table-cell table:formula="of:=-8.5+[.F36]" office:value-type="float" office:value="-5">
            <text:p>-5</text:p>
          </table:table-cell>
          <table:table-cell office:value-type="float" office:value="3.6565671832032">
            <text:p>3,6565671832</text:p>
          </table:table-cell>
          <table:table-cell table:formula="of:=-1.67/1000*((80/3.6)^2)/((275-[.A36])/1000)" office:value-type="float" office:value="-2.94532627865961">
            <text:p>-2,9453262787</text:p>
          </table:table-cell>
          <table:table-cell table:formula="of:=-1.67/1000*((120/3.6)^2)/((275-[.B36])/1000)" office:value-type="float" office:value="-6.83840230181054">
            <text:p>-6,8384023018</text:p>
          </table:table-cell>
          <table:table-cell table:formula="of:=-1.67/1000*((40/3.6)^2)/((275-[.C36])/1000)" office:value-type="float" office:value="-0.741774802500079">
            <text:p>-0,7417748025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table:formula="of:=-8.5+[.F37]" office:value-type="float" office:value="-4.9">
            <text:p>-4,9</text:p>
          </table:table-cell>
          <table:table-cell office:value-type="float" office:value="3.54834181096904">
            <text:p>3,548341811</text:p>
          </table:table-cell>
          <table:table-cell table:formula="of:=-1.67/1000*((80/3.6)^2)/((275-[.A37])/1000)" office:value-type="float" office:value="-2.94637855671558">
            <text:p>-2,9463785567</text:p>
          </table:table-cell>
          <table:table-cell table:formula="of:=-1.67/1000*((120/3.6)^2)/((275-[.B37])/1000)" office:value-type="float" office:value="-6.83567589137142">
            <text:p>-6,8356758914</text:p>
          </table:table-cell>
          <table:table-cell table:formula="of:=-1.67/1000*((40/3.6)^2)/((275-[.C37])/1000)" office:value-type="float" office:value="-0.741771994212556">
            <text:p>-0,7417719942</text:p>
          </table:table-cell>
          <table:table-cell office:value-type="float" office:value="3.6">
            <text:p>3,6</text:p>
          </table:table-cell>
        </table:table-row>
        <table:table-row table:style-name="ro1">
          <table:table-cell table:formula="of:=-8.5+[.F38]" office:value-type="float" office:value="-4.8">
            <text:p>-4,8</text:p>
          </table:table-cell>
          <table:table-cell office:value-type="float" office:value="3.42790127942338">
            <text:p>3,4279012794</text:p>
          </table:table-cell>
          <table:table-cell table:formula="of:=-1.67/1000*((80/3.6)^2)/((275-[.A38])/1000)" office:value-type="float" office:value="-2.94743158693599">
            <text:p>-2,9474315869</text:p>
          </table:table-cell>
          <table:table-cell table:formula="of:=-1.67/1000*((120/3.6)^2)/((275-[.B38])/1000)" office:value-type="float" office:value="-6.83264431175883">
            <text:p>-6,8326443118</text:p>
          </table:table-cell>
          <table:table-cell table:formula="of:=-1.67/1000*((40/3.6)^2)/((275-[.C38])/1000)" office:value-type="float" office:value="-0.741769183938965">
            <text:p>-0,7417691839</text:p>
          </table:table-cell>
          <table:table-cell office:value-type="float" office:value="3.7">
            <text:p>3,7</text:p>
          </table:table-cell>
        </table:table-row>
        <table:table-row table:style-name="ro1">
          <table:table-cell table:formula="of:=-8.5+[.F39]" office:value-type="float" office:value="-4.7">
            <text:p>-4,7</text:p>
          </table:table-cell>
          <table:table-cell office:value-type="float" office:value="3.32236782255478">
            <text:p>3,3223678226</text:p>
          </table:table-cell>
          <table:table-cell table:formula="of:=-1.67/1000*((80/3.6)^2)/((275-[.A39])/1000)" office:value-type="float" office:value="-2.94848537012761">
            <text:p>-2,9484853701</text:p>
          </table:table-cell>
          <table:table-cell table:formula="of:=-1.67/1000*((120/3.6)^2)/((275-[.B39])/1000)" office:value-type="float" office:value="-6.82999016401765">
            <text:p>-6,829990164</text:p>
          </table:table-cell>
          <table:table-cell table:formula="of:=-1.67/1000*((40/3.6)^2)/((275-[.C39])/1000)" office:value-type="float" office:value="-0.7417663716772">
            <text:p>-0,7417663717</text:p>
          </table:table-cell>
          <table:table-cell office:value-type="float" office:value="3.8">
            <text:p>3,8</text:p>
          </table:table-cell>
        </table:table-row>
        <table:table-row table:style-name="ro1">
          <table:table-cell table:formula="of:=-8.5+[.F40]" office:value-type="float" office:value="-4.6">
            <text:p>-4,6</text:p>
          </table:table-cell>
          <table:table-cell office:value-type="float" office:value="3.1973697451485">
            <text:p>3,1973697451</text:p>
          </table:table-cell>
          <table:table-cell table:formula="of:=-1.67/1000*((80/3.6)^2)/((275-[.A40])/1000)" office:value-type="float" office:value="-2.94953990709832">
            <text:p>-2,9495399071</text:p>
          </table:table-cell>
          <table:table-cell table:formula="of:=-1.67/1000*((120/3.6)^2)/((275-[.B40])/1000)" office:value-type="float" office:value="-6.82684915085525">
            <text:p>-6,8268491509</text:p>
          </table:table-cell>
          <table:table-cell table:formula="of:=-1.67/1000*((40/3.6)^2)/((275-[.C40])/1000)" office:value-type="float" office:value="-0.741763557425149">
            <text:p>-0,7417635574</text:p>
          </table:table-cell>
          <table:table-cell office:value-type="float" office:value="3.9">
            <text:p>3,9</text:p>
          </table:table-cell>
        </table:table-row>
        <table:table-row table:style-name="ro1">
          <table:table-cell table:formula="of:=-8.5+[.F41]" office:value-type="float" office:value="-4.5">
            <text:p>-4,5</text:p>
          </table:table-cell>
          <table:table-cell office:value-type="float" office:value="3.07342909334429">
            <text:p>3,0734290933</text:p>
          </table:table-cell>
          <table:table-cell table:formula="of:=-1.67/1000*((80/3.6)^2)/((275-[.A41])/1000)" office:value-type="float" office:value="-2.95059519865721">
            <text:p>-2,9505951987</text:p>
          </table:table-cell>
          <table:table-cell table:formula="of:=-1.67/1000*((120/3.6)^2)/((275-[.B41])/1000)" office:value-type="float" office:value="-6.82373756035968">
            <text:p>-6,8237375604</text:p>
          </table:table-cell>
          <table:table-cell table:formula="of:=-1.67/1000*((40/3.6)^2)/((275-[.C41])/1000)" office:value-type="float" office:value="-0.7417607411807">
            <text:p>-0,741760741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-8.5+[.F42]" office:value-type="float" office:value="-4.4">
            <text:p>-4,4</text:p>
          </table:table-cell>
          <table:table-cell office:value-type="float" office:value="2.97205570304071">
            <text:p>2,972055703</text:p>
          </table:table-cell>
          <table:table-cell table:formula="of:=-1.67/1000*((80/3.6)^2)/((275-[.A42])/1000)" office:value-type="float" office:value="-2.9516512456145">
            <text:p>-2,9516512456</text:p>
          </table:table-cell>
          <table:table-cell table:formula="of:=-1.67/1000*((120/3.6)^2)/((275-[.B42])/1000)" office:value-type="float" office:value="-6.82119463995191">
            <text:p>-6,82119464</text:p>
          </table:table-cell>
          <table:table-cell table:formula="of:=-1.67/1000*((40/3.6)^2)/((275-[.C42])/1000)" office:value-type="float" office:value="-0.741757922941736">
            <text:p>-0,7417579229</text:p>
          </table:table-cell>
          <table:table-cell office:value-type="float" office:value="4.1">
            <text:p>4,1</text:p>
          </table:table-cell>
        </table:table-row>
        <table:table-row table:style-name="ro1">
          <table:table-cell table:formula="of:=-8.5+[.F43]" office:value-type="float" office:value="-4.3">
            <text:p>-4,3</text:p>
          </table:table-cell>
          <table:table-cell office:value-type="float" office:value="2.84817104789785">
            <text:p>2,8481710479</text:p>
          </table:table-cell>
          <table:table-cell table:formula="of:=-1.67/1000*((80/3.6)^2)/((275-[.A43])/1000)" office:value-type="float" office:value="-2.95270804878157">
            <text:p>-2,9527080488</text:p>
          </table:table-cell>
          <table:table-cell table:formula="of:=-1.67/1000*((120/3.6)^2)/((275-[.B43])/1000)" office:value-type="float" office:value="-6.81808960351366">
            <text:p>-6,8180896035</text:p>
          </table:table-cell>
          <table:table-cell table:formula="of:=-1.67/1000*((40/3.6)^2)/((275-[.C43])/1000)" office:value-type="float" office:value="-0.741755102706137">
            <text:p>-0,7417551027</text:p>
          </table:table-cell>
          <table:table-cell office:value-type="float" office:value="4.2">
            <text:p>4,2</text:p>
          </table:table-cell>
        </table:table-row>
        <table:table-row table:style-name="ro1">
          <table:table-cell table:formula="of:=-8.5+[.F44]" office:value-type="float" office:value="-4.2">
            <text:p>-4,2</text:p>
          </table:table-cell>
          <table:table-cell office:value-type="float" office:value="2.7123789306619">
            <text:p>2,7123789307</text:p>
          </table:table-cell>
          <table:table-cell table:formula="of:=-1.67/1000*((80/3.6)^2)/((275-[.A44])/1000)" office:value-type="float" office:value="-2.95376560897096">
            <text:p>-2,953765609</text:p>
          </table:table-cell>
          <table:table-cell table:formula="of:=-1.67/1000*((120/3.6)^2)/((275-[.B44])/1000)" office:value-type="float" office:value="-6.81468936512188">
            <text:p>-6,8146893651</text:p>
          </table:table-cell>
          <table:table-cell table:formula="of:=-1.67/1000*((40/3.6)^2)/((275-[.C44])/1000)" office:value-type="float" office:value="-0.74175228047178">
            <text:p>-0,7417522805</text:p>
          </table:table-cell>
          <table:table-cell office:value-type="float" office:value="4.3">
            <text:p>4,3</text:p>
          </table:table-cell>
        </table:table-row>
        <table:table-row table:style-name="ro1">
          <table:table-cell table:formula="of:=-8.5+[.F45]" office:value-type="float" office:value="-4.1">
            <text:p>-4,1</text:p>
          </table:table-cell>
          <table:table-cell office:value-type="float" office:value="2.63959300525144">
            <text:p>2,6395930053</text:p>
          </table:table-cell>
          <table:table-cell table:formula="of:=-1.67/1000*((80/3.6)^2)/((275-[.A45])/1000)" office:value-type="float" office:value="-2.95482392699639">
            <text:p>-2,954823927</text:p>
          </table:table-cell>
          <table:table-cell table:formula="of:=-1.67/1000*((120/3.6)^2)/((275-[.B45])/1000)" office:value-type="float" office:value="-6.81286819927293">
            <text:p>-6,8128681993</text:p>
          </table:table-cell>
          <table:table-cell table:formula="of:=-1.67/1000*((40/3.6)^2)/((275-[.C45])/1000)" office:value-type="float" office:value="-0.74174945623654">
            <text:p>-0,7417494562</text:p>
          </table:table-cell>
          <table:table-cell office:value-type="float" office:value="4.4">
            <text:p>4,4</text:p>
          </table:table-cell>
        </table:table-row>
        <table:table-row table:style-name="ro1">
          <table:table-cell table:formula="of:=-8.5+[.F46]" office:value-type="float" office:value="-4">
            <text:p>-4</text:p>
          </table:table-cell>
          <table:table-cell office:value-type="float" office:value="2.54521793713711">
            <text:p>2,5452179371</text:p>
          </table:table-cell>
          <table:table-cell table:formula="of:=-1.67/1000*((80/3.6)^2)/((275-[.A46])/1000)" office:value-type="float" office:value="-2.95588300367273">
            <text:p>-2,9558830037</text:p>
          </table:table-cell>
          <table:table-cell table:formula="of:=-1.67/1000*((120/3.6)^2)/((275-[.B46])/1000)" office:value-type="float" office:value="-6.81050830345649">
            <text:p>-6,8105083035</text:p>
          </table:table-cell>
          <table:table-cell table:formula="of:=-1.67/1000*((40/3.6)^2)/((275-[.C46])/1000)" office:value-type="float" office:value="-0.741746629998288">
            <text:p>-0,74174663</text:p>
          </table:table-cell>
          <table:table-cell office:value-type="float" office:value="4.5">
            <text:p>4,5</text:p>
          </table:table-cell>
        </table:table-row>
        <table:table-row table:style-name="ro1">
          <table:table-cell table:formula="of:=-8.5+[.F47]" office:value-type="float" office:value="-3.9">
            <text:p>-3,9</text:p>
          </table:table-cell>
          <table:table-cell office:value-type="float" office:value="2.42973170589348">
            <text:p>2,4297317059</text:p>
          </table:table-cell>
          <table:table-cell table:formula="of:=-1.67/1000*((80/3.6)^2)/((275-[.A47])/1000)" office:value-type="float" office:value="-2.95694283981603">
            <text:p>-2,9569428398</text:p>
          </table:table-cell>
          <table:table-cell table:formula="of:=-1.67/1000*((120/3.6)^2)/((275-[.B47])/1000)" office:value-type="float" office:value="-6.80762273584949">
            <text:p>-6,8076227358</text:p>
          </table:table-cell>
          <table:table-cell table:formula="of:=-1.67/1000*((40/3.6)^2)/((275-[.C47])/1000)" office:value-type="float" office:value="-0.741743801754894">
            <text:p>-0,7417438018</text:p>
          </table:table-cell>
          <table:table-cell office:value-type="float" office:value="4.6">
            <text:p>4,6</text:p>
          </table:table-cell>
        </table:table-row>
        <table:table-row table:style-name="ro1">
          <table:table-cell table:formula="of:=-8.5+[.F48]" office:value-type="float" office:value="-3.8">
            <text:p>-3,8</text:p>
          </table:table-cell>
          <table:table-cell office:value-type="float" office:value="2.37100155285009">
            <text:p>2,3710015529</text:p>
          </table:table-cell>
          <table:table-cell table:formula="of:=-1.67/1000*((80/3.6)^2)/((275-[.A48])/1000)" office:value-type="float" office:value="-2.95800343624351">
            <text:p>-2,9580034362</text:p>
          </table:table-cell>
          <table:table-cell table:formula="of:=-1.67/1000*((120/3.6)^2)/((275-[.B48])/1000)" office:value-type="float" office:value="-6.8061562274171">
            <text:p>-6,8061562274</text:p>
          </table:table-cell>
          <table:table-cell table:formula="of:=-1.67/1000*((40/3.6)^2)/((275-[.C48])/1000)" office:value-type="float" office:value="-0.741740971504221">
            <text:p>-0,7417409715</text:p>
          </table:table-cell>
          <table:table-cell office:value-type="float" office:value="4.7">
            <text:p>4,7</text:p>
          </table:table-cell>
        </table:table-row>
        <table:table-row table:style-name="ro1">
          <table:table-cell table:formula="of:=-8.5+[.F49]" office:value-type="float" office:value="-3.7">
            <text:p>-3,7</text:p>
          </table:table-cell>
          <table:table-cell office:value-type="float" office:value="2.28255513671789">
            <text:p>2,2825551367</text:p>
          </table:table-cell>
          <table:table-cell table:formula="of:=-1.67/1000*((80/3.6)^2)/((275-[.A49])/1000)" office:value-type="float" office:value="-2.95906479377356">
            <text:p>-2,9590647938</text:p>
          </table:table-cell>
          <table:table-cell table:formula="of:=-1.67/1000*((120/3.6)^2)/((275-[.B49])/1000)" office:value-type="float" office:value="-6.80394888741268">
            <text:p>-6,8039488874</text:p>
          </table:table-cell>
          <table:table-cell table:formula="of:=-1.67/1000*((40/3.6)^2)/((275-[.C49])/1000)" office:value-type="float" office:value="-0.741738139244132">
            <text:p>-0,7417381392</text:p>
          </table:table-cell>
          <table:table-cell office:value-type="float" office:value="4.8">
            <text:p>4,8</text:p>
          </table:table-cell>
        </table:table-row>
        <table:table-row table:style-name="ro1">
          <table:table-cell table:formula="of:=-8.5+[.F50]" office:value-type="float" office:value="-3.6">
            <text:p>-3,6</text:p>
          </table:table-cell>
          <table:table-cell office:value-type="float" office:value="2.18847922405739">
            <text:p>2,1884792241</text:p>
          </table:table-cell>
          <table:table-cell table:formula="of:=-1.67/1000*((80/3.6)^2)/((275-[.A50])/1000)" office:value-type="float" office:value="-2.96012691322574">
            <text:p>-2,9601269132</text:p>
          </table:table-cell>
          <table:table-cell table:formula="of:=-1.67/1000*((120/3.6)^2)/((275-[.B50])/1000)" office:value-type="float" office:value="-6.80160262395775">
            <text:p>-6,801602624</text:p>
          </table:table-cell>
          <table:table-cell table:formula="of:=-1.67/1000*((40/3.6)^2)/((275-[.C50])/1000)" office:value-type="float" office:value="-0.741735304972487">
            <text:p>-0,741735305</text:p>
          </table:table-cell>
          <table:table-cell office:value-type="float" office:value="4.9">
            <text:p>4,9</text:p>
          </table:table-cell>
        </table:table-row>
        <table:table-row table:style-name="ro1">
          <table:table-cell table:formula="of:=-8.5+[.F51]" office:value-type="float" office:value="-3.5">
            <text:p>-3,5</text:p>
          </table:table-cell>
          <table:table-cell office:value-type="float" office:value="2.10977443714772">
            <text:p>2,1097744371</text:p>
          </table:table-cell>
          <table:table-cell table:formula="of:=-1.67/1000*((80/3.6)^2)/((275-[.A51])/1000)" office:value-type="float" office:value="-2.96118979542079">
            <text:p>-2,9611897954</text:p>
          </table:table-cell>
          <table:table-cell table:formula="of:=-1.67/1000*((120/3.6)^2)/((275-[.B51])/1000)" office:value-type="float" office:value="-6.79964096086022">
            <text:p>-6,7996409609</text:p>
          </table:table-cell>
          <table:table-cell table:formula="of:=-1.67/1000*((40/3.6)^2)/((275-[.C51])/1000)" office:value-type="float" office:value="-0.741732468687142">
            <text:p>-0,7417324687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-8.5+[.F52]" office:value-type="float" office:value="-3.4">
            <text:p>-3,4</text:p>
          </table:table-cell>
          <table:table-cell office:value-type="float" office:value="2.03287680251711">
            <text:p>2,0328768025</text:p>
          </table:table-cell>
          <table:table-cell table:formula="of:=-1.67/1000*((80/3.6)^2)/((275-[.A52])/1000)" office:value-type="float" office:value="-2.96225344118064">
            <text:p>-2,9622534412</text:p>
          </table:table-cell>
          <table:table-cell table:formula="of:=-1.67/1000*((120/3.6)^2)/((275-[.B52])/1000)" office:value-type="float" office:value="-6.79772543235224">
            <text:p>-6,7977254324</text:p>
          </table:table-cell>
          <table:table-cell table:formula="of:=-1.67/1000*((40/3.6)^2)/((275-[.C52])/1000)" office:value-type="float" office:value="-0.74172963038595">
            <text:p>-0,7417296304</text:p>
          </table:table-cell>
          <table:table-cell office:value-type="float" office:value="5.1">
            <text:p>5,1</text:p>
          </table:table-cell>
        </table:table-row>
        <table:table-row table:style-name="ro1">
          <table:table-cell table:formula="of:=-8.5+[.F53]" office:value-type="float" office:value="-3.3">
            <text:p>-3,3</text:p>
          </table:table-cell>
          <table:table-cell office:value-type="float" office:value="1.94885344155656">
            <text:p>1,9488534416</text:p>
          </table:table-cell>
          <table:table-cell table:formula="of:=-1.67/1000*((80/3.6)^2)/((275-[.A53])/1000)" office:value-type="float" office:value="-2.96331785132839">
            <text:p>-2,9633178513</text:p>
          </table:table-cell>
          <table:table-cell table:formula="of:=-1.67/1000*((120/3.6)^2)/((275-[.B53])/1000)" office:value-type="float" office:value="-6.79563363473515">
            <text:p>-6,7956336347</text:p>
          </table:table-cell>
          <table:table-cell table:formula="of:=-1.67/1000*((40/3.6)^2)/((275-[.C53])/1000)" office:value-type="float" office:value="-0.741726790066762">
            <text:p>-0,7417267901</text:p>
          </table:table-cell>
          <table:table-cell office:value-type="float" office:value="5.2">
            <text:p>5,2</text:p>
          </table:table-cell>
        </table:table-row>
        <table:table-row table:style-name="ro1">
          <table:table-cell table:formula="of:=-8.5+[.F54]" office:value-type="float" office:value="-3.2">
            <text:p>-3,2</text:p>
          </table:table-cell>
          <table:table-cell office:value-type="float" office:value="1.88673413010869">
            <text:p>1,8867341301</text:p>
          </table:table-cell>
          <table:table-cell table:formula="of:=-1.67/1000*((80/3.6)^2)/((275-[.A54])/1000)" office:value-type="float" office:value="-2.96438302668832">
            <text:p>-2,9643830267</text:p>
          </table:table-cell>
          <table:table-cell table:formula="of:=-1.67/1000*((120/3.6)^2)/((275-[.B54])/1000)" office:value-type="float" office:value="-6.79408797535132">
            <text:p>-6,7940879754</text:p>
          </table:table-cell>
          <table:table-cell table:formula="of:=-1.67/1000*((40/3.6)^2)/((275-[.C54])/1000)" office:value-type="float" office:value="-0.741723947727423">
            <text:p>-0,7417239477</text:p>
          </table:table-cell>
          <table:table-cell office:value-type="float" office:value="5.3">
            <text:p>5,3</text:p>
          </table:table-cell>
        </table:table-row>
        <table:table-row table:style-name="ro1">
          <table:table-cell table:formula="of:=-8.5+[.F55]" office:value-type="float" office:value="-3.1">
            <text:p>-3,1</text:p>
          </table:table-cell>
          <table:table-cell office:value-type="float" office:value="1.79644134210159">
            <text:p>1,7964413421</text:p>
          </table:table-cell>
          <table:table-cell table:formula="of:=-1.67/1000*((80/3.6)^2)/((275-[.A55])/1000)" office:value-type="float" office:value="-2.96544896808591">
            <text:p>-2,9654489681</text:p>
          </table:table-cell>
          <table:table-cell table:formula="of:=-1.67/1000*((120/3.6)^2)/((275-[.B55])/1000)" office:value-type="float" office:value="-6.79184255384849">
            <text:p>-6,7918425538</text:p>
          </table:table-cell>
          <table:table-cell table:formula="of:=-1.67/1000*((40/3.6)^2)/((275-[.C55])/1000)" office:value-type="float" office:value="-0.741721103365779">
            <text:p>-0,7417211034</text:p>
          </table:table-cell>
          <table:table-cell office:value-type="float" office:value="5.4">
            <text:p>5,4</text:p>
          </table:table-cell>
        </table:table-row>
        <table:table-row table:style-name="ro1">
          <table:table-cell table:formula="of:=-8.5+[.F56]" office:value-type="float" office:value="-3">
            <text:p>-3</text:p>
          </table:table-cell>
          <table:table-cell office:value-type="float" office:value="1.72292244439377">
            <text:p>1,7229224444</text:p>
          </table:table-cell>
          <table:table-cell table:formula="of:=-1.67/1000*((80/3.6)^2)/((275-[.A56])/1000)" office:value-type="float" office:value="-2.96651567634781">
            <text:p>-2,9665156763</text:p>
          </table:table-cell>
          <table:table-cell table:formula="of:=-1.67/1000*((120/3.6)^2)/((275-[.B56])/1000)" office:value-type="float" office:value="-6.7900153651855">
            <text:p>-6,7900153652</text:p>
          </table:table-cell>
          <table:table-cell table:formula="of:=-1.67/1000*((40/3.6)^2)/((275-[.C56])/1000)" office:value-type="float" office:value="-0.74171825697967">
            <text:p>-0,741718257</text:p>
          </table:table-cell>
          <table:table-cell office:value-type="float" office:value="5.5">
            <text:p>5,5</text:p>
          </table:table-cell>
        </table:table-row>
        <table:table-row table:style-name="ro1">
          <table:table-cell table:formula="of:=-8.5+[.F57]" office:value-type="float" office:value="-2.9">
            <text:p>-2,9</text:p>
          </table:table-cell>
          <table:table-cell office:value-type="float" office:value="1.64895695258702">
            <text:p>1,6489569526</text:p>
          </table:table-cell>
          <table:table-cell table:formula="of:=-1.67/1000*((80/3.6)^2)/((275-[.A57])/1000)" office:value-type="float" office:value="-2.96758315230188">
            <text:p>-2,9675831523</text:p>
          </table:table-cell>
          <table:table-cell table:formula="of:=-1.67/1000*((120/3.6)^2)/((275-[.B57])/1000)" office:value-type="float" office:value="-6.78817806901036">
            <text:p>-6,788178069</text:p>
          </table:table-cell>
          <table:table-cell table:formula="of:=-1.67/1000*((40/3.6)^2)/((275-[.C57])/1000)" office:value-type="float" office:value="-0.741715408566934">
            <text:p>-0,7417154086</text:p>
          </table:table-cell>
          <table:table-cell office:value-type="float" office:value="5.6">
            <text:p>5,6</text:p>
          </table:table-cell>
        </table:table-row>
        <table:table-row table:style-name="ro1">
          <table:table-cell table:formula="of:=-8.5+[.F58]" office:value-type="float" office:value="-2.8">
            <text:p>-2,8</text:p>
          </table:table-cell>
          <table:table-cell office:value-type="float" office:value="1.58695151662903">
            <text:p>1,5869515166</text:p>
          </table:table-cell>
          <table:table-cell table:formula="of:=-1.67/1000*((80/3.6)^2)/((275-[.A58])/1000)" office:value-type="float" office:value="-2.96865139677715">
            <text:p>-2,9686513968</text:p>
          </table:table-cell>
          <table:table-cell table:formula="of:=-1.67/1000*((120/3.6)^2)/((275-[.B58])/1000)" office:value-type="float" office:value="-6.78663862550953">
            <text:p>-6,7866386255</text:p>
          </table:table-cell>
          <table:table-cell table:formula="of:=-1.67/1000*((40/3.6)^2)/((275-[.C58])/1000)" office:value-type="float" office:value="-0.741712558125406">
            <text:p>-0,7417125581</text:p>
          </table:table-cell>
          <table:table-cell office:value-type="float" office:value="5.7">
            <text:p>5,7</text:p>
          </table:table-cell>
        </table:table-row>
        <table:table-row table:style-name="ro1">
          <table:table-cell table:formula="of:=-8.5+[.F59]" office:value-type="float" office:value="-2.7">
            <text:p>-2,7</text:p>
          </table:table-cell>
          <table:table-cell office:value-type="float" office:value="1.52767814234212">
            <text:p>1,5276781423</text:p>
          </table:table-cell>
          <table:table-cell table:formula="of:=-1.67/1000*((80/3.6)^2)/((275-[.A59])/1000)" office:value-type="float" office:value="-2.96972041060386">
            <text:p>-2,9697204106</text:p>
          </table:table-cell>
          <table:table-cell table:formula="of:=-1.67/1000*((120/3.6)^2)/((275-[.B59])/1000)" office:value-type="float" office:value="-6.78516766505303">
            <text:p>-6,7851676651</text:p>
          </table:table-cell>
          <table:table-cell table:formula="of:=-1.67/1000*((40/3.6)^2)/((275-[.C59])/1000)" office:value-type="float" office:value="-0.741709705652918">
            <text:p>-0,7417097057</text:p>
          </table:table-cell>
          <table:table-cell office:value-type="float" office:value="5.8">
            <text:p>5,8</text:p>
          </table:table-cell>
        </table:table-row>
        <table:table-row table:style-name="ro1">
          <table:table-cell table:formula="of:=-8.5+[.F60]" office:value-type="float" office:value="-2.6">
            <text:p>-2,6</text:p>
          </table:table-cell>
          <table:table-cell office:value-type="float" office:value="1.45749625507468">
            <text:p>1,4574962551</text:p>
          </table:table-cell>
          <table:table-cell table:formula="of:=-1.67/1000*((80/3.6)^2)/((275-[.A60])/1000)" office:value-type="float" office:value="-2.97079019461344">
            <text:p>-2,9707901946</text:p>
          </table:table-cell>
          <table:table-cell table:formula="of:=-1.67/1000*((120/3.6)^2)/((275-[.B60])/1000)" office:value-type="float" office:value="-6.78342681722997">
            <text:p>-6,7834268172</text:p>
          </table:table-cell>
          <table:table-cell table:formula="of:=-1.67/1000*((40/3.6)^2)/((275-[.C60])/1000)" office:value-type="float" office:value="-0.741706851147297">
            <text:p>-0,7417068511</text:p>
          </table:table-cell>
          <table:table-cell office:value-type="float" office:value="5.9">
            <text:p>5,9</text:p>
          </table:table-cell>
        </table:table-row>
        <table:table-row table:style-name="ro1">
          <table:table-cell table:formula="of:=-8.5+[.F61]" office:value-type="float" office:value="-2.5">
            <text:p>-2,5</text:p>
          </table:table-cell>
          <table:table-cell office:value-type="float" office:value="1.36861201776194">
            <text:p>1,3686120178</text:p>
          </table:table-cell>
          <table:table-cell table:formula="of:=-1.67/1000*((80/3.6)^2)/((275-[.A61])/1000)" office:value-type="float" office:value="-2.97186074963853">
            <text:p>-2,9718607496</text:p>
          </table:table-cell>
          <table:table-cell table:formula="of:=-1.67/1000*((120/3.6)^2)/((275-[.B61])/1000)" office:value-type="float" office:value="-6.7812233429741">
            <text:p>-6,781223343</text:p>
          </table:table-cell>
          <table:table-cell table:formula="of:=-1.67/1000*((40/3.6)^2)/((275-[.C61])/1000)" office:value-type="float" office:value="-0.741703994606371">
            <text:p>-0,7417039946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-8.5+[.F62]" office:value-type="float" office:value="-2.4">
            <text:p>-2,4</text:p>
          </table:table-cell>
          <table:table-cell office:value-type="float" office:value="1.30187415526629">
            <text:p>1,3018741553</text:p>
          </table:table-cell>
          <table:table-cell table:formula="of:=-1.67/1000*((80/3.6)^2)/((275-[.A62])/1000)" office:value-type="float" office:value="-2.97293207651295">
            <text:p>-2,9729320765</text:p>
          </table:table-cell>
          <table:table-cell table:formula="of:=-1.67/1000*((120/3.6)^2)/((275-[.B62])/1000)" office:value-type="float" office:value="-6.77956982653288">
            <text:p>-6,7795698265</text:p>
          </table:table-cell>
          <table:table-cell table:formula="of:=-1.67/1000*((40/3.6)^2)/((275-[.C62])/1000)" office:value-type="float" office:value="-0.741701136027961">
            <text:p>-0,741701136</text:p>
          </table:table-cell>
          <table:table-cell office:value-type="float" office:value="6.1">
            <text:p>6,1</text:p>
          </table:table-cell>
        </table:table-row>
        <table:table-row table:style-name="ro1">
          <table:table-cell table:formula="of:=-8.5+[.F63]" office:value-type="float" office:value="-2.3">
            <text:p>-2,3</text:p>
          </table:table-cell>
          <table:table-cell office:value-type="float" office:value="1.25822706064188">
            <text:p>1,2582270606</text:p>
          </table:table-cell>
          <table:table-cell table:formula="of:=-1.67/1000*((80/3.6)^2)/((275-[.A63])/1000)" office:value-type="float" office:value="-2.97400417607173">
            <text:p>-2,9740041761</text:p>
          </table:table-cell>
          <table:table-cell table:formula="of:=-1.67/1000*((120/3.6)^2)/((275-[.B63])/1000)" office:value-type="float" office:value="-6.77848884965984">
            <text:p>-6,7784888497</text:p>
          </table:table-cell>
          <table:table-cell table:formula="of:=-1.67/1000*((40/3.6)^2)/((275-[.C63])/1000)" office:value-type="float" office:value="-0.741698275409886">
            <text:p>-0,7416982754</text:p>
          </table:table-cell>
          <table:table-cell office:value-type="float" office:value="6.2">
            <text:p>6,2</text:p>
          </table:table-cell>
        </table:table-row>
        <table:table-row table:style-name="ro1">
          <table:table-cell table:formula="of:=-8.5+[.F64]" office:value-type="float" office:value="-2.2">
            <text:p>-2,2</text:p>
          </table:table-cell>
          <table:table-cell office:value-type="float" office:value="1.18451698792173">
            <text:p>1,1845169879</text:p>
          </table:table-cell>
          <table:table-cell table:formula="of:=-1.67/1000*((80/3.6)^2)/((275-[.A64])/1000)" office:value-type="float" office:value="-2.97507704915112">
            <text:p>-2,9750770492</text:p>
          </table:table-cell>
          <table:table-cell table:formula="of:=-1.67/1000*((120/3.6)^2)/((275-[.B64])/1000)" office:value-type="float" office:value="-6.77666410658635">
            <text:p>-6,7766641066</text:p>
          </table:table-cell>
          <table:table-cell table:formula="of:=-1.67/1000*((40/3.6)^2)/((275-[.C64])/1000)" office:value-type="float" office:value="-0.741695412749963">
            <text:p>-0,7416954127</text:p>
          </table:table-cell>
          <table:table-cell office:value-type="float" office:value="6.3">
            <text:p>6,3</text:p>
          </table:table-cell>
        </table:table-row>
        <table:table-row table:style-name="ro1">
          <table:table-cell table:formula="of:=-8.5+[.F65]" office:value-type="float" office:value="-2.1">
            <text:p>-2,1</text:p>
          </table:table-cell>
          <table:table-cell office:value-type="float" office:value="1.15903710147695">
            <text:p>1,1590371015</text:p>
          </table:table-cell>
          <table:table-cell table:formula="of:=-1.67/1000*((80/3.6)^2)/((275-[.A65])/1000)" office:value-type="float" office:value="-2.97615069658856">
            <text:p>-2,9761506966</text:p>
          </table:table-cell>
          <table:table-cell table:formula="of:=-1.67/1000*((120/3.6)^2)/((275-[.B65])/1000)" office:value-type="float" office:value="-6.77603356311293">
            <text:p>-6,7760335631</text:p>
          </table:table-cell>
          <table:table-cell table:formula="of:=-1.67/1000*((40/3.6)^2)/((275-[.C65])/1000)" office:value-type="float" office:value="-0.741692548046004">
            <text:p>-0,741692548</text:p>
          </table:table-cell>
          <table:table-cell office:value-type="float" office:value="6.4">
            <text:p>6,4</text:p>
          </table:table-cell>
        </table:table-row>
        <table:table-row table:style-name="ro1">
          <table:table-cell table:formula="of:=-8.5+[.F66]" office:value-type="float" office:value="-2">
            <text:p>-2</text:p>
          </table:table-cell>
          <table:table-cell office:value-type="float" office:value="1.07479213030776">
            <text:p>1,0747921303</text:p>
          </table:table-cell>
          <table:table-cell table:formula="of:=-1.67/1000*((80/3.6)^2)/((275-[.A66])/1000)" office:value-type="float" office:value="-2.97722511922271">
            <text:p>-2,9772251192</text:p>
          </table:table-cell>
          <table:table-cell table:formula="of:=-1.67/1000*((120/3.6)^2)/((275-[.B66])/1000)" office:value-type="float" office:value="-6.77394961196216">
            <text:p>-6,773949612</text:p>
          </table:table-cell>
          <table:table-cell table:formula="of:=-1.67/1000*((40/3.6)^2)/((275-[.C66])/1000)" office:value-type="float" office:value="-0.74168968129582">
            <text:p>-0,7416896813</text:p>
          </table:table-cell>
          <table:table-cell office:value-type="float" office:value="6.5">
            <text:p>6,5</text:p>
          </table:table-cell>
        </table:table-row>
        <table:table-row table:style-name="ro1">
          <table:table-cell table:formula="of:=-8.5+[.F67]" office:value-type="float" office:value="-1.9">
            <text:p>-1,9</text:p>
          </table:table-cell>
          <table:table-cell office:value-type="float" office:value="1.03274011594334">
            <text:p>1,0327401159</text:p>
          </table:table-cell>
          <table:table-cell table:formula="of:=-1.67/1000*((80/3.6)^2)/((275-[.A67])/1000)" office:value-type="float" office:value="-2.97830031789343">
            <text:p>-2,9783003179</text:p>
          </table:table-cell>
          <table:table-cell table:formula="of:=-1.67/1000*((120/3.6)^2)/((275-[.B67])/1000)" office:value-type="float" office:value="-6.77290985915919">
            <text:p>-6,7729098592</text:p>
          </table:table-cell>
          <table:table-cell table:formula="of:=-1.67/1000*((40/3.6)^2)/((275-[.C67])/1000)" office:value-type="float" office:value="-0.741686812497218">
            <text:p>-0,7416868125</text:p>
          </table:table-cell>
          <table:table-cell office:value-type="float" office:value="6.6">
            <text:p>6,6</text:p>
          </table:table-cell>
        </table:table-row>
        <table:table-row table:style-name="ro1">
          <table:table-cell table:formula="of:=-8.5+[.F68]" office:value-type="float" office:value="-1.8">
            <text:p>-1,8</text:p>
          </table:table-cell>
          <table:table-cell office:value-type="float" office:value="0.973409923708617">
            <text:p>0,9734099237</text:p>
          </table:table-cell>
          <table:table-cell table:formula="of:=-1.67/1000*((80/3.6)^2)/((275-[.A68])/1000)" office:value-type="float" office:value="-2.9793762934418">
            <text:p>-2,9793762934</text:p>
          </table:table-cell>
          <table:table-cell table:formula="of:=-1.67/1000*((120/3.6)^2)/((275-[.B68])/1000)" office:value-type="float" office:value="-6.77144343926242">
            <text:p>-6,7714434393</text:p>
          </table:table-cell>
          <table:table-cell table:formula="of:=-1.67/1000*((40/3.6)^2)/((275-[.C68])/1000)" office:value-type="float" office:value="-0.741683941648001">
            <text:p>-0,7416839416</text:p>
          </table:table-cell>
          <table:table-cell office:value-type="float" office:value="6.7">
            <text:p>6,7</text:p>
          </table:table-cell>
        </table:table-row>
        <table:table-row table:style-name="ro1">
          <table:table-cell table:formula="of:=-8.5+[.F69]" office:value-type="float" office:value="-1.7">
            <text:p>-1,7</text:p>
          </table:table-cell>
          <table:table-cell office:value-type="float" office:value="0.919428730576074">
            <text:p>0,9194287306</text:p>
          </table:table-cell>
          <table:table-cell table:formula="of:=-1.67/1000*((80/3.6)^2)/((275-[.A69])/1000)" office:value-type="float" office:value="-2.98045304671012">
            <text:p>-2,9804530467</text:p>
          </table:table-cell>
          <table:table-cell table:formula="of:=-1.67/1000*((120/3.6)^2)/((275-[.B69])/1000)" office:value-type="float" office:value="-6.77010977816274">
            <text:p>-6,7701097782</text:p>
          </table:table-cell>
          <table:table-cell table:formula="of:=-1.67/1000*((40/3.6)^2)/((275-[.C69])/1000)" office:value-type="float" office:value="-0.741681068745969">
            <text:p>-0,7416810687</text:p>
          </table:table-cell>
          <table:table-cell office:value-type="float" office:value="6.8">
            <text:p>6,8</text:p>
          </table:table-cell>
        </table:table-row>
        <table:table-row table:style-name="ro1">
          <table:table-cell table:formula="of:=-8.5+[.F70]" office:value-type="float" office:value="-1.6">
            <text:p>-1,6</text:p>
          </table:table-cell>
          <table:table-cell office:value-type="float" office:value="0.860712819276889">
            <text:p>0,8607128193</text:p>
          </table:table-cell>
          <table:table-cell table:formula="of:=-1.67/1000*((80/3.6)^2)/((275-[.A70])/1000)" office:value-type="float" office:value="-2.98153057854191">
            <text:p>-2,9815305785</text:p>
          </table:table-cell>
          <table:table-cell table:formula="of:=-1.67/1000*((120/3.6)^2)/((275-[.B70])/1000)" office:value-type="float" office:value="-6.76865973731194">
            <text:p>-6,7686597373</text:p>
          </table:table-cell>
          <table:table-cell table:formula="of:=-1.67/1000*((40/3.6)^2)/((275-[.C70])/1000)" office:value-type="float" office:value="-0.741678193788921">
            <text:p>-0,7416781938</text:p>
          </table:table-cell>
          <table:table-cell office:value-type="float" office:value="6.9">
            <text:p>6,9</text:p>
          </table:table-cell>
        </table:table-row>
        <table:table-row table:style-name="ro1">
          <table:table-cell table:formula="of:=-8.5+[.F71]" office:value-type="float" office:value="-1.5">
            <text:p>-1,5</text:p>
          </table:table-cell>
          <table:table-cell office:value-type="float" office:value="0.824831267537031">
            <text:p>0,8248312675</text:p>
          </table:table-cell>
          <table:table-cell table:formula="of:=-1.67/1000*((80/3.6)^2)/((275-[.A71])/1000)" office:value-type="float" office:value="-2.98260888978188">
            <text:p>-2,9826088898</text:p>
          </table:table-cell>
          <table:table-cell table:formula="of:=-1.67/1000*((120/3.6)^2)/((275-[.B71])/1000)" office:value-type="float" office:value="-6.76777391670427">
            <text:p>-6,7677739167</text:p>
          </table:table-cell>
          <table:table-cell table:formula="of:=-1.67/1000*((40/3.6)^2)/((275-[.C71])/1000)" office:value-type="float" office:value="-0.741675316774651">
            <text:p>-0,7416753168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f:=-8.5+[.F72]" office:value-type="float" office:value="-1.4">
            <text:p>-1,4</text:p>
          </table:table-cell>
          <table:table-cell office:value-type="float" office:value="0.772015638361865">
            <text:p>0,7720156384</text:p>
          </table:table-cell>
          <table:table-cell table:formula="of:=-1.67/1000*((80/3.6)^2)/((275-[.A72])/1000)" office:value-type="float" office:value="-2.98368798127602">
            <text:p>-2,9836879813</text:p>
          </table:table-cell>
          <table:table-cell table:formula="of:=-1.67/1000*((120/3.6)^2)/((275-[.B72])/1000)" office:value-type="float" office:value="-6.76647046024501">
            <text:p>-6,7664704602</text:p>
          </table:table-cell>
          <table:table-cell table:formula="of:=-1.67/1000*((40/3.6)^2)/((275-[.C72])/1000)" office:value-type="float" office:value="-0.741672437700948">
            <text:p>-0,7416724377</text:p>
          </table:table-cell>
          <table:table-cell office:value-type="float" office:value="7.1">
            <text:p>7,1</text:p>
          </table:table-cell>
        </table:table-row>
        <table:table-row table:style-name="ro1">
          <table:table-cell table:formula="of:=-8.5+[.F73]" office:value-type="float" office:value="-1.3">
            <text:p>-1,3</text:p>
          </table:table-cell>
          <table:table-cell office:value-type="float" office:value="0.71619747980155">
            <text:p>0,7161974798</text:p>
          </table:table-cell>
          <table:table-cell table:formula="of:=-1.67/1000*((80/3.6)^2)/((275-[.A73])/1000)" office:value-type="float" office:value="-2.98476785387148">
            <text:p>-2,9847678539</text:p>
          </table:table-cell>
          <table:table-cell table:formula="of:=-1.67/1000*((120/3.6)^2)/((275-[.B73])/1000)" office:value-type="float" office:value="-6.7650934488518">
            <text:p>-6,7650934489</text:p>
          </table:table-cell>
          <table:table-cell table:formula="of:=-1.67/1000*((40/3.6)^2)/((275-[.C73])/1000)" office:value-type="float" office:value="-0.741669556565603">
            <text:p>-0,7416695566</text:p>
          </table:table-cell>
          <table:table-cell office:value-type="float" office:value="7.2">
            <text:p>7,2</text:p>
          </table:table-cell>
        </table:table-row>
        <table:table-row table:style-name="ro1">
          <table:table-cell table:formula="of:=-8.5+[.F74]" office:value-type="float" office:value="-1.2">
            <text:p>-1,2</text:p>
          </table:table-cell>
          <table:table-cell office:value-type="float" office:value="0.672503612927533">
            <text:p>0,6725036129</text:p>
          </table:table-cell>
          <table:table-cell table:formula="of:=-1.67/1000*((80/3.6)^2)/((275-[.A74])/1000)" office:value-type="float" office:value="-2.9858485084167">
            <text:p>-2,9858485084</text:p>
          </table:table-cell>
          <table:table-cell table:formula="of:=-1.67/1000*((120/3.6)^2)/((275-[.B74])/1000)" office:value-type="float" office:value="-6.76401592984099">
            <text:p>-6,7640159298</text:p>
          </table:table-cell>
          <table:table-cell table:formula="of:=-1.67/1000*((40/3.6)^2)/((275-[.C74])/1000)" office:value-type="float" office:value="-0.741666673366398">
            <text:p>-0,7416666734</text:p>
          </table:table-cell>
          <table:table-cell office:value-type="float" office:value="7.3">
            <text:p>7,3</text:p>
          </table:table-cell>
        </table:table-row>
        <table:table-row table:style-name="ro1">
          <table:table-cell table:formula="of:=-8.5+[.F75]" office:value-type="float" office:value="-1.1">
            <text:p>-1,1</text:p>
          </table:table-cell>
          <table:table-cell office:value-type="float" office:value="0.629049078534549">
            <text:p>0,6290490785</text:p>
          </table:table-cell>
          <table:table-cell table:formula="of:=-1.67/1000*((80/3.6)^2)/((275-[.A75])/1000)" office:value-type="float" office:value="-2.98692994576129">
            <text:p>-2,9869299458</text:p>
          </table:table-cell>
          <table:table-cell table:formula="of:=-1.67/1000*((120/3.6)^2)/((275-[.B75])/1000)" office:value-type="float" office:value="-6.76294465330144">
            <text:p>-6,7629446533</text:p>
          </table:table-cell>
          <table:table-cell table:formula="of:=-1.67/1000*((40/3.6)^2)/((275-[.C75])/1000)" office:value-type="float" office:value="-0.741663788101116">
            <text:p>-0,7416637881</text:p>
          </table:table-cell>
          <table:table-cell office:value-type="float" office:value="7.4">
            <text:p>7,4</text:p>
          </table:table-cell>
        </table:table-row>
        <table:table-row table:style-name="ro1">
          <table:table-cell table:formula="of:=-8.5+[.F76]" office:value-type="float" office:value="-1">
            <text:p>-1</text:p>
          </table:table-cell>
          <table:table-cell office:value-type="float" office:value="0.5659644772902">
            <text:p>0,5659644773</text:p>
          </table:table-cell>
          <table:table-cell table:formula="of:=-1.67/1000*((80/3.6)^2)/((275-[.A76])/1000)" office:value-type="float" office:value="-2.98801216675613">
            <text:p>-2,9880121668</text:p>
          </table:table-cell>
          <table:table-cell table:formula="of:=-1.67/1000*((120/3.6)^2)/((275-[.B76])/1000)" office:value-type="float" office:value="-6.76139004413688">
            <text:p>-6,7613900441</text:p>
          </table:table-cell>
          <table:table-cell table:formula="of:=-1.67/1000*((40/3.6)^2)/((275-[.C76])/1000)" office:value-type="float" office:value="-0.741660900767535">
            <text:p>-0,7416609008</text:p>
          </table:table-cell>
          <table:table-cell office:value-type="float" office:value="7.5">
            <text:p>7,5</text:p>
          </table:table-cell>
        </table:table-row>
        <table:table-row table:style-name="ro1">
          <table:table-cell table:formula="of:=-8.5+[.F77]" office:value-type="float" office:value="-0.9">
            <text:p>-0,9</text:p>
          </table:table-cell>
          <table:table-cell office:value-type="float" office:value="0.53957577477387">
            <text:p>0,5395757748</text:p>
          </table:table-cell>
          <table:table-cell table:formula="of:=-1.67/1000*((80/3.6)^2)/((275-[.A77])/1000)" office:value-type="float" office:value="-2.98909517225332">
            <text:p>-2,9890951723</text:p>
          </table:table-cell>
          <table:table-cell table:formula="of:=-1.67/1000*((120/3.6)^2)/((275-[.B77])/1000)" office:value-type="float" office:value="-6.76073995292254">
            <text:p>-6,7607399529</text:p>
          </table:table-cell>
          <table:table-cell table:formula="of:=-1.67/1000*((40/3.6)^2)/((275-[.C77])/1000)" office:value-type="float" office:value="-0.74165801136343">
            <text:p>-0,7416580114</text:p>
          </table:table-cell>
          <table:table-cell office:value-type="float" office:value="7.6">
            <text:p>7,6</text:p>
          </table:table-cell>
        </table:table-row>
        <table:table-row table:style-name="ro1">
          <table:table-cell table:formula="of:=-8.5+[.F78]" office:value-type="float" office:value="-0.8">
            <text:p>-0,8</text:p>
          </table:table-cell>
          <table:table-cell office:value-type="float" office:value="0.48467748140425">
            <text:p>0,4846774814</text:p>
          </table:table-cell>
          <table:table-cell table:formula="of:=-1.67/1000*((80/3.6)^2)/((275-[.A78])/1000)" office:value-type="float" office:value="-2.9901789631062">
            <text:p>-2,9901789631</text:p>
          </table:table-cell>
          <table:table-cell table:formula="of:=-1.67/1000*((120/3.6)^2)/((275-[.B78])/1000)" office:value-type="float" office:value="-6.75938792243504">
            <text:p>-6,7593879224</text:p>
          </table:table-cell>
          <table:table-cell table:formula="of:=-1.67/1000*((40/3.6)^2)/((275-[.C78])/1000)" office:value-type="float" office:value="-0.741655119886574">
            <text:p>-0,7416551199</text:p>
          </table:table-cell>
          <table:table-cell office:value-type="float" office:value="7.7">
            <text:p>7,7</text:p>
          </table:table-cell>
        </table:table-row>
        <table:table-row table:style-name="ro1">
          <table:table-cell table:formula="of:=-8.5+[.F79]" office:value-type="float" office:value="-0.7">
            <text:p>-0,7</text:p>
          </table:table-cell>
          <table:table-cell office:value-type="float" office:value="0.428769824842867">
            <text:p>0,4287698248</text:p>
          </table:table-cell>
          <table:table-cell table:formula="of:=-1.67/1000*((80/3.6)^2)/((275-[.A79])/1000)" office:value-type="float" office:value="-2.99126354016935">
            <text:p>-2,9912635402</text:p>
          </table:table-cell>
          <table:table-cell table:formula="of:=-1.67/1000*((120/3.6)^2)/((275-[.B79])/1000)" office:value-type="float" office:value="-6.75801158909417">
            <text:p>-6,7580115891</text:p>
          </table:table-cell>
          <table:table-cell table:formula="of:=-1.67/1000*((40/3.6)^2)/((275-[.C79])/1000)" office:value-type="float" office:value="-0.741652226334735">
            <text:p>-0,7416522263</text:p>
          </table:table-cell>
          <table:table-cell office:value-type="float" office:value="7.8">
            <text:p>7,8</text:p>
          </table:table-cell>
        </table:table-row>
        <table:table-row table:style-name="ro1">
          <table:table-cell table:formula="of:=-8.5+[.F80]" office:value-type="float" office:value="-0.6">
            <text:p>-0,6</text:p>
          </table:table-cell>
          <table:table-cell office:value-type="float" office:value="0.382096162730008">
            <text:p>0,3820961627</text:p>
          </table:table-cell>
          <table:table-cell table:formula="of:=-1.67/1000*((80/3.6)^2)/((275-[.A80])/1000)" office:value-type="float" office:value="-2.99234890429859">
            <text:p>-2,9923489043</text:p>
          </table:table-cell>
          <table:table-cell table:formula="of:=-1.67/1000*((120/3.6)^2)/((275-[.B80])/1000)" office:value-type="float" office:value="-6.75686300720983">
            <text:p>-6,7568630072</text:p>
          </table:table-cell>
          <table:table-cell table:formula="of:=-1.67/1000*((40/3.6)^2)/((275-[.C80])/1000)" office:value-type="float" office:value="-0.74164933070568">
            <text:p>-0,7416493307</text:p>
          </table:table-cell>
          <table:table-cell office:value-type="float" office:value="7.9">
            <text:p>7,9</text:p>
          </table:table-cell>
        </table:table-row>
        <table:table-row table:style-name="ro1">
          <table:table-cell table:formula="of:=-8.5+[.F81]" office:value-type="float" office:value="-0.5">
            <text:p>-0,5</text:p>
          </table:table-cell>
          <table:table-cell office:value-type="float" office:value="0.339831814681947">
            <text:p>0,3398318147</text:p>
          </table:table-cell>
          <table:table-cell table:formula="of:=-1.67/1000*((80/3.6)^2)/((275-[.A81])/1000)" office:value-type="float" office:value="-2.99343505635097">
            <text:p>-2,9934350564</text:p>
          </table:table-cell>
          <table:table-cell table:formula="of:=-1.67/1000*((120/3.6)^2)/((275-[.B81])/1000)" office:value-type="float" office:value="-6.75582326995292">
            <text:p>-6,75582327</text:p>
          </table:table-cell>
          <table:table-cell table:formula="of:=-1.67/1000*((40/3.6)^2)/((275-[.C81])/1000)" office:value-type="float" office:value="-0.741646432997169">
            <text:p>-0,741646433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formula="of:=-8.5+[.F82]" office:value-type="float" office:value="-0.4">
            <text:p>-0,4</text:p>
          </table:table-cell>
          <table:table-cell office:value-type="float" office:value="0.28380126496084">
            <text:p>0,283801265</text:p>
          </table:table-cell>
          <table:table-cell table:formula="of:=-1.67/1000*((80/3.6)^2)/((275-[.A82])/1000)" office:value-type="float" office:value="-2.99452199718479">
            <text:p>-2,9945219972</text:p>
          </table:table-cell>
          <table:table-cell table:formula="of:=-1.67/1000*((120/3.6)^2)/((275-[.B82])/1000)" office:value-type="float" office:value="-6.75444536616211">
            <text:p>-6,7544453662</text:p>
          </table:table-cell>
          <table:table-cell table:formula="of:=-1.67/1000*((40/3.6)^2)/((275-[.C82])/1000)" office:value-type="float" office:value="-0.741643533206963">
            <text:p>-0,7416435332</text:p>
          </table:table-cell>
          <table:table-cell office:value-type="float" office:value="8.1">
            <text:p>8,1</text:p>
          </table:table-cell>
        </table:table-row>
        <table:table-row table:style-name="ro1">
          <table:table-cell table:formula="of:=-8.5+[.F83]" office:value-type="float" office:value="-0.300000000000001">
            <text:p>-0,3</text:p>
          </table:table-cell>
          <table:table-cell office:value-type="float" office:value="0.245049375932815">
            <text:p>0,2450493759</text:p>
          </table:table-cell>
          <table:table-cell table:formula="of:=-1.67/1000*((80/3.6)^2)/((275-[.A83])/1000)" office:value-type="float" office:value="-2.99560972765961">
            <text:p>-2,9956097277</text:p>
          </table:table-cell>
          <table:table-cell table:formula="of:=-1.67/1000*((120/3.6)^2)/((275-[.B83])/1000)" office:value-type="float" office:value="-6.75349270810561">
            <text:p>-6,7534927081</text:p>
          </table:table-cell>
          <table:table-cell table:formula="of:=-1.67/1000*((40/3.6)^2)/((275-[.C83])/1000)" office:value-type="float" office:value="-0.741640631332817">
            <text:p>-0,7416406313</text:p>
          </table:table-cell>
          <table:table-cell office:value-type="float" office:value="8.2">
            <text:p>8,2</text:p>
          </table:table-cell>
        </table:table-row>
        <table:table-row table:style-name="ro1">
          <table:table-cell table:formula="of:=-8.5+[.F84]" office:value-type="float" office:value="-0.199999999999999">
            <text:p>-0,2</text:p>
          </table:table-cell>
          <table:table-cell office:value-type="float" office:value="0.204857766577419">
            <text:p>0,2048577666</text:p>
          </table:table-cell>
          <table:table-cell table:formula="of:=-1.67/1000*((80/3.6)^2)/((275-[.A84])/1000)" office:value-type="float" office:value="-2.99669824863623">
            <text:p>-2,9966982486</text:p>
          </table:table-cell>
          <table:table-cell table:formula="of:=-1.67/1000*((120/3.6)^2)/((275-[.B84])/1000)" office:value-type="float" office:value="-6.75250494049625">
            <text:p>-6,7525049405</text:p>
          </table:table-cell>
          <table:table-cell table:formula="of:=-1.67/1000*((40/3.6)^2)/((275-[.C84])/1000)" office:value-type="float" office:value="-0.741637727372484">
            <text:p>-0,7416377274</text:p>
          </table:table-cell>
          <table:table-cell office:value-type="float" office:value="8.3">
            <text:p>8,3</text:p>
          </table:table-cell>
        </table:table-row>
        <table:table-row table:style-name="ro1">
          <table:table-cell table:formula="of:=-8.5+[.F85]" office:value-type="float" office:value="-0.0999999999999996">
            <text:p>-0,1</text:p>
          </table:table-cell>
          <table:table-cell office:value-type="float" office:value="0.177546339435688">
            <text:p>0,1775463394</text:p>
          </table:table-cell>
          <table:table-cell table:formula="of:=-1.67/1000*((80/3.6)^2)/((275-[.A85])/1000)" office:value-type="float" office:value="-2.9977875609767">
            <text:p>-2,997787561</text:p>
          </table:table-cell>
          <table:table-cell table:formula="of:=-1.67/1000*((120/3.6)^2)/((275-[.B85])/1000)" office:value-type="float" office:value="-6.75183388707885">
            <text:p>-6,7518338871</text:p>
          </table:table-cell>
          <table:table-cell table:formula="of:=-1.67/1000*((40/3.6)^2)/((275-[.C85])/1000)" office:value-type="float" office:value="-0.741634821323714">
            <text:p>-0,7416348213</text:p>
          </table:table-cell>
          <table:table-cell office:value-type="float" office:value="8.4">
            <text:p>8,4</text:p>
          </table:table-cell>
        </table:table-row>
        <table:table-row table:style-name="ro1">
          <table:table-cell table:formula="of:=-8.5+[.F86]" office:value-type="float" office:value="0">
            <text:p>0</text:p>
          </table:table-cell>
          <table:table-cell office:value-type="float" office:value="0.10245794789946">
            <text:p>0,1024579479</text:p>
          </table:table-cell>
          <table:table-cell table:formula="of:=-1.67/1000*((80/3.6)^2)/((275-[.A86])/1000)" office:value-type="float" office:value="-2.99887766554433">
            <text:p>-2,9988776655</text:p>
          </table:table-cell>
          <table:table-cell table:formula="of:=-1.67/1000*((120/3.6)^2)/((275-[.B86])/1000)" office:value-type="float" office:value="-6.7499896205106">
            <text:p>-6,7499896205</text:p>
          </table:table-cell>
          <table:table-cell table:formula="of:=-1.67/1000*((40/3.6)^2)/((275-[.C86])/1000)" office:value-type="float" office:value="-0.741631913184253">
            <text:p>-0,7416319132</text:p>
          </table:table-cell>
          <table:table-cell office:value-type="float" office:value="8.5">
            <text:p>8,5</text:p>
          </table:table-cell>
        </table:table-row>
        <table:table-row table:style-name="ro1">
          <table:table-cell table:formula="of:=-8.5+[.F87]" office:value-type="float" office:value="0.0999999999999996">
            <text:p>0,1</text:p>
          </table:table-cell>
          <table:table-cell office:value-type="float" office:value="0.0766226719466564">
            <text:p>0,0766226719</text:p>
          </table:table-cell>
          <table:table-cell table:formula="of:=-1.67/1000*((80/3.6)^2)/((275-[.A87])/1000)" office:value-type="float" office:value="-2.99996856320368">
            <text:p>-2,9999685632</text:p>
          </table:table-cell>
          <table:table-cell table:formula="of:=-1.67/1000*((120/3.6)^2)/((275-[.B87])/1000)" office:value-type="float" office:value="-6.74935530615648">
            <text:p>-6,7493553062</text:p>
          </table:table-cell>
          <table:table-cell table:formula="of:=-1.67/1000*((40/3.6)^2)/((275-[.C87])/1000)" office:value-type="float" office:value="-0.741629002951844">
            <text:p>-0,741629003</text:p>
          </table:table-cell>
          <table:table-cell office:value-type="float" office:value="8.6">
            <text:p>8,6</text:p>
          </table:table-cell>
        </table:table-row>
        <table:table-row table:style-name="ro1">
          <table:table-cell table:formula="of:=-8.5+[.F88]" office:value-type="float" office:value="0.199999999999999">
            <text:p>0,2</text:p>
          </table:table-cell>
          <table:table-cell office:value-type="float" office:value="0.025413256260665">
            <text:p>0,0254132563</text:p>
          </table:table-cell>
          <table:table-cell table:formula="of:=-1.67/1000*((80/3.6)^2)/((275-[.A88])/1000)" office:value-type="float" office:value="-3.00106025482056">
            <text:p>-3,0010602548</text:p>
          </table:table-cell>
          <table:table-cell table:formula="of:=-1.67/1000*((120/3.6)^2)/((275-[.B88])/1000)" office:value-type="float" office:value="-6.74809835166632">
            <text:p>-6,7480983517</text:p>
          </table:table-cell>
          <table:table-cell table:formula="of:=-1.67/1000*((40/3.6)^2)/((275-[.C88])/1000)" office:value-type="float" office:value="-0.741626090624227">
            <text:p>-0,7416260906</text:p>
          </table:table-cell>
          <table:table-cell office:value-type="float" office:value="8.7">
            <text:p>8,7</text:p>
          </table:table-cell>
        </table:table-row>
        <table:table-row table:style-name="ro1">
          <table:table-cell table:formula="of:=-8.5+[.F89]" office:value-type="float" office:value="0.300000000000001">
            <text:p>0,3</text:p>
          </table:table-cell>
          <table:table-cell office:value-type="float" office:value="-0.019518320789474">
            <text:p>-0,0195183208</text:p>
          </table:table-cell>
          <table:table-cell table:formula="of:=-1.67/1000*((80/3.6)^2)/((275-[.A89])/1000)" office:value-type="float" office:value="-3.00215274126207">
            <text:p>-3,0021527413</text:p>
          </table:table-cell>
          <table:table-cell table:formula="of:=-1.67/1000*((120/3.6)^2)/((275-[.B89])/1000)" office:value-type="float" office:value="-6.74699587463894">
            <text:p>-6,7469958746</text:p>
          </table:table-cell>
          <table:table-cell table:formula="of:=-1.67/1000*((40/3.6)^2)/((275-[.C89])/1000)" office:value-type="float" office:value="-0.741623176199138">
            <text:p>-0,7416231762</text:p>
          </table:table-cell>
          <table:table-cell office:value-type="float" office:value="8.8">
            <text:p>8,8</text:p>
          </table:table-cell>
        </table:table-row>
        <table:table-row table:style-name="ro1">
          <table:table-cell table:formula="of:=-8.5+[.F90]" office:value-type="float" office:value="0.4">
            <text:p>0,4</text:p>
          </table:table-cell>
          <table:table-cell office:value-type="float" office:value="-0.0514768670082581">
            <text:p>-0,051476867</text:p>
          </table:table-cell>
          <table:table-cell table:formula="of:=-1.67/1000*((80/3.6)^2)/((275-[.A90])/1000)" office:value-type="float" office:value="-3.00324602339654">
            <text:p>-3,0032460234</text:p>
          </table:table-cell>
          <table:table-cell table:formula="of:=-1.67/1000*((120/3.6)^2)/((275-[.B90])/1000)" office:value-type="float" office:value="-6.74621193345836">
            <text:p>-6,7462119335</text:p>
          </table:table-cell>
          <table:table-cell table:formula="of:=-1.67/1000*((40/3.6)^2)/((275-[.C90])/1000)" office:value-type="float" office:value="-0.741620259674311">
            <text:p>-0,7416202597</text:p>
          </table:table-cell>
          <table:table-cell office:value-type="float" office:value="8.9">
            <text:p>8,9</text:p>
          </table:table-cell>
        </table:table-row>
        <table:table-row table:style-name="ro1">
          <table:table-cell table:formula="of:=-8.5+[.F91]" office:value-type="float" office:value="0.5">
            <text:p>0,5</text:p>
          </table:table-cell>
          <table:table-cell office:value-type="float" office:value="-0.113293458190722">
            <text:p>-0,1132934582</text:p>
          </table:table-cell>
          <table:table-cell table:formula="of:=-1.67/1000*((80/3.6)^2)/((275-[.A91])/1000)" office:value-type="float" office:value="-3.00434010209359">
            <text:p>-3,0043401021</text:p>
          </table:table-cell>
          <table:table-cell table:formula="of:=-1.67/1000*((120/3.6)^2)/((275-[.B91])/1000)" office:value-type="float" office:value="-6.74469609312989">
            <text:p>-6,7446960931</text:p>
          </table:table-cell>
          <table:table-cell table:formula="of:=-1.67/1000*((40/3.6)^2)/((275-[.C91])/1000)" office:value-type="float" office:value="-0.741617341047476">
            <text:p>-0,741617341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formula="of:=-8.5+[.F92]" office:value-type="float" office:value="0.6">
            <text:p>0,6</text:p>
          </table:table-cell>
          <table:table-cell office:value-type="float" office:value="-0.181127409278164">
            <text:p>-0,1811274093</text:p>
          </table:table-cell>
          <table:table-cell table:formula="of:=-1.67/1000*((80/3.6)^2)/((275-[.A92])/1000)" office:value-type="float" office:value="-3.00543497822409">
            <text:p>-3,0054349782</text:p>
          </table:table-cell>
          <table:table-cell table:formula="of:=-1.67/1000*((120/3.6)^2)/((275-[.B92])/1000)" office:value-type="float" office:value="-6.74303348134692">
            <text:p>-6,7430334813</text:p>
          </table:table-cell>
          <table:table-cell table:formula="of:=-1.67/1000*((40/3.6)^2)/((275-[.C92])/1000)" office:value-type="float" office:value="-0.741614420316359">
            <text:p>-0,7416144203</text:p>
          </table:table-cell>
          <table:table-cell office:value-type="float" office:value="9.1">
            <text:p>9,1</text:p>
          </table:table-cell>
        </table:table-row>
        <table:table-row table:style-name="ro1">
          <table:table-cell table:formula="of:=-8.5+[.F93]" office:value-type="float" office:value="0.699999999999999">
            <text:p>0,7</text:p>
          </table:table-cell>
          <table:table-cell office:value-type="float" office:value="-0.210778089129449">
            <text:p>-0,2107780891</text:p>
          </table:table-cell>
          <table:table-cell table:formula="of:=-1.67/1000*((80/3.6)^2)/((275-[.A93])/1000)" office:value-type="float" office:value="-3.00653065266019">
            <text:p>-3,0065306527</text:p>
          </table:table-cell>
          <table:table-cell table:formula="of:=-1.67/1000*((120/3.6)^2)/((275-[.B93])/1000)" office:value-type="float" office:value="-6.74230699989016">
            <text:p>-6,7423069999</text:p>
          </table:table-cell>
          <table:table-cell table:formula="of:=-1.67/1000*((40/3.6)^2)/((275-[.C93])/1000)" office:value-type="float" office:value="-0.741611497478683">
            <text:p>-0,7416114975</text:p>
          </table:table-cell>
          <table:table-cell office:value-type="float" office:value="9.2">
            <text:p>9,2</text:p>
          </table:table-cell>
        </table:table-row>
        <table:table-row table:style-name="ro1">
          <table:table-cell table:formula="of:=-8.5+[.F94]" office:value-type="float" office:value="0.800000000000001">
            <text:p>0,8</text:p>
          </table:table-cell>
          <table:table-cell office:value-type="float" office:value="-0.259601603318689">
            <text:p>-0,2596016033</text:p>
          </table:table-cell>
          <table:table-cell table:formula="of:=-1.67/1000*((80/3.6)^2)/((275-[.A94])/1000)" office:value-type="float" office:value="-3.00762712627531">
            <text:p>-3,0076271263</text:p>
          </table:table-cell>
          <table:table-cell table:formula="of:=-1.67/1000*((120/3.6)^2)/((275-[.B94])/1000)" office:value-type="float" office:value="-6.74111109929465">
            <text:p>-6,7411110993</text:p>
          </table:table-cell>
          <table:table-cell table:formula="of:=-1.67/1000*((40/3.6)^2)/((275-[.C94])/1000)" office:value-type="float" office:value="-0.74160857253217">
            <text:p>-0,7416085725</text:p>
          </table:table-cell>
          <table:table-cell office:value-type="float" office:value="9.3">
            <text:p>9,3</text:p>
          </table:table-cell>
        </table:table-row>
        <table:table-row table:style-name="ro1">
          <table:table-cell table:formula="of:=-8.5+[.F95]" office:value-type="float" office:value="0.9">
            <text:p>0,9</text:p>
          </table:table-cell>
          <table:table-cell office:value-type="float" office:value="-0.302947704129194">
            <text:p>-0,3029477041</text:p>
          </table:table-cell>
          <table:table-cell table:formula="of:=-1.67/1000*((80/3.6)^2)/((275-[.A95])/1000)" office:value-type="float" office:value="-3.00872439994415">
            <text:p>-3,0087243999</text:p>
          </table:table-cell>
          <table:table-cell table:formula="of:=-1.67/1000*((120/3.6)^2)/((275-[.B95])/1000)" office:value-type="float" office:value="-6.74004971988073">
            <text:p>-6,7400497199</text:p>
          </table:table-cell>
          <table:table-cell table:formula="of:=-1.67/1000*((40/3.6)^2)/((275-[.C95])/1000)" office:value-type="float" office:value="-0.741605645474535">
            <text:p>-0,7416056455</text:p>
          </table:table-cell>
          <table:table-cell office:value-type="float" office:value="9.4">
            <text:p>9,4</text:p>
          </table:table-cell>
        </table:table-row>
        <table:table-row table:style-name="ro1">
          <table:table-cell table:formula="of:=-8.5+[.F96]" office:value-type="float" office:value="1">
            <text:p>1</text:p>
          </table:table-cell>
          <table:table-cell office:value-type="float" office:value="-0.335069526023325">
            <text:p>-0,335069526</text:p>
          </table:table-cell>
          <table:table-cell table:formula="of:=-1.67/1000*((80/3.6)^2)/((275-[.A96])/1000)" office:value-type="float" office:value="-3.00982247454267">
            <text:p>-3,0098224745</text:p>
          </table:table-cell>
          <table:table-cell table:formula="of:=-1.67/1000*((120/3.6)^2)/((275-[.B96])/1000)" office:value-type="float" office:value="-6.73926339550501">
            <text:p>-6,7392633955</text:p>
          </table:table-cell>
          <table:table-cell table:formula="of:=-1.67/1000*((40/3.6)^2)/((275-[.C96])/1000)" office:value-type="float" office:value="-0.741602716303493">
            <text:p>-0,7416027163</text:p>
          </table:table-cell>
          <table:table-cell office:value-type="float" office:value="9.5">
            <text:p>9,5</text:p>
          </table:table-cell>
        </table:table-row>
        <table:table-row table:style-name="ro1">
          <table:table-cell table:formula="of:=-8.5+[.F97]" office:value-type="float" office:value="1.1">
            <text:p>1,1</text:p>
          </table:table-cell>
          <table:table-cell office:value-type="float" office:value="-0.380298231055044">
            <text:p>-0,3802982311</text:p>
          </table:table-cell>
          <table:table-cell table:formula="of:=-1.67/1000*((80/3.6)^2)/((275-[.A97])/1000)" office:value-type="float" office:value="-3.01092135094812">
            <text:p>-3,0109213509</text:p>
          </table:table-cell>
          <table:table-cell table:formula="of:=-1.67/1000*((120/3.6)^2)/((275-[.B97])/1000)" office:value-type="float" office:value="-6.73815653289282">
            <text:p>-6,7381565329</text:p>
          </table:table-cell>
          <table:table-cell table:formula="of:=-1.67/1000*((40/3.6)^2)/((275-[.C97])/1000)" office:value-type="float" office:value="-0.741599785016754">
            <text:p>-0,741599785</text:p>
          </table:table-cell>
          <table:table-cell office:value-type="float" office:value="9.6">
            <text:p>9,6</text:p>
          </table:table-cell>
        </table:table-row>
        <table:table-row table:style-name="ro1">
          <table:table-cell table:formula="of:=-8.5+[.F98]" office:value-type="float" office:value="1.2">
            <text:p>1,2</text:p>
          </table:table-cell>
          <table:table-cell office:value-type="float" office:value="-0.426776859405506">
            <text:p>-0,4267768594</text:p>
          </table:table-cell>
          <table:table-cell table:formula="of:=-1.67/1000*((80/3.6)^2)/((275-[.A98])/1000)" office:value-type="float" office:value="-3.01202103003905">
            <text:p>-3,01202103</text:p>
          </table:table-cell>
          <table:table-cell table:formula="of:=-1.67/1000*((120/3.6)^2)/((275-[.B98])/1000)" office:value-type="float" office:value="-6.73701946017668">
            <text:p>-6,7370194602</text:p>
          </table:table-cell>
          <table:table-cell table:formula="of:=-1.67/1000*((40/3.6)^2)/((275-[.C98])/1000)" office:value-type="float" office:value="-0.741596851612024">
            <text:p>-0,7415968516</text:p>
          </table:table-cell>
          <table:table-cell office:value-type="float" office:value="9.7">
            <text:p>9,7</text:p>
          </table:table-cell>
        </table:table-row>
        <table:table-row table:style-name="ro1">
          <table:table-cell table:formula="of:=-8.5+[.F99]" office:value-type="float" office:value="1.3">
            <text:p>1,3</text:p>
          </table:table-cell>
          <table:table-cell office:value-type="float" office:value="-0.46784072510684">
            <text:p>-0,4678407251</text:p>
          </table:table-cell>
          <table:table-cell table:formula="of:=-1.67/1000*((80/3.6)^2)/((275-[.A99])/1000)" office:value-type="float" office:value="-3.01312151269525">
            <text:p>-3,0131215127</text:p>
          </table:table-cell>
          <table:table-cell table:formula="of:=-1.67/1000*((120/3.6)^2)/((275-[.B99])/1000)" office:value-type="float" office:value="-6.73601517575055">
            <text:p>-6,7360151758</text:p>
          </table:table-cell>
          <table:table-cell table:formula="of:=-1.67/1000*((40/3.6)^2)/((275-[.C99])/1000)" office:value-type="float" office:value="-0.741593916087008">
            <text:p>-0,7415939161</text:p>
          </table:table-cell>
          <table:table-cell office:value-type="float" office:value="9.8">
            <text:p>9,8</text:p>
          </table:table-cell>
        </table:table-row>
        <table:table-row table:style-name="ro1">
          <table:table-cell table:formula="of:=-8.5+[.F100]" office:value-type="float" office:value="1.4">
            <text:p>1,4</text:p>
          </table:table-cell>
          <table:table-cell office:value-type="float" office:value="-0.527824775130189">
            <text:p>-0,5278247751</text:p>
          </table:table-cell>
          <table:table-cell table:formula="of:=-1.67/1000*((80/3.6)^2)/((275-[.A100])/1000)" office:value-type="float" office:value="-3.01422279979785">
            <text:p>-3,0142227998</text:p>
          </table:table-cell>
          <table:table-cell table:formula="of:=-1.67/1000*((120/3.6)^2)/((275-[.B100])/1000)" office:value-type="float" office:value="-6.73454870508978">
            <text:p>-6,7345487051</text:p>
          </table:table-cell>
          <table:table-cell table:formula="of:=-1.67/1000*((40/3.6)^2)/((275-[.C100])/1000)" office:value-type="float" office:value="-0.741590978439405">
            <text:p>-0,7415909784</text:p>
          </table:table-cell>
          <table:table-cell office:value-type="float" office:value="9.9">
            <text:p>9,9</text:p>
          </table:table-cell>
        </table:table-row>
        <table:table-row table:style-name="ro1">
          <table:table-cell table:formula="of:=-8.5+[.F101]" office:value-type="float" office:value="1.5">
            <text:p>1,5</text:p>
          </table:table-cell>
          <table:table-cell office:value-type="float" office:value="-0.581735812961555">
            <text:p>-0,581735813</text:p>
          </table:table-cell>
          <table:table-cell table:formula="of:=-1.67/1000*((80/3.6)^2)/((275-[.A101])/1000)" office:value-type="float" office:value="-3.01532489222922">
            <text:p>-3,0153248922</text:p>
          </table:table-cell>
          <table:table-cell table:formula="of:=-1.67/1000*((120/3.6)^2)/((275-[.B101])/1000)" office:value-type="float" office:value="-6.73323125018317">
            <text:p>-6,7332312502</text:p>
          </table:table-cell>
          <table:table-cell table:formula="of:=-1.67/1000*((40/3.6)^2)/((275-[.C101])/1000)" office:value-type="float" office:value="-0.741588038666913">
            <text:p>-0,741588038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-8.5+[.F102]" office:value-type="float" office:value="1.6">
            <text:p>1,6</text:p>
          </table:table-cell>
          <table:table-cell office:value-type="float" office:value="-0.641375371133581">
            <text:p>-0,6413753711</text:p>
          </table:table-cell>
          <table:table-cell table:formula="of:=-1.67/1000*((80/3.6)^2)/((275-[.A102])/1000)" office:value-type="float" office:value="-3.01642779087305">
            <text:p>-3,0164277909</text:p>
          </table:table-cell>
          <table:table-cell table:formula="of:=-1.67/1000*((120/3.6)^2)/((275-[.B102])/1000)" office:value-type="float" office:value="-6.73177440453984">
            <text:p>-6,7317744045</text:p>
          </table:table-cell>
          <table:table-cell table:formula="of:=-1.67/1000*((40/3.6)^2)/((275-[.C102])/1000)" office:value-type="float" office:value="-0.741585096767225">
            <text:p>-0,7415850968</text:p>
          </table:table-cell>
          <table:table-cell office:value-type="float" office:value="10.1">
            <text:p>10,1</text:p>
          </table:table-cell>
        </table:table-row>
        <table:table-row table:style-name="ro1">
          <table:table-cell table:formula="of:=-8.5+[.F103]" office:value-type="float" office:value="1.7">
            <text:p>1,7</text:p>
          </table:table-cell>
          <table:table-cell office:value-type="float" office:value="-0.671866432710976">
            <text:p>-0,6718664327</text:p>
          </table:table-cell>
          <table:table-cell table:formula="of:=-1.67/1000*((80/3.6)^2)/((275-[.A103])/1000)" office:value-type="float" office:value="-3.01753149661431">
            <text:p>-3,0175314966</text:p>
          </table:table-cell>
          <table:table-cell table:formula="of:=-1.67/1000*((120/3.6)^2)/((275-[.B103])/1000)" office:value-type="float" office:value="-6.73102982747962">
            <text:p>-6,7310298275</text:p>
          </table:table-cell>
          <table:table-cell table:formula="of:=-1.67/1000*((40/3.6)^2)/((275-[.C103])/1000)" office:value-type="float" office:value="-0.741582152738032">
            <text:p>-0,7415821527</text:p>
          </table:table-cell>
          <table:table-cell office:value-type="float" office:value="10.2">
            <text:p>10,2</text:p>
          </table:table-cell>
        </table:table-row>
        <table:table-row table:style-name="ro1">
          <table:table-cell table:formula="of:=-8.5+[.F104]" office:value-type="float" office:value="1.8">
            <text:p>1,8</text:p>
          </table:table-cell>
          <table:table-cell office:value-type="float" office:value="-0.733600691683774">
            <text:p>-0,7336006917</text:p>
          </table:table-cell>
          <table:table-cell table:formula="of:=-1.67/1000*((80/3.6)^2)/((275-[.A104])/1000)" office:value-type="float" office:value="-3.01863601033928">
            <text:p>-3,0186360103</text:p>
          </table:table-cell>
          <table:table-cell table:formula="of:=-1.67/1000*((120/3.6)^2)/((275-[.B104])/1000)" office:value-type="float" office:value="-6.72952281078858">
            <text:p>-6,7295228108</text:p>
          </table:table-cell>
          <table:table-cell table:formula="of:=-1.67/1000*((40/3.6)^2)/((275-[.C104])/1000)" office:value-type="float" office:value="-0.74157920657702">
            <text:p>-0,7415792066</text:p>
          </table:table-cell>
          <table:table-cell office:value-type="float" office:value="10.3">
            <text:p>10,3</text:p>
          </table:table-cell>
        </table:table-row>
        <table:table-row table:style-name="ro1">
          <table:table-cell table:formula="of:=-8.5+[.F105]" office:value-type="float" office:value="1.9">
            <text:p>1,9</text:p>
          </table:table-cell>
          <table:table-cell office:value-type="float" office:value="-0.783406327788778">
            <text:p>-0,7834063278</text:p>
          </table:table-cell>
          <table:table-cell table:formula="of:=-1.67/1000*((80/3.6)^2)/((275-[.A105])/1000)" office:value-type="float" office:value="-3.01974133293552">
            <text:p>-3,0197413329</text:p>
          </table:table-cell>
          <table:table-cell table:formula="of:=-1.67/1000*((120/3.6)^2)/((275-[.B105])/1000)" office:value-type="float" office:value="-6.7283074796389">
            <text:p>-6,7283074796</text:p>
          </table:table-cell>
          <table:table-cell table:formula="of:=-1.67/1000*((40/3.6)^2)/((275-[.C105])/1000)" office:value-type="float" office:value="-0.741576258281874">
            <text:p>-0,7415762583</text:p>
          </table:table-cell>
          <table:table-cell office:value-type="float" office:value="10.4">
            <text:p>10,4</text:p>
          </table:table-cell>
        </table:table-row>
        <table:table-row table:style-name="ro1">
          <table:table-cell table:formula="of:=-8.5+[.F106]" office:value-type="float" office:value="2">
            <text:p>2</text:p>
          </table:table-cell>
          <table:table-cell office:value-type="float" office:value="-0.821160470897368">
            <text:p>-0,8211604709</text:p>
          </table:table-cell>
          <table:table-cell table:formula="of:=-1.67/1000*((80/3.6)^2)/((275-[.A106])/1000)" office:value-type="float" office:value="-3.02084746529191">
            <text:p>-3,0208474653</text:p>
          </table:table-cell>
          <table:table-cell table:formula="of:=-1.67/1000*((120/3.6)^2)/((275-[.B106])/1000)" office:value-type="float" office:value="-6.72738651518849">
            <text:p>-6,7273865152</text:p>
          </table:table-cell>
          <table:table-cell table:formula="of:=-1.67/1000*((40/3.6)^2)/((275-[.C106])/1000)" office:value-type="float" office:value="-0.741573307850273">
            <text:p>-0,7415733079</text:p>
          </table:table-cell>
          <table:table-cell office:value-type="float" office:value="10.5">
            <text:p>10,5</text:p>
          </table:table-cell>
        </table:table-row>
        <table:table-row table:style-name="ro1">
          <table:table-cell table:formula="of:=-8.5+[.F107]" office:value-type="float" office:value="2.1">
            <text:p>2,1</text:p>
          </table:table-cell>
          <table:table-cell office:value-type="float" office:value="-0.865101522686813">
            <text:p>-0,8651015227</text:p>
          </table:table-cell>
          <table:table-cell table:formula="of:=-1.67/1000*((80/3.6)^2)/((275-[.A107])/1000)" office:value-type="float" office:value="-3.02195440829861">
            <text:p>-3,0219544083</text:p>
          </table:table-cell>
          <table:table-cell table:formula="of:=-1.67/1000*((120/3.6)^2)/((275-[.B107])/1000)" office:value-type="float" office:value="-6.72631494637591">
            <text:p>-6,7263149464</text:p>
          </table:table-cell>
          <table:table-cell table:formula="of:=-1.67/1000*((40/3.6)^2)/((275-[.C107])/1000)" office:value-type="float" office:value="-0.741570355279895">
            <text:p>-0,7415703553</text:p>
          </table:table-cell>
          <table:table-cell office:value-type="float" office:value="10.6">
            <text:p>10,6</text:p>
          </table:table-cell>
        </table:table-row>
        <table:table-row table:style-name="ro1">
          <table:table-cell table:formula="of:=-8.5+[.F108]" office:value-type="float" office:value="2.2">
            <text:p>2,2</text:p>
          </table:table-cell>
          <table:table-cell office:value-type="float" office:value="-0.910644600557078">
            <text:p>-0,9106446006</text:p>
          </table:table-cell>
          <table:table-cell table:formula="of:=-1.67/1000*((80/3.6)^2)/((275-[.A108])/1000)" office:value-type="float" office:value="-3.02306216284711">
            <text:p>-3,0230621628</text:p>
          </table:table-cell>
          <table:table-cell table:formula="of:=-1.67/1000*((120/3.6)^2)/((275-[.B108])/1000)" office:value-type="float" office:value="-6.72520466994628">
            <text:p>-6,7252046699</text:p>
          </table:table-cell>
          <table:table-cell table:formula="of:=-1.67/1000*((40/3.6)^2)/((275-[.C108])/1000)" office:value-type="float" office:value="-0.741567400568413">
            <text:p>-0,7415674006</text:p>
          </table:table-cell>
          <table:table-cell office:value-type="float" office:value="10.7">
            <text:p>10,7</text:p>
          </table:table-cell>
        </table:table-row>
        <table:table-row table:style-name="ro1">
          <table:table-cell table:formula="of:=-8.5+[.F109]" office:value-type="float" office:value="2.3">
            <text:p>2,3</text:p>
          </table:table-cell>
          <table:table-cell office:value-type="float" office:value="-0.99306368657094">
            <text:p>-0,9930636866</text:p>
          </table:table-cell>
          <table:table-cell table:formula="of:=-1.67/1000*((80/3.6)^2)/((275-[.A109])/1000)" office:value-type="float" office:value="-3.02417072983018">
            <text:p>-3,0241707298</text:p>
          </table:table-cell>
          <table:table-cell table:formula="of:=-1.67/1000*((120/3.6)^2)/((275-[.B109])/1000)" office:value-type="float" office:value="-6.72319633968338">
            <text:p>-6,7231963397</text:p>
          </table:table-cell>
          <table:table-cell table:formula="of:=-1.67/1000*((40/3.6)^2)/((275-[.C109])/1000)" office:value-type="float" office:value="-0.741564443713497">
            <text:p>-0,7415644437</text:p>
          </table:table-cell>
          <table:table-cell office:value-type="float" office:value="10.8">
            <text:p>10,8</text:p>
          </table:table-cell>
        </table:table-row>
        <table:table-row table:style-name="ro1">
          <table:table-cell table:formula="of:=-8.5+[.F110]" office:value-type="float" office:value="2.4">
            <text:p>2,4</text:p>
          </table:table-cell>
          <table:table-cell office:value-type="float" office:value="-1.03837411930568">
            <text:p>-1,0383741193</text:p>
          </table:table-cell>
          <table:table-cell table:formula="of:=-1.67/1000*((80/3.6)^2)/((275-[.A110])/1000)" office:value-type="float" office:value="-3.02528011014193">
            <text:p>-3,0252801101</text:p>
          </table:table-cell>
          <table:table-cell table:formula="of:=-1.67/1000*((120/3.6)^2)/((275-[.B110])/1000)" office:value-type="float" office:value="-6.72209275784812">
            <text:p>-6,7220927578</text:p>
          </table:table-cell>
          <table:table-cell table:formula="of:=-1.67/1000*((40/3.6)^2)/((275-[.C110])/1000)" office:value-type="float" office:value="-0.741561484712814">
            <text:p>-0,7415614847</text:p>
          </table:table-cell>
          <table:table-cell office:value-type="float" office:value="10.9">
            <text:p>10,9</text:p>
          </table:table-cell>
        </table:table-row>
        <table:table-row table:style-name="ro1">
          <table:table-cell table:formula="of:=-8.5+[.F111]" office:value-type="float" office:value="2.5">
            <text:p>2,5</text:p>
          </table:table-cell>
          <table:table-cell office:value-type="float" office:value="-1.10884365371636">
            <text:p>-1,1088436537</text:p>
          </table:table-cell>
          <table:table-cell table:formula="of:=-1.67/1000*((80/3.6)^2)/((275-[.A111])/1000)" office:value-type="float" office:value="-3.02639030467777">
            <text:p>-3,0263903047</text:p>
          </table:table-cell>
          <table:table-cell table:formula="of:=-1.67/1000*((120/3.6)^2)/((275-[.B111])/1000)" office:value-type="float" office:value="-6.72037712012844">
            <text:p>-6,7203771201</text:p>
          </table:table-cell>
          <table:table-cell table:formula="of:=-1.67/1000*((40/3.6)^2)/((275-[.C111])/1000)" office:value-type="float" office:value="-0.741558523564027">
            <text:p>-0,74155852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formula="of:=-8.5+[.F112]" office:value-type="float" office:value="2.6">
            <text:p>2,6</text:p>
          </table:table-cell>
          <table:table-cell office:value-type="float" office:value="-1.1322280167079">
            <text:p>-1,1322280167</text:p>
          </table:table-cell>
          <table:table-cell table:formula="of:=-1.67/1000*((80/3.6)^2)/((275-[.A112])/1000)" office:value-type="float" office:value="-3.0275013143344">
            <text:p>-3,0275013143</text:p>
          </table:table-cell>
          <table:table-cell table:formula="of:=-1.67/1000*((120/3.6)^2)/((275-[.B112])/1000)" office:value-type="float" office:value="-6.7198080024302">
            <text:p>-6,7198080024</text:p>
          </table:table-cell>
          <table:table-cell table:formula="of:=-1.67/1000*((40/3.6)^2)/((275-[.C112])/1000)" office:value-type="float" office:value="-0.741555560264797">
            <text:p>-0,7415555603</text:p>
          </table:table-cell>
          <table:table-cell office:value-type="float" office:value="11.1">
            <text:p>11,1</text:p>
          </table:table-cell>
        </table:table-row>
        <table:table-row table:style-name="ro1">
          <table:table-cell table:formula="of:=-8.5+[.F113]" office:value-type="float" office:value="2.7">
            <text:p>2,7</text:p>
          </table:table-cell>
          <table:table-cell office:value-type="float" office:value="-1.19124944632452">
            <text:p>-1,1912494463</text:p>
          </table:table-cell>
          <table:table-cell table:formula="of:=-1.67/1000*((80/3.6)^2)/((275-[.A113])/1000)" office:value-type="float" office:value="-3.02861314000988">
            <text:p>-3,02861314</text:p>
          </table:table-cell>
          <table:table-cell table:formula="of:=-1.67/1000*((120/3.6)^2)/((275-[.B113])/1000)" office:value-type="float" office:value="-6.71837199504095">
            <text:p>-6,718371995</text:p>
          </table:table-cell>
          <table:table-cell table:formula="of:=-1.67/1000*((40/3.6)^2)/((275-[.C113])/1000)" office:value-type="float" office:value="-0.74155259481278">
            <text:p>-0,7415525948</text:p>
          </table:table-cell>
          <table:table-cell office:value-type="float" office:value="11.2">
            <text:p>11,2</text:p>
          </table:table-cell>
        </table:table-row>
        <table:table-row table:style-name="ro1">
          <table:table-cell table:formula="of:=-8.5+[.F114]" office:value-type="float" office:value="2.8">
            <text:p>2,8</text:p>
          </table:table-cell>
          <table:table-cell office:value-type="float" office:value="-1.26454616624246">
            <text:p>-1,2645461662</text:p>
          </table:table-cell>
          <table:table-cell table:formula="of:=-1.67/1000*((80/3.6)^2)/((275-[.A114])/1000)" office:value-type="float" office:value="-3.02972578260357">
            <text:p>-3,0297257826</text:p>
          </table:table-cell>
          <table:table-cell table:formula="of:=-1.67/1000*((120/3.6)^2)/((275-[.B114])/1000)" office:value-type="float" office:value="-6.71658952010068">
            <text:p>-6,7165895201</text:p>
          </table:table-cell>
          <table:table-cell table:formula="of:=-1.67/1000*((40/3.6)^2)/((275-[.C114])/1000)" office:value-type="float" office:value="-0.741549627205628">
            <text:p>-0,7415496272</text:p>
          </table:table-cell>
          <table:table-cell office:value-type="float" office:value="11.3">
            <text:p>11,3</text:p>
          </table:table-cell>
        </table:table-row>
        <table:table-row table:style-name="ro1">
          <table:table-cell table:formula="of:=-8.5+[.F115]" office:value-type="float" office:value="2.9">
            <text:p>2,9</text:p>
          </table:table-cell>
          <table:table-cell office:value-type="float" office:value="-1.31599741216918">
            <text:p>-1,3159974122</text:p>
          </table:table-cell>
          <table:table-cell table:formula="of:=-1.67/1000*((80/3.6)^2)/((275-[.A115])/1000)" office:value-type="float" office:value="-3.03083924301614">
            <text:p>-3,030839243</text:p>
          </table:table-cell>
          <table:table-cell table:formula="of:=-1.67/1000*((120/3.6)^2)/((275-[.B115])/1000)" office:value-type="float" office:value="-6.71533886178765">
            <text:p>-6,7153388618</text:p>
          </table:table-cell>
          <table:table-cell table:formula="of:=-1.67/1000*((40/3.6)^2)/((275-[.C115])/1000)" office:value-type="float" office:value="-0.741546657440993">
            <text:p>-0,7415466574</text:p>
          </table:table-cell>
          <table:table-cell office:value-type="float" office:value="11.4">
            <text:p>11,4</text:p>
          </table:table-cell>
        </table:table-row>
        <table:table-row table:style-name="ro1">
          <table:table-cell table:formula="of:=-8.5+[.F116]" office:value-type="float" office:value="3">
            <text:p>3</text:p>
          </table:table-cell>
          <table:table-cell office:value-type="float" office:value="-1.38458643869045">
            <text:p>-1,3845864387</text:p>
          </table:table-cell>
          <table:table-cell table:formula="of:=-1.67/1000*((80/3.6)^2)/((275-[.A116])/1000)" office:value-type="float" office:value="-3.0319535221496">
            <text:p>-3,0319535221</text:p>
          </table:table-cell>
          <table:table-cell table:formula="of:=-1.67/1000*((120/3.6)^2)/((275-[.B116])/1000)" office:value-type="float" office:value="-6.71367234861039">
            <text:p>-6,7136723486</text:p>
          </table:table-cell>
          <table:table-cell table:formula="of:=-1.67/1000*((40/3.6)^2)/((275-[.C116])/1000)" office:value-type="float" office:value="-0.741543685516521">
            <text:p>-0,7415436855</text:p>
          </table:table-cell>
          <table:table-cell office:value-type="float" office:value="11.5">
            <text:p>11,5</text:p>
          </table:table-cell>
        </table:table-row>
        <table:table-row table:style-name="ro1">
          <table:table-cell table:formula="of:=-8.5+[.F117]" office:value-type="float" office:value="3.1">
            <text:p>3,1</text:p>
          </table:table-cell>
          <table:table-cell office:value-type="float" office:value="-1.45895939501221">
            <text:p>-1,458959395</text:p>
          </table:table-cell>
          <table:table-cell table:formula="of:=-1.67/1000*((80/3.6)^2)/((275-[.A117])/1000)" office:value-type="float" office:value="-3.03306862090729">
            <text:p>-3,0330686209</text:p>
          </table:table-cell>
          <table:table-cell table:formula="of:=-1.67/1000*((120/3.6)^2)/((275-[.B117])/1000)" office:value-type="float" office:value="-6.71186623727498">
            <text:p>-6,7118662373</text:p>
          </table:table-cell>
          <table:table-cell table:formula="of:=-1.67/1000*((40/3.6)^2)/((275-[.C117])/1000)" office:value-type="float" office:value="-0.741540711429853">
            <text:p>-0,7415407114</text:p>
          </table:table-cell>
          <table:table-cell office:value-type="float" office:value="11.6">
            <text:p>11,6</text:p>
          </table:table-cell>
        </table:table-row>
        <table:table-row table:style-name="ro1">
          <table:table-cell table:formula="of:=-8.5+[.F118]" office:value-type="float" office:value="3.2">
            <text:p>3,2</text:p>
          </table:table-cell>
          <table:table-cell office:value-type="float" office:value="-1.5430509988143">
            <text:p>-1,5430509988</text:p>
          </table:table-cell>
          <table:table-cell table:formula="of:=-1.67/1000*((80/3.6)^2)/((275-[.A118])/1000)" office:value-type="float" office:value="-3.03418454019386">
            <text:p>-3,0341845402</text:p>
          </table:table-cell>
          <table:table-cell table:formula="of:=-1.67/1000*((120/3.6)^2)/((275-[.B118])/1000)" office:value-type="float" office:value="-6.70982528345473">
            <text:p>-6,7098252835</text:p>
          </table:table-cell>
          <table:table-cell table:formula="of:=-1.67/1000*((40/3.6)^2)/((275-[.C118])/1000)" office:value-type="float" office:value="-0.741537735178631">
            <text:p>-0,7415377352</text:p>
          </table:table-cell>
          <table:table-cell office:value-type="float" office:value="11.7">
            <text:p>11,7</text:p>
          </table:table-cell>
        </table:table-row>
        <table:table-row table:style-name="ro1">
          <table:table-cell table:formula="of:=-8.5+[.F119]" office:value-type="float" office:value="3.3">
            <text:p>3,3</text:p>
          </table:table-cell>
          <table:table-cell office:value-type="float" office:value="-1.58063969949606">
            <text:p>-1,5806396995</text:p>
          </table:table-cell>
          <table:table-cell table:formula="of:=-1.67/1000*((80/3.6)^2)/((275-[.A119])/1000)" office:value-type="float" office:value="-3.03530128091532">
            <text:p>-3,0353012809</text:p>
          </table:table-cell>
          <table:table-cell table:formula="of:=-1.67/1000*((120/3.6)^2)/((275-[.B119])/1000)" office:value-type="float" office:value="-6.70891338443504">
            <text:p>-6,7089133844</text:p>
          </table:table-cell>
          <table:table-cell table:formula="of:=-1.67/1000*((40/3.6)^2)/((275-[.C119])/1000)" office:value-type="float" office:value="-0.741534756760489">
            <text:p>-0,7415347568</text:p>
          </table:table-cell>
          <table:table-cell office:value-type="float" office:value="11.8">
            <text:p>11,8</text:p>
          </table:table-cell>
        </table:table-row>
        <table:table-row table:style-name="ro1">
          <table:table-cell table:formula="of:=-8.5+[.F120]" office:value-type="float" office:value="3.4">
            <text:p>3,4</text:p>
          </table:table-cell>
          <table:table-cell office:value-type="float" office:value="-1.64049662189303">
            <text:p>-1,6404966219</text:p>
          </table:table-cell>
          <table:table-cell table:formula="of:=-1.67/1000*((80/3.6)^2)/((275-[.A120])/1000)" office:value-type="float" office:value="-3.03641884397898">
            <text:p>-3,036418844</text:p>
          </table:table-cell>
          <table:table-cell table:formula="of:=-1.67/1000*((120/3.6)^2)/((275-[.B120])/1000)" office:value-type="float" office:value="-6.70746177155579">
            <text:p>-6,7074617716</text:p>
          </table:table-cell>
          <table:table-cell table:formula="of:=-1.67/1000*((40/3.6)^2)/((275-[.C120])/1000)" office:value-type="float" office:value="-0.741531776173061">
            <text:p>-0,7415317762</text:p>
          </table:table-cell>
          <table:table-cell office:value-type="float" office:value="11.9">
            <text:p>11,9</text:p>
          </table:table-cell>
        </table:table-row>
        <table:table-row table:style-name="ro1">
          <table:table-cell table:formula="of:=-8.5+[.F121]" office:value-type="float" office:value="3.5">
            <text:p>3,5</text:p>
          </table:table-cell>
          <table:table-cell office:value-type="float" office:value="-1.69673640955018">
            <text:p>-1,6967364096</text:p>
          </table:table-cell>
          <table:table-cell table:formula="of:=-1.67/1000*((80/3.6)^2)/((275-[.A121])/1000)" office:value-type="float" office:value="-3.03753723029352">
            <text:p>-3,0375372303</text:p>
          </table:table-cell>
          <table:table-cell table:formula="of:=-1.67/1000*((120/3.6)^2)/((275-[.B121])/1000)" office:value-type="float" office:value="-6.7060984514435">
            <text:p>-6,7060984514</text:p>
          </table:table-cell>
          <table:table-cell table:formula="of:=-1.67/1000*((40/3.6)^2)/((275-[.C121])/1000)" office:value-type="float" office:value="-0.741528793413975">
            <text:p>-0,741528793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formula="of:=-8.5+[.F122]" office:value-type="float" office:value="3.6">
            <text:p>3,6</text:p>
          </table:table-cell>
          <table:table-cell office:value-type="float" office:value="-1.78395512540529">
            <text:p>-1,7839551254</text:p>
          </table:table-cell>
          <table:table-cell table:formula="of:=-1.67/1000*((80/3.6)^2)/((275-[.A122])/1000)" office:value-type="float" office:value="-3.03865644076894">
            <text:p>-3,0386564408</text:p>
          </table:table-cell>
          <table:table-cell table:formula="of:=-1.67/1000*((120/3.6)^2)/((275-[.B122])/1000)" office:value-type="float" office:value="-6.70398526068767">
            <text:p>-6,7039852607</text:p>
          </table:table-cell>
          <table:table-cell table:formula="of:=-1.67/1000*((40/3.6)^2)/((275-[.C122])/1000)" office:value-type="float" office:value="-0.741525808480858">
            <text:p>-0,7415258085</text:p>
          </table:table-cell>
          <table:table-cell office:value-type="float" office:value="12.1">
            <text:p>12,1</text:p>
          </table:table-cell>
        </table:table-row>
        <table:table-row table:style-name="ro1">
          <table:table-cell table:formula="of:=-8.5+[.F123]" office:value-type="float" office:value="3.7">
            <text:p>3,7</text:p>
          </table:table-cell>
          <table:table-cell office:value-type="float" office:value="-1.87183089979907">
            <text:p>-1,8718308998</text:p>
          </table:table-cell>
          <table:table-cell table:formula="of:=-1.67/1000*((80/3.6)^2)/((275-[.A123])/1000)" office:value-type="float" office:value="-3.03977647631659">
            <text:p>-3,0397764763</text:p>
          </table:table-cell>
          <table:table-cell table:formula="of:=-1.67/1000*((120/3.6)^2)/((275-[.B123])/1000)" office:value-type="float" office:value="-6.70185749675303">
            <text:p>-6,7018574968</text:p>
          </table:table-cell>
          <table:table-cell table:formula="of:=-1.67/1000*((40/3.6)^2)/((275-[.C123])/1000)" office:value-type="float" office:value="-0.741522821371332">
            <text:p>-0,7415228214</text:p>
          </table:table-cell>
          <table:table-cell office:value-type="float" office:value="12.2">
            <text:p>12,2</text:p>
          </table:table-cell>
        </table:table-row>
        <table:table-row table:style-name="ro1">
          <table:table-cell table:formula="of:=-8.5+[.F124]" office:value-type="float" office:value="3.8">
            <text:p>3,8</text:p>
          </table:table-cell>
          <table:table-cell office:value-type="float" office:value="-1.93665387862193">
            <text:p>-1,9366538786</text:p>
          </table:table-cell>
          <table:table-cell table:formula="of:=-1.67/1000*((80/3.6)^2)/((275-[.A124])/1000)" office:value-type="float" office:value="-3.04089733784916">
            <text:p>-3,0408973378</text:p>
          </table:table-cell>
          <table:table-cell table:formula="of:=-1.67/1000*((120/3.6)^2)/((275-[.B124])/1000)" office:value-type="float" office:value="-6.70028878289554">
            <text:p>-6,7002887829</text:p>
          </table:table-cell>
          <table:table-cell table:formula="of:=-1.67/1000*((40/3.6)^2)/((275-[.C124])/1000)" office:value-type="float" office:value="-0.741519832083015">
            <text:p>-0,7415198321</text:p>
          </table:table-cell>
          <table:table-cell office:value-type="float" office:value="12.3">
            <text:p>12,3</text:p>
          </table:table-cell>
        </table:table-row>
        <table:table-row table:style-name="ro1">
          <table:table-cell table:formula="of:=-8.5+[.F125]" office:value-type="float" office:value="3.9">
            <text:p>3,9</text:p>
          </table:table-cell>
          <table:table-cell office:value-type="float" office:value="-2.01401293660121">
            <text:p>-2,0140129366</text:p>
          </table:table-cell>
          <table:table-cell table:formula="of:=-1.67/1000*((80/3.6)^2)/((275-[.A125])/1000)" office:value-type="float" office:value="-3.04201902628068">
            <text:p>-3,0420190263</text:p>
          </table:table-cell>
          <table:table-cell table:formula="of:=-1.67/1000*((120/3.6)^2)/((275-[.B125])/1000)" office:value-type="float" office:value="-6.6984176572332">
            <text:p>-6,6984176572</text:p>
          </table:table-cell>
          <table:table-cell table:formula="of:=-1.67/1000*((40/3.6)^2)/((275-[.C125])/1000)" office:value-type="float" office:value="-0.741516840613523">
            <text:p>-0,7415168406</text:p>
          </table:table-cell>
          <table:table-cell office:value-type="float" office:value="12.4">
            <text:p>12,4</text:p>
          </table:table-cell>
        </table:table-row>
        <table:table-row table:style-name="ro1">
          <table:table-cell table:formula="of:=-8.5+[.F126]" office:value-type="float" office:value="4">
            <text:p>4</text:p>
          </table:table-cell>
          <table:table-cell office:value-type="float" office:value="-2.10656160854119">
            <text:p>-2,1065616085</text:p>
          </table:table-cell>
          <table:table-cell table:formula="of:=-1.67/1000*((80/3.6)^2)/((275-[.A126])/1000)" office:value-type="float" office:value="-3.04314154252654">
            <text:p>-3,0431415425</text:p>
          </table:table-cell>
          <table:table-cell table:formula="of:=-1.67/1000*((120/3.6)^2)/((275-[.B126])/1000)" office:value-type="float" office:value="-6.69618050465667">
            <text:p>-6,6961805047</text:p>
          </table:table-cell>
          <table:table-cell table:formula="of:=-1.67/1000*((40/3.6)^2)/((275-[.C126])/1000)" office:value-type="float" office:value="-0.741513846960468">
            <text:p>-0,741513847</text:p>
          </table:table-cell>
          <table:table-cell office:value-type="float" office:value="12.5">
            <text:p>12,5</text:p>
          </table:table-cell>
        </table:table-row>
        <table:table-row table:style-name="ro1">
          <table:table-cell table:formula="of:=-8.5+[.F127]" office:value-type="float" office:value="4.1">
            <text:p>4,1</text:p>
          </table:table-cell>
          <table:table-cell office:value-type="float" office:value="-2.19946985699484">
            <text:p>-2,199469857</text:p>
          </table:table-cell>
          <table:table-cell table:formula="of:=-1.67/1000*((80/3.6)^2)/((275-[.A127])/1000)" office:value-type="float" office:value="-3.04426488750347">
            <text:p>-3,0442648875</text:p>
          </table:table-cell>
          <table:table-cell table:formula="of:=-1.67/1000*((120/3.6)^2)/((275-[.B127])/1000)" office:value-type="float" office:value="-6.69393616269477">
            <text:p>-6,6939361627</text:p>
          </table:table-cell>
          <table:table-cell table:formula="of:=-1.67/1000*((40/3.6)^2)/((275-[.C127])/1000)" office:value-type="float" office:value="-0.741510851121458">
            <text:p>-0,7415108511</text:p>
          </table:table-cell>
          <table:table-cell office:value-type="float" office:value="12.6">
            <text:p>12,6</text:p>
          </table:table-cell>
        </table:table-row>
        <table:table-row table:style-name="ro1">
          <table:table-cell table:formula="of:=-8.5+[.F128]" office:value-type="float" office:value="4.2">
            <text:p>4,2</text:p>
          </table:table-cell>
          <table:table-cell office:value-type="float" office:value="-2.28511747720168">
            <text:p>-2,2851174772</text:p>
          </table:table-cell>
          <table:table-cell table:formula="of:=-1.67/1000*((80/3.6)^2)/((275-[.A128])/1000)" office:value-type="float" office:value="-3.04538906212958">
            <text:p>-3,0453890621</text:p>
          </table:table-cell>
          <table:table-cell table:formula="of:=-1.67/1000*((120/3.6)^2)/((275-[.B128])/1000)" office:value-type="float" office:value="-6.69186854468711">
            <text:p>-6,6918685447</text:p>
          </table:table-cell>
          <table:table-cell table:formula="of:=-1.67/1000*((40/3.6)^2)/((275-[.C128])/1000)" office:value-type="float" office:value="-0.741507853094098">
            <text:p>-0,7415078531</text:p>
          </table:table-cell>
          <table:table-cell office:value-type="float" office:value="12.7">
            <text:p>12,7</text:p>
          </table:table-cell>
        </table:table-row>
        <table:table-row table:style-name="ro1">
          <table:table-cell table:formula="of:=-8.5+[.F129]" office:value-type="float" office:value="4.3">
            <text:p>4,3</text:p>
          </table:table-cell>
          <table:table-cell office:value-type="float" office:value="-2.36436720195699">
            <text:p>-2,364367202</text:p>
          </table:table-cell>
          <table:table-cell table:formula="of:=-1.67/1000*((80/3.6)^2)/((275-[.A129])/1000)" office:value-type="float" office:value="-3.04651406732431">
            <text:p>-3,0465140673</text:p>
          </table:table-cell>
          <table:table-cell table:formula="of:=-1.67/1000*((120/3.6)^2)/((275-[.B129])/1000)" office:value-type="float" office:value="-6.68995651559118">
            <text:p>-6,6899565156</text:p>
          </table:table-cell>
          <table:table-cell table:formula="of:=-1.67/1000*((40/3.6)^2)/((275-[.C129])/1000)" office:value-type="float" office:value="-0.741504852875988">
            <text:p>-0,7415048529</text:p>
          </table:table-cell>
          <table:table-cell office:value-type="float" office:value="12.8">
            <text:p>12,8</text:p>
          </table:table-cell>
        </table:table-row>
        <table:table-row table:style-name="ro1">
          <table:table-cell table:formula="of:=-8.5+[.F130]" office:value-type="float" office:value="4.4">
            <text:p>4,4</text:p>
          </table:table-cell>
          <table:table-cell office:value-type="float" office:value="-2.44769725006867">
            <text:p>-2,4476972501</text:p>
          </table:table-cell>
          <table:table-cell table:formula="of:=-1.67/1000*((80/3.6)^2)/((275-[.A130])/1000)" office:value-type="float" office:value="-3.04763990400847">
            <text:p>-3,047639904</text:p>
          </table:table-cell>
          <table:table-cell table:formula="of:=-1.67/1000*((120/3.6)^2)/((275-[.B130])/1000)" office:value-type="float" office:value="-6.68794722013176">
            <text:p>-6,6879472201</text:p>
          </table:table-cell>
          <table:table-cell table:formula="of:=-1.67/1000*((40/3.6)^2)/((275-[.C130])/1000)" office:value-type="float" office:value="-0.741501850464729">
            <text:p>-0,7415018505</text:p>
          </table:table-cell>
          <table:table-cell office:value-type="float" office:value="12.9">
            <text:p>12,9</text:p>
          </table:table-cell>
        </table:table-row>
        <table:table-row table:style-name="ro1">
          <table:table-cell table:formula="of:=-8.5+[.F131]" office:value-type="float" office:value="4.5">
            <text:p>4,5</text:p>
          </table:table-cell>
          <table:table-cell office:value-type="float" office:value="-2.51225556545775">
            <text:p>-2,5122555655</text:p>
          </table:table-cell>
          <table:table-cell table:formula="of:=-1.67/1000*((80/3.6)^2)/((275-[.A131])/1000)" office:value-type="float" office:value="-3.04876657310422">
            <text:p>-3,0487665731</text:p>
          </table:table-cell>
          <table:table-cell table:formula="of:=-1.67/1000*((120/3.6)^2)/((275-[.B131])/1000)" office:value-type="float" office:value="-6.68639138756119">
            <text:p>-6,6863913876</text:p>
          </table:table-cell>
          <table:table-cell table:formula="of:=-1.67/1000*((40/3.6)^2)/((275-[.C131])/1000)" office:value-type="float" office:value="-0.741498845857912">
            <text:p>-0,741498845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formula="of:=-8.5+[.F132]" office:value-type="float" office:value="4.6">
            <text:p>4,6</text:p>
          </table:table-cell>
          <table:table-cell office:value-type="float" office:value="-2.64201153793617">
            <text:p>-2,6420115379</text:p>
          </table:table-cell>
          <table:table-cell table:formula="of:=-1.67/1000*((80/3.6)^2)/((275-[.A132])/1000)" office:value-type="float" office:value="-3.0498940755351">
            <text:p>-3,0498940755</text:p>
          </table:table-cell>
          <table:table-cell table:formula="of:=-1.67/1000*((120/3.6)^2)/((275-[.B132])/1000)" office:value-type="float" office:value="-6.68326650306673">
            <text:p>-6,6832665031</text:p>
          </table:table-cell>
          <table:table-cell table:formula="of:=-1.67/1000*((40/3.6)^2)/((275-[.C132])/1000)" office:value-type="float" office:value="-0.74149583905313">
            <text:p>-0,7414958391</text:p>
          </table:table-cell>
          <table:table-cell office:value-type="float" office:value="13.1">
            <text:p>13,1</text:p>
          </table:table-cell>
        </table:table-row>
        <table:table-row table:style-name="ro1">
          <table:table-cell table:formula="of:=-8.5+[.F133]" office:value-type="float" office:value="4.7">
            <text:p>4,7</text:p>
          </table:table-cell>
          <table:table-cell office:value-type="float" office:value="-2.74615831114593">
            <text:p>-2,7461583111</text:p>
          </table:table-cell>
          <table:table-cell table:formula="of:=-1.67/1000*((80/3.6)^2)/((275-[.A133])/1000)" office:value-type="float" office:value="-3.05102241222601">
            <text:p>-3,0510224122</text:p>
          </table:table-cell>
          <table:table-cell table:formula="of:=-1.67/1000*((120/3.6)^2)/((275-[.B133])/1000)" office:value-type="float" office:value="-6.6807604714981">
            <text:p>-6,6807604715</text:p>
          </table:table-cell>
          <table:table-cell table:formula="of:=-1.67/1000*((40/3.6)^2)/((275-[.C133])/1000)" office:value-type="float" office:value="-0.741492830047969">
            <text:p>-0,74149283</text:p>
          </table:table-cell>
          <table:table-cell office:value-type="float" office:value="13.2">
            <text:p>13,2</text:p>
          </table:table-cell>
        </table:table-row>
        <table:table-row table:style-name="ro1">
          <table:table-cell table:formula="of:=-8.5+[.F134]" office:value-type="float" office:value="4.8">
            <text:p>4,8</text:p>
          </table:table-cell>
          <table:table-cell office:value-type="float" office:value="-2.85766921580363">
            <text:p>-2,8576692158</text:p>
          </table:table-cell>
          <table:table-cell table:formula="of:=-1.67/1000*((80/3.6)^2)/((275-[.A134])/1000)" office:value-type="float" office:value="-3.05215158410322">
            <text:p>-3,0521515841</text:p>
          </table:table-cell>
          <table:table-cell table:formula="of:=-1.67/1000*((120/3.6)^2)/((275-[.B134])/1000)" office:value-type="float" office:value="-6.67807932310266">
            <text:p>-6,6780793231</text:p>
          </table:table-cell>
          <table:table-cell table:formula="of:=-1.67/1000*((40/3.6)^2)/((275-[.C134])/1000)" office:value-type="float" office:value="-0.741489818840014">
            <text:p>-0,7414898188</text:p>
          </table:table-cell>
          <table:table-cell office:value-type="float" office:value="13.3">
            <text:p>13,3</text:p>
          </table:table-cell>
        </table:table-row>
        <table:table-row table:style-name="ro1">
          <table:table-cell table:formula="of:=-8.5+[.F135]" office:value-type="float" office:value="4.9">
            <text:p>4,9</text:p>
          </table:table-cell>
          <table:table-cell office:value-type="float" office:value="-2.95814396372965">
            <text:p>-2,9581439637</text:p>
          </table:table-cell>
          <table:table-cell table:formula="of:=-1.67/1000*((80/3.6)^2)/((275-[.A135])/1000)" office:value-type="float" office:value="-3.05328159209438">
            <text:p>-3,0532815921</text:p>
          </table:table-cell>
          <table:table-cell table:formula="of:=-1.67/1000*((120/3.6)^2)/((275-[.B135])/1000)" office:value-type="float" office:value="-6.67566536851564">
            <text:p>-6,6756653685</text:p>
          </table:table-cell>
          <table:table-cell table:formula="of:=-1.67/1000*((40/3.6)^2)/((275-[.C135])/1000)" office:value-type="float" office:value="-0.741486805426844">
            <text:p>-0,7414868054</text:p>
          </table:table-cell>
          <table:table-cell office:value-type="float" office:value="13.4">
            <text:p>13,4</text:p>
          </table:table-cell>
        </table:table-row>
        <table:table-row table:style-name="ro1">
          <table:table-cell table:formula="of:=-8.5+[.F136]" office:value-type="float" office:value="5">
            <text:p>5</text:p>
          </table:table-cell>
          <table:table-cell office:value-type="float" office:value="-3.05909354252215">
            <text:p>-3,0590935425</text:p>
          </table:table-cell>
          <table:table-cell table:formula="of:=-1.67/1000*((80/3.6)^2)/((275-[.A136])/1000)" office:value-type="float" office:value="-3.05441243712849">
            <text:p>-3,0544124371</text:p>
          </table:table-cell>
          <table:table-cell table:formula="of:=-1.67/1000*((120/3.6)^2)/((275-[.B136])/1000)" office:value-type="float" office:value="-6.67324176280462">
            <text:p>-6,6732417628</text:p>
          </table:table-cell>
          <table:table-cell table:formula="of:=-1.67/1000*((40/3.6)^2)/((275-[.C136])/1000)" office:value-type="float" office:value="-0.741483789806037">
            <text:p>-0,7414837898</text:p>
          </table:table-cell>
          <table:table-cell office:value-type="float" office:value="13.5">
            <text:p>13,5</text:p>
          </table:table-cell>
        </table:table-row>
        <table:table-row table:style-name="ro1">
          <table:table-cell table:formula="of:=-8.5+[.F137]" office:value-type="float" office:value="5.1">
            <text:p>5,1</text:p>
          </table:table-cell>
          <table:table-cell office:value-type="float" office:value="-3.18426876853989">
            <text:p>-3,1842687685</text:p>
          </table:table-cell>
          <table:table-cell table:formula="of:=-1.67/1000*((80/3.6)^2)/((275-[.A137])/1000)" office:value-type="float" office:value="-3.05554412013594">
            <text:p>-3,0555441201</text:p>
          </table:table-cell>
          <table:table-cell table:formula="of:=-1.67/1000*((120/3.6)^2)/((275-[.B137])/1000)" office:value-type="float" office:value="-6.67023898860165">
            <text:p>-6,6702389886</text:p>
          </table:table-cell>
          <table:table-cell table:formula="of:=-1.67/1000*((40/3.6)^2)/((275-[.C137])/1000)" office:value-type="float" office:value="-0.741480771975164">
            <text:p>-0,741480772</text:p>
          </table:table-cell>
          <table:table-cell office:value-type="float" office:value="13.6">
            <text:p>13,6</text:p>
          </table:table-cell>
        </table:table-row>
        <table:table-row table:style-name="ro1">
          <table:table-cell table:formula="of:=-8.5+[.F138]" office:value-type="float" office:value="5.2">
            <text:p>5,2</text:p>
          </table:table-cell>
          <table:table-cell office:value-type="float" office:value="-3.28712086827283">
            <text:p>-3,2871208683</text:p>
          </table:table-cell>
          <table:table-cell table:formula="of:=-1.67/1000*((80/3.6)^2)/((275-[.A138])/1000)" office:value-type="float" office:value="-3.05667664204852">
            <text:p>-3,056676642</text:p>
          </table:table-cell>
          <table:table-cell table:formula="of:=-1.67/1000*((120/3.6)^2)/((275-[.B138])/1000)" office:value-type="float" office:value="-6.66777373586715">
            <text:p>-6,6677737359</text:p>
          </table:table-cell>
          <table:table-cell table:formula="of:=-1.67/1000*((40/3.6)^2)/((275-[.C138])/1000)" office:value-type="float" office:value="-0.741477751931797">
            <text:p>-0,7414777519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table:formula="of:=-8.5+[.F139]" office:value-type="float" office:value="5.3">
            <text:p>5,3</text:p>
          </table:table-cell>
          <table:table-cell office:value-type="float" office:value="-3.42090269914972">
            <text:p>-3,4209026991</text:p>
          </table:table-cell>
          <table:table-cell table:formula="of:=-1.67/1000*((80/3.6)^2)/((275-[.A139])/1000)" office:value-type="float" office:value="-3.05781000379937">
            <text:p>-3,0578100038</text:p>
          </table:table-cell>
          <table:table-cell table:formula="of:=-1.67/1000*((120/3.6)^2)/((275-[.B139])/1000)" office:value-type="float" office:value="-6.66456985652616">
            <text:p>-6,6645698565</text:p>
          </table:table-cell>
          <table:table-cell table:formula="of:=-1.67/1000*((40/3.6)^2)/((275-[.C139])/1000)" office:value-type="float" office:value="-0.741474729673501">
            <text:p>-0,7414747297</text:p>
          </table:table-cell>
          <table:table-cell office:value-type="float" office:value="13.8">
            <text:p>13,8</text:p>
          </table:table-cell>
        </table:table-row>
        <table:table-row table:style-name="ro1">
          <table:table-cell table:formula="of:=-8.5+[.F140]" office:value-type="float" office:value="5.4">
            <text:p>5,4</text:p>
          </table:table-cell>
          <table:table-cell office:value-type="float" office:value="-3.54677192684326">
            <text:p>-3,5467719268</text:p>
          </table:table-cell>
          <table:table-cell table:formula="of:=-1.67/1000*((80/3.6)^2)/((275-[.A140])/1000)" office:value-type="float" office:value="-3.05894420632304">
            <text:p>-3,0589442063</text:p>
          </table:table-cell>
          <table:table-cell table:formula="of:=-1.67/1000*((120/3.6)^2)/((275-[.B140])/1000)" office:value-type="float" office:value="-6.66155828236593">
            <text:p>-6,6615582824</text:p>
          </table:table-cell>
          <table:table-cell table:formula="of:=-1.67/1000*((40/3.6)^2)/((275-[.C140])/1000)" office:value-type="float" office:value="-0.741471705197838">
            <text:p>-0,7414717052</text:p>
          </table:table-cell>
          <table:table-cell office:value-type="float" office:value="13.9">
            <text:p>13,9</text:p>
          </table:table-cell>
        </table:table-row>
        <table:table-row table:style-name="ro1">
          <table:table-cell table:formula="of:=-8.5+[.F141]" office:value-type="float" office:value="5.5">
            <text:p>5,5</text:p>
          </table:table-cell>
          <table:table-cell office:value-type="float" office:value="-3.65513363201121">
            <text:p>-3,655133632</text:p>
          </table:table-cell>
          <table:table-cell table:formula="of:=-1.67/1000*((80/3.6)^2)/((275-[.A141])/1000)" office:value-type="float" office:value="-3.06007925055544">
            <text:p>-3,0600792506</text:p>
          </table:table-cell>
          <table:table-cell table:formula="of:=-1.67/1000*((120/3.6)^2)/((275-[.B141])/1000)" office:value-type="float" office:value="-6.65896777629793">
            <text:p>-6,6589677763</text:p>
          </table:table-cell>
          <table:table-cell table:formula="of:=-1.67/1000*((40/3.6)^2)/((275-[.C141])/1000)" office:value-type="float" office:value="-0.741468678502367">
            <text:p>-0,741468678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formula="of:=-8.5+[.F142]" office:value-type="float" office:value="5.6">
            <text:p>5,6</text:p>
          </table:table-cell>
          <table:table-cell office:value-type="float" office:value="-3.80279405654295">
            <text:p>-3,8027940565</text:p>
          </table:table-cell>
          <table:table-cell table:formula="of:=-1.67/1000*((80/3.6)^2)/((275-[.A142])/1000)" office:value-type="float" office:value="-3.06121513743389">
            <text:p>-3,0612151374</text:p>
          </table:table-cell>
          <table:table-cell table:formula="of:=-1.67/1000*((120/3.6)^2)/((275-[.B142])/1000)" office:value-type="float" office:value="-6.65544103255736">
            <text:p>-6,6554410326</text:p>
          </table:table-cell>
          <table:table-cell table:formula="of:=-1.67/1000*((40/3.6)^2)/((275-[.C142])/1000)" office:value-type="float" office:value="-0.741465649584644">
            <text:p>-0,7414656496</text:p>
          </table:table-cell>
          <table:table-cell office:value-type="float" office:value="14.1">
            <text:p>14,1</text:p>
          </table:table-cell>
        </table:table-row>
        <table:table-row table:style-name="ro1">
          <table:table-cell table:formula="of:=-8.5+[.F143]" office:value-type="float" office:value="5.7">
            <text:p>5,7</text:p>
          </table:table-cell>
          <table:table-cell office:value-type="float" office:value="-3.94881433614501">
            <text:p>-3,9488143361</text:p>
          </table:table-cell>
          <table:table-cell table:formula="of:=-1.67/1000*((80/3.6)^2)/((275-[.A143])/1000)" office:value-type="float" office:value="-3.06235186789711">
            <text:p>-3,0623518679</text:p>
          </table:table-cell>
          <table:table-cell table:formula="of:=-1.67/1000*((120/3.6)^2)/((275-[.B143])/1000)" office:value-type="float" office:value="-6.65195713404085">
            <text:p>-6,651957134</text:p>
          </table:table-cell>
          <table:table-cell table:formula="of:=-1.67/1000*((40/3.6)^2)/((275-[.C143])/1000)" office:value-type="float" office:value="-0.74146261844222">
            <text:p>-0,7414626184</text:p>
          </table:table-cell>
          <table:table-cell office:value-type="float" office:value="14.2">
            <text:p>14,2</text:p>
          </table:table-cell>
        </table:table-row>
        <table:table-row table:style-name="ro1">
          <table:table-cell table:formula="of:=-8.5+[.F144]" office:value-type="float" office:value="5.8">
            <text:p>5,8</text:p>
          </table:table-cell>
          <table:table-cell office:value-type="float" office:value="-4.10796510766688">
            <text:p>-4,1079651077</text:p>
          </table:table-cell>
          <table:table-cell table:formula="of:=-1.67/1000*((80/3.6)^2)/((275-[.A144])/1000)" office:value-type="float" office:value="-3.06348944288518">
            <text:p>-3,0634894429</text:p>
          </table:table-cell>
          <table:table-cell table:formula="of:=-1.67/1000*((120/3.6)^2)/((275-[.B144])/1000)" office:value-type="float" office:value="-6.64816410681712">
            <text:p>-6,6481641068</text:p>
          </table:table-cell>
          <table:table-cell table:formula="of:=-1.67/1000*((40/3.6)^2)/((275-[.C144])/1000)" office:value-type="float" office:value="-0.741459585072643">
            <text:p>-0,7414595851</text:p>
          </table:table-cell>
          <table:table-cell office:value-type="float" office:value="14.3">
            <text:p>14,3</text:p>
          </table:table-cell>
        </table:table-row>
        <table:table-row table:style-name="ro1">
          <table:table-cell table:formula="of:=-8.5+[.F145]" office:value-type="float" office:value="5.9">
            <text:p>5,9</text:p>
          </table:table-cell>
          <table:table-cell office:value-type="float" office:value="-4.25753688612769">
            <text:p>-4,2575368861</text:p>
          </table:table-cell>
          <table:table-cell table:formula="of:=-1.67/1000*((80/3.6)^2)/((275-[.A145])/1000)" office:value-type="float" office:value="-3.06462786333962">
            <text:p>-3,0646278633</text:p>
          </table:table-cell>
          <table:table-cell table:formula="of:=-1.67/1000*((120/3.6)^2)/((275-[.B145])/1000)" office:value-type="float" office:value="-6.64460331579947">
            <text:p>-6,6446033158</text:p>
          </table:table-cell>
          <table:table-cell table:formula="of:=-1.67/1000*((40/3.6)^2)/((275-[.C145])/1000)" office:value-type="float" office:value="-0.741456549473457">
            <text:p>-0,7414565495</text:p>
          </table:table-cell>
          <table:table-cell office:value-type="float" office:value="14.4">
            <text:p>14,4</text:p>
          </table:table-cell>
        </table:table-row>
        <table:table-row table:style-name="ro1">
          <table:table-cell table:formula="of:=-8.5+[.F146]" office:value-type="float" office:value="6">
            <text:p>6</text:p>
          </table:table-cell>
          <table:table-cell office:value-type="float" office:value="-4.41373183260511">
            <text:p>-4,4137318326</text:p>
          </table:table-cell>
          <table:table-cell table:formula="of:=-1.67/1000*((80/3.6)^2)/((275-[.A146])/1000)" office:value-type="float" office:value="-3.06576713020331">
            <text:p>-3,0657671302</text:p>
          </table:table-cell>
          <table:table-cell table:formula="of:=-1.67/1000*((120/3.6)^2)/((275-[.B146])/1000)" office:value-type="float" office:value="-6.64088891904284">
            <text:p>-6,640888919</text:p>
          </table:table-cell>
          <table:table-cell table:formula="of:=-1.67/1000*((40/3.6)^2)/((275-[.C146])/1000)" office:value-type="float" office:value="-0.741453511642205">
            <text:p>-0,7414535116</text:p>
          </table:table-cell>
          <table:table-cell office:value-type="float" office:value="14.5">
            <text:p>14,5</text:p>
          </table:table-cell>
        </table:table-row>
        <table:table-row table:style-name="ro1">
          <table:table-cell table:formula="of:=-8.5+[.F147]" office:value-type="float" office:value="6.1">
            <text:p>6,1</text:p>
          </table:table-cell>
          <table:table-cell office:value-type="float" office:value="-4.62163556279956">
            <text:p>-4,6216355628</text:p>
          </table:table-cell>
          <table:table-cell table:formula="of:=-1.67/1000*((80/3.6)^2)/((275-[.A147])/1000)" office:value-type="float" office:value="-3.06690724442057">
            <text:p>-3,0669072444</text:p>
          </table:table-cell>
          <table:table-cell table:formula="of:=-1.67/1000*((120/3.6)^2)/((275-[.B147])/1000)" office:value-type="float" office:value="-6.63595129833514">
            <text:p>-6,6359512983</text:p>
          </table:table-cell>
          <table:table-cell table:formula="of:=-1.67/1000*((40/3.6)^2)/((275-[.C147])/1000)" office:value-type="float" office:value="-0.741450471576422">
            <text:p>-0,7414504716</text:p>
          </table:table-cell>
          <table:table-cell office:value-type="float" office:value="14.6">
            <text:p>14,6</text:p>
          </table:table-cell>
        </table:table-row>
        <table:table-row table:style-name="ro1">
          <table:table-cell table:formula="of:=-8.5+[.F148]" office:value-type="float" office:value="6.2">
            <text:p>6,2</text:p>
          </table:table-cell>
          <table:table-cell office:value-type="float" office:value="-4.78240641985742">
            <text:p>-4,7824064199</text:p>
          </table:table-cell>
          <table:table-cell table:formula="of:=-1.67/1000*((80/3.6)^2)/((275-[.A148])/1000)" office:value-type="float" office:value="-3.06804820693709">
            <text:p>-3,0680482069</text:p>
          </table:table-cell>
          <table:table-cell table:formula="of:=-1.67/1000*((120/3.6)^2)/((275-[.B148])/1000)" office:value-type="float" office:value="-6.63213809366913">
            <text:p>-6,6321380937</text:p>
          </table:table-cell>
          <table:table-cell table:formula="of:=-1.67/1000*((40/3.6)^2)/((275-[.C148])/1000)" office:value-type="float" office:value="-0.741447429273642">
            <text:p>-0,7414474293</text:p>
          </table:table-cell>
          <table:table-cell office:value-type="float" office:value="14.7">
            <text:p>14,7</text:p>
          </table:table-cell>
        </table:table-row>
        <table:table-row table:style-name="ro1">
          <table:table-cell table:formula="of:=-8.5+[.F149]" office:value-type="float" office:value="6.3">
            <text:p>6,3</text:p>
          </table:table-cell>
          <table:table-cell office:value-type="float" office:value="-4.94698712475864">
            <text:p>-4,9469871248</text:p>
          </table:table-cell>
          <table:table-cell table:formula="of:=-1.67/1000*((80/3.6)^2)/((275-[.A149])/1000)" office:value-type="float" office:value="-3.0691900187">
            <text:p>-3,0691900187</text:p>
          </table:table-cell>
          <table:table-cell table:formula="of:=-1.67/1000*((120/3.6)^2)/((275-[.B149])/1000)" office:value-type="float" office:value="-6.62823906273592">
            <text:p>-6,6282390627</text:p>
          </table:table-cell>
          <table:table-cell table:formula="of:=-1.67/1000*((40/3.6)^2)/((275-[.C149])/1000)" office:value-type="float" office:value="-0.741444384731396">
            <text:p>-0,7414443847</text:p>
          </table:table-cell>
          <table:table-cell office:value-type="float" office:value="14.8">
            <text:p>14,8</text:p>
          </table:table-cell>
        </table:table-row>
        <table:table-row table:style-name="ro1">
          <table:table-cell table:formula="of:=-8.5+[.F150]" office:value-type="float" office:value="6.4">
            <text:p>6,4</text:p>
          </table:table-cell>
          <table:table-cell office:value-type="float" office:value="-5.12079452581331">
            <text:p>-5,1207945258</text:p>
          </table:table-cell>
          <table:table-cell table:formula="of:=-1.67/1000*((80/3.6)^2)/((275-[.A150])/1000)" office:value-type="float" office:value="-3.07033268065782">
            <text:p>-3,0703326807</text:p>
          </table:table-cell>
          <table:table-cell table:formula="of:=-1.67/1000*((120/3.6)^2)/((275-[.B150])/1000)" office:value-type="float" office:value="-6.62412641909226">
            <text:p>-6,6241264191</text:p>
          </table:table-cell>
          <table:table-cell table:formula="of:=-1.67/1000*((40/3.6)^2)/((275-[.C150])/1000)" office:value-type="float" office:value="-0.74144133794721">
            <text:p>-0,7414413379</text:p>
          </table:table-cell>
          <table:table-cell office:value-type="float" office:value="14.9">
            <text:p>14,9</text:p>
          </table:table-cell>
        </table:table-row>
        <table:table-row table:style-name="ro1">
          <table:table-cell table:formula="of:=-8.5+[.F151]" office:value-type="float" office:value="6.5">
            <text:p>6,5</text:p>
          </table:table-cell>
          <table:table-cell office:value-type="float" office:value="-5.3578479714941">
            <text:p>-5,3578479715</text:p>
          </table:table-cell>
          <table:table-cell table:formula="of:=-1.67/1000*((80/3.6)^2)/((275-[.A151])/1000)" office:value-type="float" office:value="-3.07147619376049">
            <text:p>-3,0714761938</text:p>
          </table:table-cell>
          <table:table-cell table:formula="of:=-1.67/1000*((120/3.6)^2)/((275-[.B151])/1000)" office:value-type="float" office:value="-6.61852546301548">
            <text:p>-6,618525463</text:p>
          </table:table-cell>
          <table:table-cell table:formula="of:=-1.67/1000*((40/3.6)^2)/((275-[.C151])/1000)" office:value-type="float" office:value="-0.741438288918607">
            <text:p>-0,741438288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formula="of:=-8.5+[.F152]" office:value-type="float" office:value="6.6">
            <text:p>6,6</text:p>
          </table:table-cell>
          <table:table-cell office:value-type="float" office:value="-5.5581987152103">
            <text:p>-5,5581987152</text:p>
          </table:table-cell>
          <table:table-cell table:formula="of:=-1.67/1000*((80/3.6)^2)/((275-[.A152])/1000)" office:value-type="float" office:value="-3.07262055895936">
            <text:p>-3,072620559</text:p>
          </table:table-cell>
          <table:table-cell table:formula="of:=-1.67/1000*((120/3.6)^2)/((275-[.B152])/1000)" office:value-type="float" office:value="-6.61379907645863">
            <text:p>-6,6137990765</text:p>
          </table:table-cell>
          <table:table-cell table:formula="of:=-1.67/1000*((40/3.6)^2)/((275-[.C152])/1000)" office:value-type="float" office:value="-0.741435237643104">
            <text:p>-0,7414352376</text:p>
          </table:table-cell>
          <table:table-cell office:value-type="float" office:value="15.1">
            <text:p>15,1</text:p>
          </table:table-cell>
        </table:table-row>
        <table:table-row table:style-name="ro1">
          <table:table-cell table:formula="of:=-8.5+[.F153]" office:value-type="float" office:value="6.7">
            <text:p>6,7</text:p>
          </table:table-cell>
          <table:table-cell office:value-type="float" office:value="-5.76285592463878">
            <text:p>-5,7628559246</text:p>
          </table:table-cell>
          <table:table-cell table:formula="of:=-1.67/1000*((80/3.6)^2)/((275-[.A153])/1000)" office:value-type="float" office:value="-3.0737657772072">
            <text:p>-3,0737657772</text:p>
          </table:table-cell>
          <table:table-cell table:formula="of:=-1.67/1000*((120/3.6)^2)/((275-[.B153])/1000)" office:value-type="float" office:value="-6.60897806244576">
            <text:p>-6,6089780624</text:p>
          </table:table-cell>
          <table:table-cell table:formula="of:=-1.67/1000*((40/3.6)^2)/((275-[.C153])/1000)" office:value-type="float" office:value="-0.741432184118219">
            <text:p>-0,7414321841</text:p>
          </table:table-cell>
          <table:table-cell office:value-type="float" office:value="15.2">
            <text:p>15,2</text:p>
          </table:table-cell>
        </table:table-row>
        <table:table-row table:style-name="ro1">
          <table:table-cell table:formula="of:=-8.5+[.F154]" office:value-type="float" office:value="6.8">
            <text:p>6,8</text:p>
          </table:table-cell>
          <table:table-cell office:value-type="float" office:value="-6.02286458484476">
            <text:p>-6,0228645848</text:p>
          </table:table-cell>
          <table:table-cell table:formula="of:=-1.67/1000*((80/3.6)^2)/((275-[.A154])/1000)" office:value-type="float" office:value="-3.07491184945821">
            <text:p>-3,0749118495</text:p>
          </table:table-cell>
          <table:table-cell table:formula="of:=-1.67/1000*((120/3.6)^2)/((275-[.B154])/1000)" office:value-type="float" office:value="-6.60286328764305">
            <text:p>-6,6028632876</text:p>
          </table:table-cell>
          <table:table-cell table:formula="of:=-1.67/1000*((40/3.6)^2)/((275-[.C154])/1000)" office:value-type="float" office:value="-0.741429128341462">
            <text:p>-0,7414291283</text:p>
          </table:table-cell>
          <table:table-cell office:value-type="float" office:value="15.3">
            <text:p>15,3</text:p>
          </table:table-cell>
        </table:table-row>
        <table:table-row table:style-name="ro1">
          <table:table-cell table:formula="of:=-8.5+[.F155]" office:value-type="float" office:value="6.9">
            <text:p>6,9</text:p>
          </table:table-cell>
          <table:table-cell office:value-type="float" office:value="-6.28546776167305">
            <text:p>-6,2854677617</text:p>
          </table:table-cell>
          <table:table-cell table:formula="of:=-1.67/1000*((80/3.6)^2)/((275-[.A155])/1000)" office:value-type="float" office:value="-3.076058776668">
            <text:p>-3,0760587767</text:p>
          </table:table-cell>
          <table:table-cell table:formula="of:=-1.67/1000*((120/3.6)^2)/((275-[.B155])/1000)" office:value-type="float" office:value="-6.59669897034186">
            <text:p>-6,5966989703</text:p>
          </table:table-cell>
          <table:table-cell table:formula="of:=-1.67/1000*((40/3.6)^2)/((275-[.C155])/1000)" office:value-type="float" office:value="-0.741426070310343">
            <text:p>-0,7414260703</text:p>
          </table:table-cell>
          <table:table-cell office:value-type="float" office:value="15.4">
            <text:p>15,4</text:p>
          </table:table-cell>
        </table:table-row>
        <table:table-row table:style-name="ro1">
          <table:table-cell table:formula="of:=-8.5+[.F156]" office:value-type="float" office:value="7">
            <text:p>7</text:p>
          </table:table-cell>
          <table:table-cell office:value-type="float" office:value="-6.52847000007049">
            <text:p>-6,5284700001</text:p>
          </table:table-cell>
          <table:table-cell table:formula="of:=-1.67/1000*((80/3.6)^2)/((275-[.A156])/1000)" office:value-type="float" office:value="-3.07720655979362">
            <text:p>-3,0772065598</text:p>
          </table:table-cell>
          <table:table-cell table:formula="of:=-1.67/1000*((120/3.6)^2)/((275-[.B156])/1000)" office:value-type="float" office:value="-6.5910050076111">
            <text:p>-6,5910050076</text:p>
          </table:table-cell>
          <table:table-cell table:formula="of:=-1.67/1000*((40/3.6)^2)/((275-[.C156])/1000)" office:value-type="float" office:value="-0.741423010022364">
            <text:p>-0,74142301</text:p>
          </table:table-cell>
          <table:table-cell office:value-type="float" office:value="15.5">
            <text:p>15,5</text:p>
          </table:table-cell>
        </table:table-row>
        <table:table-row table:style-name="ro1">
          <table:table-cell table:formula="of:=-8.5+[.F157]" office:value-type="float" office:value="7.1">
            <text:p>7,1</text:p>
          </table:table-cell>
          <table:table-cell office:value-type="float" office:value="-6.79838826770711">
            <text:p>-6,7983882677</text:p>
          </table:table-cell>
          <table:table-cell table:formula="of:=-1.67/1000*((80/3.6)^2)/((275-[.A157])/1000)" office:value-type="float" office:value="-3.07835519979355">
            <text:p>-3,0783551998</text:p>
          </table:table-cell>
          <table:table-cell table:formula="of:=-1.67/1000*((120/3.6)^2)/((275-[.B157])/1000)" office:value-type="float" office:value="-6.58469186769368">
            <text:p>-6,5846918677</text:p>
          </table:table-cell>
          <table:table-cell table:formula="of:=-1.67/1000*((40/3.6)^2)/((275-[.C157])/1000)" office:value-type="float" office:value="-0.741419947475027">
            <text:p>-0,7414199475</text:p>
          </table:table-cell>
          <table:table-cell office:value-type="float" office:value="15.6">
            <text:p>15,6</text:p>
          </table:table-cell>
        </table:table-row>
        <table:table-row table:style-name="ro1">
          <table:table-cell table:formula="of:=-8.5+[.F158]" office:value-type="float" office:value="7.2">
            <text:p>7,2</text:p>
          </table:table-cell>
          <table:table-cell office:value-type="float" office:value="-7.08170754100709">
            <text:p>-7,081707541</text:p>
          </table:table-cell>
          <table:table-cell table:formula="of:=-1.67/1000*((80/3.6)^2)/((275-[.A158])/1000)" office:value-type="float" office:value="-3.07950469762767">
            <text:p>-3,0795046976</text:p>
          </table:table-cell>
          <table:table-cell table:formula="of:=-1.67/1000*((120/3.6)^2)/((275-[.B158])/1000)" office:value-type="float" office:value="-6.57807828707151">
            <text:p>-6,5780782871</text:p>
          </table:table-cell>
          <table:table-cell table:formula="of:=-1.67/1000*((40/3.6)^2)/((275-[.C158])/1000)" office:value-type="float" office:value="-0.741416882665829">
            <text:p>-0,7414168827</text:p>
          </table:table-cell>
          <table:table-cell office:value-type="float" office:value="15.7">
            <text:p>15,7</text:p>
          </table:table-cell>
        </table:table-row>
        <table:table-row table:style-name="ro1">
          <table:table-cell table:formula="of:=-8.5+[.F159]" office:value-type="float" office:value="7.3">
            <text:p>7,3</text:p>
          </table:table-cell>
          <table:table-cell office:value-type="float" office:value="-7.40892486440722">
            <text:p>-7,4089248644</text:p>
          </table:table-cell>
          <table:table-cell table:formula="of:=-1.67/1000*((80/3.6)^2)/((275-[.A159])/1000)" office:value-type="float" office:value="-3.08065505425734">
            <text:p>-3,0806550543</text:p>
          </table:table-cell>
          <table:table-cell table:formula="of:=-1.67/1000*((120/3.6)^2)/((275-[.B159])/1000)" office:value-type="float" office:value="-6.57045649830813">
            <text:p>-6,5704564983</text:p>
          </table:table-cell>
          <table:table-cell table:formula="of:=-1.67/1000*((40/3.6)^2)/((275-[.C159])/1000)" office:value-type="float" office:value="-0.741413815592263">
            <text:p>-0,7414138156</text:p>
          </table:table-cell>
          <table:table-cell office:value-type="float" office:value="15.8">
            <text:p>15,8</text:p>
          </table:table-cell>
        </table:table-row>
        <table:table-row table:style-name="ro1">
          <table:table-cell table:formula="of:=-8.5+[.F160]" office:value-type="float" office:value="7.4">
            <text:p>7,4</text:p>
          </table:table-cell>
          <table:table-cell office:value-type="float" office:value="-7.74683334564801">
            <text:p>-7,7468333456</text:p>
          </table:table-cell>
          <table:table-cell table:formula="of:=-1.67/1000*((80/3.6)^2)/((275-[.A160])/1000)" office:value-type="float" office:value="-3.08180627064533">
            <text:p>-3,0818062706</text:p>
          </table:table-cell>
          <table:table-cell table:formula="of:=-1.67/1000*((120/3.6)^2)/((275-[.B160])/1000)" office:value-type="float" office:value="-6.56260419824828">
            <text:p>-6,5626041982</text:p>
          </table:table-cell>
          <table:table-cell table:formula="of:=-1.67/1000*((40/3.6)^2)/((275-[.C160])/1000)" office:value-type="float" office:value="-0.741410746251818">
            <text:p>-0,7414107463</text:p>
          </table:table-cell>
          <table:table-cell office:value-type="float" office:value="15.9">
            <text:p>15,9</text:p>
          </table:table-cell>
        </table:table-row>
        <table:table-row table:style-name="ro1">
          <table:table-cell table:formula="of:=-8.5+[.F161]" office:value-type="float" office:value="7.5">
            <text:p>7,5</text:p>
          </table:table-cell>
          <table:table-cell office:value-type="float" office:value="-8.04640582153761">
            <text:p>-8,0464058215</text:p>
          </table:table-cell>
          <table:table-cell table:formula="of:=-1.67/1000*((80/3.6)^2)/((275-[.A161])/1000)" office:value-type="float" office:value="-3.08295834775585">
            <text:p>-3,0829583478</text:p>
          </table:table-cell>
          <table:table-cell table:formula="of:=-1.67/1000*((120/3.6)^2)/((275-[.B161])/1000)" office:value-type="float" office:value="-6.55565842699834">
            <text:p>-6,555658427</text:p>
          </table:table-cell>
          <table:table-cell table:formula="of:=-1.67/1000*((40/3.6)^2)/((275-[.C161])/1000)" office:value-type="float" office:value="-0.741407674641982">
            <text:p>-0,741407674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formula="of:=-8.5+[.F162]" office:value-type="float" office:value="7.6">
            <text:p>7,6</text:p>
          </table:table-cell>
          <table:table-cell office:value-type="float" office:value="-8.39429184148411">
            <text:p>-8,3942918415</text:p>
          </table:table-cell>
          <table:table-cell table:formula="of:=-1.67/1000*((80/3.6)^2)/((275-[.A162])/1000)" office:value-type="float" office:value="-3.08411128655457">
            <text:p>-3,0841112866</text:p>
          </table:table-cell>
          <table:table-cell table:formula="of:=-1.67/1000*((120/3.6)^2)/((275-[.B162])/1000)" office:value-type="float" office:value="-6.5476109045748">
            <text:p>-6,5476109046</text:p>
          </table:table-cell>
          <table:table-cell table:formula="of:=-1.67/1000*((40/3.6)^2)/((275-[.C162])/1000)" office:value-type="float" office:value="-0.741404600760235">
            <text:p>-0,7414046008</text:p>
          </table:table-cell>
          <table:table-cell office:value-type="float" office:value="16.1">
            <text:p>16,1</text:p>
          </table:table-cell>
        </table:table-row>
        <table:table-row table:style-name="ro1">
          <table:table-cell table:formula="of:=-8.5+[.F163]" office:value-type="float" office:value="7.7">
            <text:p>7,7</text:p>
          </table:table-cell>
          <table:table-cell office:value-type="float" office:value="-8.85773580861947">
            <text:p>-8,8577358086</text:p>
          </table:table-cell>
          <table:table-cell table:formula="of:=-1.67/1000*((80/3.6)^2)/((275-[.A163])/1000)" office:value-type="float" office:value="-3.08526508800857">
            <text:p>-3,085265088</text:p>
          </table:table-cell>
          <table:table-cell table:formula="of:=-1.67/1000*((120/3.6)^2)/((275-[.B163])/1000)" office:value-type="float" office:value="-6.53692086379001">
            <text:p>-6,5369208638</text:p>
          </table:table-cell>
          <table:table-cell table:formula="of:=-1.67/1000*((40/3.6)^2)/((275-[.C163])/1000)" office:value-type="float" office:value="-0.741401524604057">
            <text:p>-0,7414015246</text:p>
          </table:table-cell>
          <table:table-cell office:value-type="float" office:value="16.2">
            <text:p>16,2</text:p>
          </table:table-cell>
        </table:table-row>
        <table:table-row table:style-name="ro1">
          <table:table-cell table:formula="of:=-8.5+[.F164]" office:value-type="float" office:value="7.8">
            <text:p>7,8</text:p>
          </table:table-cell>
          <table:table-cell office:value-type="float" office:value="-9.15576749589094">
            <text:p>-9,1557674959</text:p>
          </table:table-cell>
          <table:table-cell table:formula="of:=-1.67/1000*((80/3.6)^2)/((275-[.A164])/1000)" office:value-type="float" office:value="-3.08641975308642">
            <text:p>-3,0864197531</text:p>
          </table:table-cell>
          <table:table-cell table:formula="of:=-1.67/1000*((120/3.6)^2)/((275-[.B164])/1000)" office:value-type="float" office:value="-6.53006473142372">
            <text:p>-6,5300647314</text:p>
          </table:table-cell>
          <table:table-cell table:formula="of:=-1.67/1000*((40/3.6)^2)/((275-[.C164])/1000)" office:value-type="float" office:value="-0.741398446170921">
            <text:p>-0,7413984462</text:p>
          </table:table-cell>
          <table:table-cell office:value-type="float" office:value="16.3">
            <text:p>16,3</text:p>
          </table:table-cell>
        </table:table-row>
        <table:table-row table:style-name="ro1">
          <table:table-cell table:formula="of:=-8.5+[.F165]" office:value-type="float" office:value="7.9">
            <text:p>7,9</text:p>
          </table:table-cell>
          <table:table-cell office:value-type="float" office:value="-9.65101736767527">
            <text:p>-9,6510173677</text:p>
          </table:table-cell>
          <table:table-cell table:formula="of:=-1.67/1000*((80/3.6)^2)/((275-[.A165])/1000)" office:value-type="float" office:value="-3.08757528275811">
            <text:p>-3,0875752828</text:p>
          </table:table-cell>
          <table:table-cell table:formula="of:=-1.67/1000*((120/3.6)^2)/((275-[.B165])/1000)" office:value-type="float" office:value="-6.51870340290683">
            <text:p>-6,5187034029</text:p>
          </table:table-cell>
          <table:table-cell table:formula="of:=-1.67/1000*((40/3.6)^2)/((275-[.C165])/1000)" office:value-type="float" office:value="-0.741395365458299">
            <text:p>-0,7413953655</text:p>
          </table:table-cell>
          <table:table-cell office:value-type="float" office:value="16.4">
            <text:p>16,4</text:p>
          </table:table-cell>
        </table:table-row>
        <table:table-row table:style-name="ro1">
          <table:table-cell table:formula="of:=-8.5+[.F166]" office:value-type="float" office:value="8">
            <text:p>8</text:p>
          </table:table-cell>
          <table:table-cell office:value-type="float" office:value="-10.1468033111562">
            <text:p>-10,1468033112</text:p>
          </table:table-cell>
          <table:table-cell table:formula="of:=-1.67/1000*((80/3.6)^2)/((275-[.A166])/1000)" office:value-type="float" office:value="-3.0887316779951">
            <text:p>-3,088731678</text:p>
          </table:table-cell>
          <table:table-cell table:formula="of:=-1.67/1000*((120/3.6)^2)/((275-[.B166])/1000)" office:value-type="float" office:value="-6.50736930594571">
            <text:p>-6,5073693059</text:p>
          </table:table-cell>
          <table:table-cell table:formula="of:=-1.67/1000*((40/3.6)^2)/((275-[.C166])/1000)" office:value-type="float" office:value="-0.741392282463659">
            <text:p>-0,7413922825</text:p>
          </table:table-cell>
          <table:table-cell office:value-type="float" office:value="16.5">
            <text:p>16,5</text:p>
          </table:table-cell>
        </table:table-row>
        <table:table-row table:style-name="ro1">
          <table:table-cell table:formula="of:=-8.5+[.F167]" office:value-type="float" office:value="8.1">
            <text:p>8,1</text:p>
          </table:table-cell>
          <table:table-cell office:value-type="float" office:value="-10.484719882939">
            <text:p>-10,4847198829</text:p>
          </table:table-cell>
          <table:table-cell table:formula="of:=-1.67/1000*((80/3.6)^2)/((275-[.A167])/1000)" office:value-type="float" office:value="-3.08988893977029">
            <text:p>-3,0898889398</text:p>
          </table:table-cell>
          <table:table-cell table:formula="of:=-1.67/1000*((120/3.6)^2)/((275-[.B167])/1000)" office:value-type="float" office:value="-6.49966679938742">
            <text:p>-6,4996667994</text:p>
          </table:table-cell>
          <table:table-cell table:formula="of:=-1.67/1000*((40/3.6)^2)/((275-[.C167])/1000)" office:value-type="float" office:value="-0.741389197184463">
            <text:p>-0,7413891972</text:p>
          </table:table-cell>
          <table:table-cell office:value-type="float" office:value="16.6">
            <text:p>16,6</text:p>
          </table:table-cell>
        </table:table-row>
        <table:table-row table:style-name="ro1">
          <table:table-cell table:formula="of:=-8.5+[.F168]" office:value-type="float" office:value="8.2">
            <text:p>8,2</text:p>
          </table:table-cell>
          <table:table-cell office:value-type="float" office:value="-11.3171655636683">
            <text:p>-11,3171655637</text:p>
          </table:table-cell>
          <table:table-cell table:formula="of:=-1.67/1000*((80/3.6)^2)/((275-[.A168])/1000)" office:value-type="float" office:value="-3.09104706905806">
            <text:p>-3,0910470691</text:p>
          </table:table-cell>
          <table:table-cell table:formula="of:=-1.67/1000*((120/3.6)^2)/((275-[.B168])/1000)" office:value-type="float" office:value="-6.48076950574218">
            <text:p>-6,4807695057</text:p>
          </table:table-cell>
          <table:table-cell table:formula="of:=-1.67/1000*((40/3.6)^2)/((275-[.C168])/1000)" office:value-type="float" office:value="-0.741386109618172">
            <text:p>-0,7413861096</text:p>
          </table:table-cell>
          <table:table-cell office:value-type="float" office:value="16.7">
            <text:p>16,7</text:p>
          </table:table-cell>
        </table:table-row>
        <table:table-row table:style-name="ro1">
          <table:table-cell table:formula="of:=-8.5+[.F169]" office:value-type="float" office:value="8.3">
            <text:p>8,3</text:p>
          </table:table-cell>
          <table:table-cell office:value-type="float" office:value="-11.8248857169044">
            <text:p>-11,8248857169</text:p>
          </table:table-cell>
          <table:table-cell table:formula="of:=-1.67/1000*((80/3.6)^2)/((275-[.A169])/1000)" office:value-type="float" office:value="-3.09220606683424">
            <text:p>-3,0922060668</text:p>
          </table:table-cell>
          <table:table-cell table:formula="of:=-1.67/1000*((120/3.6)^2)/((275-[.B169])/1000)" office:value-type="float" office:value="-6.46929763753828">
            <text:p>-6,4692976375</text:p>
          </table:table-cell>
          <table:table-cell table:formula="of:=-1.67/1000*((40/3.6)^2)/((275-[.C169])/1000)" office:value-type="float" office:value="-0.74138301976224">
            <text:p>-0,7413830198</text:p>
          </table:table-cell>
          <table:table-cell office:value-type="float" office:value="16.8">
            <text:p>16,8</text:p>
          </table:table-cell>
        </table:table-row>
        <table:table-row table:style-name="ro1">
          <table:table-cell table:formula="of:=-8.5+[.F170]" office:value-type="float" office:value="8.4">
            <text:p>8,4</text:p>
          </table:table-cell>
          <table:table-cell office:value-type="float" office:value="-12.6527692277617">
            <text:p>-12,6527692278</text:p>
          </table:table-cell>
          <table:table-cell table:formula="of:=-1.67/1000*((80/3.6)^2)/((275-[.A170])/1000)" office:value-type="float" office:value="-3.09336593407611">
            <text:p>-3,0933659341</text:p>
          </table:table-cell>
          <table:table-cell table:formula="of:=-1.67/1000*((120/3.6)^2)/((275-[.B170])/1000)" office:value-type="float" office:value="-6.45067857520377">
            <text:p>-6,4506785752</text:p>
          </table:table-cell>
          <table:table-cell table:formula="of:=-1.67/1000*((40/3.6)^2)/((275-[.C170])/1000)" office:value-type="float" office:value="-0.741379927614122">
            <text:p>-0,7413799276</text:p>
          </table:table-cell>
          <table:table-cell office:value-type="float" office:value="16.9">
            <text:p>16,9</text:p>
          </table:table-cell>
        </table:table-row>
        <table:table-row table:style-name="ro1">
          <table:table-cell table:formula="of:=-8.5+[.F171]" office:value-type="float" office:value="8.5">
            <text:p>8,5</text:p>
          </table:table-cell>
          <table:table-cell office:value-type="float" office:value="-13.2977656404211">
            <text:p>-13,2977656404</text:p>
          </table:table-cell>
          <table:table-cell table:formula="of:=-1.67/1000*((80/3.6)^2)/((275-[.A171])/1000)" office:value-type="float" office:value="-3.09452667176244">
            <text:p>-3,0945266718</text:p>
          </table:table-cell>
          <table:table-cell table:formula="of:=-1.67/1000*((120/3.6)^2)/((275-[.B171])/1000)" office:value-type="float" office:value="-6.43624674452002">
            <text:p>-6,4362467445</text:p>
          </table:table-cell>
          <table:table-cell table:formula="of:=-1.67/1000*((40/3.6)^2)/((275-[.C171])/1000)" office:value-type="float" office:value="-0.741376833171264">
            <text:p>-0,741376833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formula="of:=-8.5+[.F172]" office:value-type="float" office:value="8.6">
            <text:p>8,6</text:p>
          </table:table-cell>
          <table:table-cell office:value-type="float" office:value="-14.2859127326723">
            <text:p>-14,2859127327</text:p>
          </table:table-cell>
          <table:table-cell table:formula="of:=-1.67/1000*((80/3.6)^2)/((275-[.A172])/1000)" office:value-type="float" office:value="-3.09568828087347">
            <text:p>-3,0956882809</text:p>
          </table:table-cell>
          <table:table-cell table:formula="of:=-1.67/1000*((120/3.6)^2)/((275-[.B172])/1000)" office:value-type="float" office:value="-6.41426171785373">
            <text:p>-6,4142617179</text:p>
          </table:table-cell>
          <table:table-cell table:formula="of:=-1.67/1000*((40/3.6)^2)/((275-[.C172])/1000)" office:value-type="float" office:value="-0.741373736431112">
            <text:p>-0,7413737364</text:p>
          </table:table-cell>
          <table:table-cell office:value-type="float" office:value="17.1">
            <text:p>17,1</text:p>
          </table:table-cell>
        </table:table-row>
        <table:table-row table:style-name="ro1">
          <table:table-cell table:formula="of:=-8.5+[.F173]" office:value-type="float" office:value="8.7">
            <text:p>8,7</text:p>
          </table:table-cell>
          <table:table-cell office:value-type="float" office:value="-15.3394128853218">
            <text:p>-15,3394128853</text:p>
          </table:table-cell>
          <table:table-cell table:formula="of:=-1.67/1000*((80/3.6)^2)/((275-[.A173])/1000)" office:value-type="float" office:value="-3.09685076239088">
            <text:p>-3,0968507624</text:p>
          </table:table-cell>
          <table:table-cell table:formula="of:=-1.67/1000*((120/3.6)^2)/((275-[.B173])/1000)" office:value-type="float" office:value="-6.39098748983302">
            <text:p>-6,3909874898</text:p>
          </table:table-cell>
          <table:table-cell table:formula="of:=-1.67/1000*((40/3.6)^2)/((275-[.C173])/1000)" office:value-type="float" office:value="-0.741370637391105">
            <text:p>-0,7413706374</text:p>
          </table:table-cell>
          <table:table-cell office:value-type="float" office:value="17.2">
            <text:p>17,2</text:p>
          </table:table-cell>
        </table:table-row>
        <table:table-row table:style-name="ro1">
          <table:table-cell table:formula="of:=-8.5+[.F174]" office:value-type="float" office:value="8.8">
            <text:p>8,8</text:p>
          </table:table-cell>
          <table:table-cell office:value-type="float" office:value="-16.4608967694675">
            <text:p>-16,4608967695</text:p>
          </table:table-cell>
          <table:table-cell table:formula="of:=-1.67/1000*((80/3.6)^2)/((275-[.A174])/1000)" office:value-type="float" office:value="-3.09801411729786">
            <text:p>-3,0980141173</text:p>
          </table:table-cell>
          <table:table-cell table:formula="of:=-1.67/1000*((120/3.6)^2)/((275-[.B174])/1000)" office:value-type="float" office:value="-6.36639623401426">
            <text:p>-6,366396234</text:p>
          </table:table-cell>
          <table:table-cell table:formula="of:=-1.67/1000*((40/3.6)^2)/((275-[.C174])/1000)" office:value-type="float" office:value="-0.741367536048682">
            <text:p>-0,741367536</text:p>
          </table:table-cell>
          <table:table-cell office:value-type="float" office:value="17.3">
            <text:p>17,3</text:p>
          </table:table-cell>
        </table:table-row>
        <table:table-row table:style-name="ro1">
          <table:table-cell table:formula="of:=-8.5+[.F175]" office:value-type="float" office:value="8.9">
            <text:p>8,9</text:p>
          </table:table-cell>
          <table:table-cell office:value-type="float" office:value="-17.9944501101242">
            <text:p>-17,9944501101</text:p>
          </table:table-cell>
          <table:table-cell table:formula="of:=-1.67/1000*((80/3.6)^2)/((275-[.A175])/1000)" office:value-type="float" office:value="-3.09917834657907">
            <text:p>-3,0991783466</text:p>
          </table:table-cell>
          <table:table-cell table:formula="of:=-1.67/1000*((120/3.6)^2)/((275-[.B175])/1000)" office:value-type="float" office:value="-6.3330740731032">
            <text:p>-6,3330740731</text:p>
          </table:table-cell>
          <table:table-cell table:formula="of:=-1.67/1000*((40/3.6)^2)/((275-[.C175])/1000)" office:value-type="float" office:value="-0.741364432401276">
            <text:p>-0,7413644324</text:p>
          </table:table-cell>
          <table:table-cell office:value-type="float" office:value="17.4">
            <text:p>17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.00.0000</text:date>, <text:time style:data-style-name="N2" text:time-value="0000-00-00T09:39:08.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1:18:07.95</meta:creation-date>
    <dc:date>2015-10-15T10:22:18.17</dc:date>
    <meta:editing-duration>PT1H30M17S</meta:editing-duration>
    <meta:editing-cycles>5</meta:editing-cycles>
    <meta:generator>LibreOffice/3.6$Windows_x86 LibreOffice_project/5b93205-6e6b3fc-7830f6d-c08ad66-1d9bf4</meta:generator>
    <meta:document-statistic meta:table-count="1" meta:cell-count="10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664cm" style:legend-expansion="high" chart:style-name="ch2"/>
        <chart:plot-area chart:style-name="ch3" table:cell-range-address="Sheet1.A2:Sheet1.A175 Sheet1.C2:Sheet1.E175" svg:x="0.77cm" svg:y="0.855cm" svg:width="11.738cm" svg:height="7.545cm">
          <chartooo:coordinate-region svg:x="1.008cm" svg:y="1.067cm" svg:width="11.313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75" chart:class="chart:scatter">
            <chart:domain table:cell-range-address="Sheet1.A2:Sheet1.A175"/>
            <chart:data-point chart:repeated="174"/>
          </chart:series>
          <chart:series chart:style-name="ch7" chart:values-cell-range-address="Sheet1.D2:Sheet1.D175" chart:class="chart:scatter">
            <chart:data-point chart:repeated="174"/>
          </chart:series>
          <chart:series chart:style-name="ch8" chart:values-cell-range-address="Sheet1.E2:Sheet1.E175" chart:class="chart:scatter">
            <chart:data-point chart:repeated="1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.4">
                <text:p>-8.4</text:p>
                <draw:g>
                  <svg:desc>Sheet1.A2:Sheet1.A175</svg:desc>
                </draw:g>
              </table:table-cell>
              <table:table-cell office:value-type="float" office:value="-2.90999067757477">
                <text:p>-2.90999067757477</text:p>
                <draw:g>
                  <svg:desc>Sheet1.C2:Sheet1.C175</svg:desc>
                </draw:g>
              </table:table-cell>
              <table:table-cell office:value-type="float" office:value="-7.22108387174904">
                <text:p>-7.22108387174904</text:p>
                <draw:g>
                  <svg:desc>Sheet1.D2:Sheet1.D175</svg:desc>
                </draw:g>
              </table:table-cell>
              <table:table-cell office:value-type="float" office:value="-0.74186911742">
                <text:p>-0.74186911742</text:p>
                <draw:g>
                  <svg:desc>Sheet1.E2:Sheet1.E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.3">
                <text:p>-8.3</text:p>
              </table:table-cell>
              <table:table-cell office:value-type="float" office:value="-2.91101785395232">
                <text:p>-2.91101785395232</text:p>
              </table:table-cell>
              <table:table-cell office:value-type="float" office:value="-7.17725291841483">
                <text:p>-7.17725291841483</text:p>
              </table:table-cell>
              <table:table-cell office:value-type="float" office:value="-0.741866375425679">
                <text:p>-0.741866375425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2">
                <text:p>-8.2</text:p>
              </table:table-cell>
              <table:table-cell office:value-type="float" office:value="-2.9120457557369">
                <text:p>-2.9120457557369</text:p>
              </table:table-cell>
              <table:table-cell office:value-type="float" office:value="-7.14552942913195">
                <text:p>-7.14552942913195</text:p>
              </table:table-cell>
              <table:table-cell office:value-type="float" office:value="-0.741863631515212">
                <text:p>-0.741863631515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1">
                <text:p>-8.1</text:p>
              </table:table-cell>
              <table:table-cell office:value-type="float" office:value="-2.91307438369725">
                <text:p>-2.91307438369725</text:p>
              </table:table-cell>
              <table:table-cell office:value-type="float" office:value="-7.11583234880026">
                <text:p>-7.11583234880026</text:p>
              </table:table-cell>
              <table:table-cell office:value-type="float" office:value="-0.74186088568659">
                <text:p>-0.74186088568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-2.91410373860315">
                <text:p>-2.91410373860315</text:p>
              </table:table-cell>
              <table:table-cell office:value-type="float" office:value="-7.09118312570691">
                <text:p>-7.09118312570691</text:p>
              </table:table-cell>
              <table:table-cell office:value-type="float" office:value="-0.7418581379378">
                <text:p>-0.7418581379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9">
                <text:p>-7.9</text:p>
              </table:table-cell>
              <table:table-cell office:value-type="float" office:value="-2.91513382122549">
                <text:p>-2.91513382122549</text:p>
              </table:table-cell>
              <table:table-cell office:value-type="float" office:value="-7.07311367801296">
                <text:p>-7.07311367801296</text:p>
              </table:table-cell>
              <table:table-cell office:value-type="float" office:value="-0.741855388266828">
                <text:p>-0.741855388266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.8">
                <text:p>-7.8</text:p>
              </table:table-cell>
              <table:table-cell office:value-type="float" office:value="-2.91616463233625">
                <text:p>-2.91616463233625</text:p>
              </table:table-cell>
              <table:table-cell office:value-type="float" office:value="-7.05162418857271">
                <text:p>-7.05162418857271</text:p>
              </table:table-cell>
              <table:table-cell office:value-type="float" office:value="-0.741852636671656">
                <text:p>-0.741852636671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7">
                <text:p>-7.7</text:p>
              </table:table-cell>
              <table:table-cell office:value-type="float" office:value="-2.91719617270849">
                <text:p>-2.91719617270849</text:p>
              </table:table-cell>
              <table:table-cell office:value-type="float" office:value="-7.03564316397336">
                <text:p>-7.03564316397336</text:p>
              </table:table-cell>
              <table:table-cell office:value-type="float" office:value="-0.741849883150264">
                <text:p>-0.7418498831502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6">
                <text:p>-7.6</text:p>
              </table:table-cell>
              <table:table-cell office:value-type="float" office:value="-2.91822844311639">
                <text:p>-2.91822844311639</text:p>
              </table:table-cell>
              <table:table-cell office:value-type="float" office:value="-7.01646876552384">
                <text:p>-7.01646876552384</text:p>
              </table:table-cell>
              <table:table-cell office:value-type="float" office:value="-0.741847127700628">
                <text:p>-0.741847127700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5">
                <text:p>-7.5</text:p>
              </table:table-cell>
              <table:table-cell office:value-type="float" office:value="-2.91926144433519">
                <text:p>-2.91926144433519</text:p>
              </table:table-cell>
              <table:table-cell office:value-type="float" office:value="-7.00573104900696">
                <text:p>-7.00573104900696</text:p>
              </table:table-cell>
              <table:table-cell office:value-type="float" office:value="-0.741844370320722">
                <text:p>-0.741844370320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4">
                <text:p>-7.4</text:p>
              </table:table-cell>
              <table:table-cell office:value-type="float" office:value="-2.92029517714126">
                <text:p>-2.92029517714126</text:p>
              </table:table-cell>
              <table:table-cell office:value-type="float" office:value="-6.98940411494329">
                <text:p>-6.98940411494329</text:p>
              </table:table-cell>
              <table:table-cell office:value-type="float" office:value="-0.741841611008516">
                <text:p>-0.741841611008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3">
                <text:p>-7.3</text:p>
              </table:table-cell>
              <table:table-cell office:value-type="float" office:value="-2.92132964231205">
                <text:p>-2.92132964231205</text:p>
              </table:table-cell>
              <table:table-cell office:value-type="float" office:value="-6.98047177162449">
                <text:p>-6.98047177162449</text:p>
              </table:table-cell>
              <table:table-cell office:value-type="float" office:value="-0.74183884976198">
                <text:p>-0.741838849761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2">
                <text:p>-7.2</text:p>
              </table:table-cell>
              <table:table-cell office:value-type="float" office:value="-2.92236484062612">
                <text:p>-2.92236484062612</text:p>
              </table:table-cell>
              <table:table-cell office:value-type="float" office:value="-6.97102841389624">
                <text:p>-6.97102841389624</text:p>
              </table:table-cell>
              <table:table-cell office:value-type="float" office:value="-0.741836086579078">
                <text:p>-0.7418360865790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1">
                <text:p>-7.1</text:p>
              </table:table-cell>
              <table:table-cell office:value-type="float" office:value="-2.92340077286314">
                <text:p>-2.92340077286314</text:p>
              </table:table-cell>
              <table:table-cell office:value-type="float" office:value="-6.96012767972123">
                <text:p>-6.96012767972123</text:p>
              </table:table-cell>
              <table:table-cell office:value-type="float" office:value="-0.741833321457773">
                <text:p>-0.7418333214577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-2.92443743980387">
                <text:p>-2.92443743980387</text:p>
              </table:table-cell>
              <table:table-cell office:value-type="float" office:value="-6.95105614293365">
                <text:p>-6.95105614293365</text:p>
              </table:table-cell>
              <table:table-cell office:value-type="float" office:value="-0.741830554396024">
                <text:p>-0.741830554396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9">
                <text:p>-6.9</text:p>
              </table:table-cell>
              <table:table-cell office:value-type="float" office:value="-2.92547484223019">
                <text:p>-2.92547484223019</text:p>
              </table:table-cell>
              <table:table-cell office:value-type="float" office:value="-6.94034812741097">
                <text:p>-6.94034812741097</text:p>
              </table:table-cell>
              <table:table-cell office:value-type="float" office:value="-0.741827785391788">
                <text:p>-0.7418277853917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8">
                <text:p>-6.8</text:p>
              </table:table-cell>
              <table:table-cell office:value-type="float" office:value="-2.92651298092509">
                <text:p>-2.92651298092509</text:p>
              </table:table-cell>
              <table:table-cell office:value-type="float" office:value="-6.93349536099872">
                <text:p>-6.93349536099872</text:p>
              </table:table-cell>
              <table:table-cell office:value-type="float" office:value="-0.741825014443019">
                <text:p>-0.741825014443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7">
                <text:p>-6.7</text:p>
              </table:table-cell>
              <table:table-cell office:value-type="float" office:value="-2.92755185667267">
                <text:p>-2.92755185667267</text:p>
              </table:table-cell>
              <table:table-cell office:value-type="float" office:value="-6.92567079878543">
                <text:p>-6.92567079878543</text:p>
              </table:table-cell>
              <table:table-cell office:value-type="float" office:value="-0.741822241547669">
                <text:p>-0.7418222415476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6">
                <text:p>-6.6</text:p>
              </table:table-cell>
              <table:table-cell office:value-type="float" office:value="-2.92859147025814">
                <text:p>-2.92859147025814</text:p>
              </table:table-cell>
              <table:table-cell office:value-type="float" office:value="-6.91835211450158">
                <text:p>-6.91835211450158</text:p>
              </table:table-cell>
              <table:table-cell office:value-type="float" office:value="-0.741819466703683">
                <text:p>-0.7418194667036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5">
                <text:p>-6.5</text:p>
              </table:table-cell>
              <table:table-cell office:value-type="float" office:value="-2.92963182246782">
                <text:p>-2.92963182246782</text:p>
              </table:table-cell>
              <table:table-cell office:value-type="float" office:value="-6.91159245966631">
                <text:p>-6.91159245966631</text:p>
              </table:table-cell>
              <table:table-cell office:value-type="float" office:value="-0.74181668990901">
                <text:p>-0.74181668990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.4">
                <text:p>-6.4</text:p>
              </table:table-cell>
              <table:table-cell office:value-type="float" office:value="-2.93067291408917">
                <text:p>-2.93067291408917</text:p>
              </table:table-cell>
              <table:table-cell office:value-type="float" office:value="-6.90512083537093">
                <text:p>-6.90512083537093</text:p>
              </table:table-cell>
              <table:table-cell office:value-type="float" office:value="-0.741813911161589">
                <text:p>-0.741813911161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3">
                <text:p>-6.3</text:p>
              </table:table-cell>
              <table:table-cell office:value-type="float" office:value="-2.93171474591074">
                <text:p>-2.93171474591074</text:p>
              </table:table-cell>
              <table:table-cell office:value-type="float" office:value="-6.89772847630941">
                <text:p>-6.89772847630941</text:p>
              </table:table-cell>
              <table:table-cell office:value-type="float" office:value="-0.741811130459361">
                <text:p>-0.7418111304593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2">
                <text:p>-6.2</text:p>
              </table:table-cell>
              <table:table-cell office:value-type="float" office:value="-2.93275731872223">
                <text:p>-2.93275731872223</text:p>
              </table:table-cell>
              <table:table-cell office:value-type="float" office:value="-6.89359675339611">
                <text:p>-6.89359675339611</text:p>
              </table:table-cell>
              <table:table-cell office:value-type="float" office:value="-0.741808347800263">
                <text:p>-0.7418083478002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.1">
                <text:p>-6.1</text:p>
              </table:table-cell>
              <table:table-cell office:value-type="float" office:value="-2.93380063331445">
                <text:p>-2.93380063331445</text:p>
              </table:table-cell>
              <table:table-cell office:value-type="float" office:value="-6.88637686880198">
                <text:p>-6.88637686880198</text:p>
              </table:table-cell>
              <table:table-cell office:value-type="float" office:value="-0.741805563182228">
                <text:p>-0.7418055631822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">
                <text:p>-6</text:p>
              </table:table-cell>
              <table:table-cell office:value-type="float" office:value="-2.93484469047933">
                <text:p>-2.93484469047933</text:p>
              </table:table-cell>
              <table:table-cell office:value-type="float" office:value="-6.8807281000642">
                <text:p>-6.8807281000642</text:p>
              </table:table-cell>
              <table:table-cell office:value-type="float" office:value="-0.741802776603186">
                <text:p>-0.7418027766031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9">
                <text:p>-5.9</text:p>
              </table:table-cell>
              <table:table-cell office:value-type="float" office:value="-2.93588949100994">
                <text:p>-2.93588949100994</text:p>
              </table:table-cell>
              <table:table-cell office:value-type="float" office:value="-6.87503925609279">
                <text:p>-6.87503925609279</text:p>
              </table:table-cell>
              <table:table-cell office:value-type="float" office:value="-0.741799988061065">
                <text:p>-0.741799988061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8">
                <text:p>-5.8</text:p>
              </table:table-cell>
              <table:table-cell office:value-type="float" office:value="-2.93693503570047">
                <text:p>-2.93693503570047</text:p>
              </table:table-cell>
              <table:table-cell office:value-type="float" office:value="-6.87106280085319">
                <text:p>-6.87106280085319</text:p>
              </table:table-cell>
              <table:table-cell office:value-type="float" office:value="-0.741797197553791">
                <text:p>-0.741797197553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7">
                <text:p>-5.7</text:p>
              </table:table-cell>
              <table:table-cell office:value-type="float" office:value="-2.93798132534625">
                <text:p>-2.93798132534625</text:p>
              </table:table-cell>
              <table:table-cell office:value-type="float" office:value="-6.86681707702208">
                <text:p>-6.86681707702208</text:p>
              </table:table-cell>
              <table:table-cell office:value-type="float" office:value="-0.741794405079286">
                <text:p>-0.741794405079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6">
                <text:p>-5.6</text:p>
              </table:table-cell>
              <table:table-cell office:value-type="float" office:value="-2.93902836074373">
                <text:p>-2.93902836074373</text:p>
              </table:table-cell>
              <table:table-cell office:value-type="float" office:value="-6.86323101587517">
                <text:p>-6.86323101587517</text:p>
              </table:table-cell>
              <table:table-cell office:value-type="float" office:value="-0.741791610635467">
                <text:p>-0.7417916106354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5">
                <text:p>-5.5</text:p>
              </table:table-cell>
              <table:table-cell office:value-type="float" office:value="-2.94007614269052">
                <text:p>-2.94007614269052</text:p>
              </table:table-cell>
              <table:table-cell office:value-type="float" office:value="-6.85723646478073">
                <text:p>-6.85723646478073</text:p>
              </table:table-cell>
              <table:table-cell office:value-type="float" office:value="-0.741788814220251">
                <text:p>-0.7417888142202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4">
                <text:p>-5.4</text:p>
              </table:table-cell>
              <table:table-cell office:value-type="float" office:value="-2.94112467198535">
                <text:p>-2.94112467198535</text:p>
              </table:table-cell>
              <table:table-cell office:value-type="float" office:value="-6.85287281772937">
                <text:p>-6.85287281772937</text:p>
              </table:table-cell>
              <table:table-cell office:value-type="float" office:value="-0.741786015831552">
                <text:p>-0.7417860158315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.3">
                <text:p>-5.3</text:p>
              </table:table-cell>
              <table:table-cell office:value-type="float" office:value="-2.94217394942808">
                <text:p>-2.94217394942808</text:p>
              </table:table-cell>
              <table:table-cell office:value-type="float" office:value="-6.85048037539913">
                <text:p>-6.85048037539913</text:p>
              </table:table-cell>
              <table:table-cell office:value-type="float" office:value="-0.74178321546728">
                <text:p>-0.741783215467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.2">
                <text:p>-5.2</text:p>
              </table:table-cell>
              <table:table-cell office:value-type="float" office:value="-2.94322397581974">
                <text:p>-2.94322397581974</text:p>
              </table:table-cell>
              <table:table-cell office:value-type="float" office:value="-6.84625842054381">
                <text:p>-6.84625842054381</text:p>
              </table:table-cell>
              <table:table-cell office:value-type="float" office:value="-0.741780413125341">
                <text:p>-0.7417804131253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.1">
                <text:p>-5.1</text:p>
              </table:table-cell>
              <table:table-cell office:value-type="float" office:value="-2.94427475196248">
                <text:p>-2.94427475196248</text:p>
              </table:table-cell>
              <table:table-cell office:value-type="float" office:value="-6.84184970175449">
                <text:p>-6.84184970175449</text:p>
              </table:table-cell>
              <table:table-cell office:value-type="float" office:value="-0.741777608803641">
                <text:p>-0.7417776088036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">
                <text:p>-5</text:p>
              </table:table-cell>
              <table:table-cell office:value-type="float" office:value="-2.94532627865961">
                <text:p>-2.94532627865961</text:p>
              </table:table-cell>
              <table:table-cell office:value-type="float" office:value="-6.83840230181054">
                <text:p>-6.83840230181054</text:p>
              </table:table-cell>
              <table:table-cell office:value-type="float" office:value="-0.741774802500079">
                <text:p>-0.741774802500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9">
                <text:p>-4.9</text:p>
              </table:table-cell>
              <table:table-cell office:value-type="float" office:value="-2.94637855671558">
                <text:p>-2.94637855671558</text:p>
              </table:table-cell>
              <table:table-cell office:value-type="float" office:value="-6.83567589137142">
                <text:p>-6.83567589137142</text:p>
              </table:table-cell>
              <table:table-cell office:value-type="float" office:value="-0.741771994212556">
                <text:p>-0.741771994212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8">
                <text:p>-4.8</text:p>
              </table:table-cell>
              <table:table-cell office:value-type="float" office:value="-2.94743158693599">
                <text:p>-2.94743158693599</text:p>
              </table:table-cell>
              <table:table-cell office:value-type="float" office:value="-6.83264431175883">
                <text:p>-6.83264431175883</text:p>
              </table:table-cell>
              <table:table-cell office:value-type="float" office:value="-0.741769183938965">
                <text:p>-0.7417691839389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7">
                <text:p>-4.7</text:p>
              </table:table-cell>
              <table:table-cell office:value-type="float" office:value="-2.94848537012761">
                <text:p>-2.94848537012761</text:p>
              </table:table-cell>
              <table:table-cell office:value-type="float" office:value="-6.82999016401765">
                <text:p>-6.82999016401765</text:p>
              </table:table-cell>
              <table:table-cell office:value-type="float" office:value="-0.7417663716772">
                <text:p>-0.7417663716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6">
                <text:p>-4.6</text:p>
              </table:table-cell>
              <table:table-cell office:value-type="float" office:value="-2.94953990709832">
                <text:p>-2.94953990709832</text:p>
              </table:table-cell>
              <table:table-cell office:value-type="float" office:value="-6.82684915085525">
                <text:p>-6.82684915085525</text:p>
              </table:table-cell>
              <table:table-cell office:value-type="float" office:value="-0.741763557425149">
                <text:p>-0.741763557425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5">
                <text:p>-4.5</text:p>
              </table:table-cell>
              <table:table-cell office:value-type="float" office:value="-2.95059519865721">
                <text:p>-2.95059519865721</text:p>
              </table:table-cell>
              <table:table-cell office:value-type="float" office:value="-6.82373756035968">
                <text:p>-6.82373756035968</text:p>
              </table:table-cell>
              <table:table-cell office:value-type="float" office:value="-0.7417607411807">
                <text:p>-0.74176074118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4">
                <text:p>-4.4</text:p>
              </table:table-cell>
              <table:table-cell office:value-type="float" office:value="-2.9516512456145">
                <text:p>-2.9516512456145</text:p>
              </table:table-cell>
              <table:table-cell office:value-type="float" office:value="-6.82119463995191">
                <text:p>-6.82119463995191</text:p>
              </table:table-cell>
              <table:table-cell office:value-type="float" office:value="-0.741757922941736">
                <text:p>-0.7417579229417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3">
                <text:p>-4.3</text:p>
              </table:table-cell>
              <table:table-cell office:value-type="float" office:value="-2.95270804878157">
                <text:p>-2.95270804878157</text:p>
              </table:table-cell>
              <table:table-cell office:value-type="float" office:value="-6.81808960351366">
                <text:p>-6.81808960351366</text:p>
              </table:table-cell>
              <table:table-cell office:value-type="float" office:value="-0.741755102706137">
                <text:p>-0.7417551027061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2">
                <text:p>-4.2</text:p>
              </table:table-cell>
              <table:table-cell office:value-type="float" office:value="-2.95376560897096">
                <text:p>-2.95376560897096</text:p>
              </table:table-cell>
              <table:table-cell office:value-type="float" office:value="-6.81468936512188">
                <text:p>-6.81468936512188</text:p>
              </table:table-cell>
              <table:table-cell office:value-type="float" office:value="-0.74175228047178">
                <text:p>-0.741752280471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1">
                <text:p>-4.1</text:p>
              </table:table-cell>
              <table:table-cell office:value-type="float" office:value="-2.95482392699639">
                <text:p>-2.95482392699639</text:p>
              </table:table-cell>
              <table:table-cell office:value-type="float" office:value="-6.81286819927293">
                <text:p>-6.81286819927293</text:p>
              </table:table-cell>
              <table:table-cell office:value-type="float" office:value="-0.74174945623654">
                <text:p>-0.741749456236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">
                <text:p>-4</text:p>
              </table:table-cell>
              <table:table-cell office:value-type="float" office:value="-2.95588300367273">
                <text:p>-2.95588300367273</text:p>
              </table:table-cell>
              <table:table-cell office:value-type="float" office:value="-6.81050830345649">
                <text:p>-6.81050830345649</text:p>
              </table:table-cell>
              <table:table-cell office:value-type="float" office:value="-0.741746629998288">
                <text:p>-0.7417466299982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9">
                <text:p>-3.9</text:p>
              </table:table-cell>
              <table:table-cell office:value-type="float" office:value="-2.95694283981603">
                <text:p>-2.95694283981603</text:p>
              </table:table-cell>
              <table:table-cell office:value-type="float" office:value="-6.80762273584949">
                <text:p>-6.80762273584949</text:p>
              </table:table-cell>
              <table:table-cell office:value-type="float" office:value="-0.741743801754894">
                <text:p>-0.7417438017548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8">
                <text:p>-3.8</text:p>
              </table:table-cell>
              <table:table-cell office:value-type="float" office:value="-2.95800343624351">
                <text:p>-2.95800343624351</text:p>
              </table:table-cell>
              <table:table-cell office:value-type="float" office:value="-6.8061562274171">
                <text:p>-6.8061562274171</text:p>
              </table:table-cell>
              <table:table-cell office:value-type="float" office:value="-0.741740971504221">
                <text:p>-0.7417409715042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7">
                <text:p>-3.7</text:p>
              </table:table-cell>
              <table:table-cell office:value-type="float" office:value="-2.95906479377356">
                <text:p>-2.95906479377356</text:p>
              </table:table-cell>
              <table:table-cell office:value-type="float" office:value="-6.80394888741268">
                <text:p>-6.80394888741268</text:p>
              </table:table-cell>
              <table:table-cell office:value-type="float" office:value="-0.741738139244132">
                <text:p>-0.7417381392441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6">
                <text:p>-3.6</text:p>
              </table:table-cell>
              <table:table-cell office:value-type="float" office:value="-2.96012691322574">
                <text:p>-2.96012691322574</text:p>
              </table:table-cell>
              <table:table-cell office:value-type="float" office:value="-6.80160262395775">
                <text:p>-6.80160262395775</text:p>
              </table:table-cell>
              <table:table-cell office:value-type="float" office:value="-0.741735304972487">
                <text:p>-0.7417353049724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">
                <text:p>-3.5</text:p>
              </table:table-cell>
              <table:table-cell office:value-type="float" office:value="-2.96118979542079">
                <text:p>-2.96118979542079</text:p>
              </table:table-cell>
              <table:table-cell office:value-type="float" office:value="-6.79964096086022">
                <text:p>-6.79964096086022</text:p>
              </table:table-cell>
              <table:table-cell office:value-type="float" office:value="-0.741732468687142">
                <text:p>-0.7417324686871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4">
                <text:p>-3.4</text:p>
              </table:table-cell>
              <table:table-cell office:value-type="float" office:value="-2.96225344118064">
                <text:p>-2.96225344118064</text:p>
              </table:table-cell>
              <table:table-cell office:value-type="float" office:value="-6.79772543235224">
                <text:p>-6.79772543235224</text:p>
              </table:table-cell>
              <table:table-cell office:value-type="float" office:value="-0.74172963038595">
                <text:p>-0.741729630385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3">
                <text:p>-3.3</text:p>
              </table:table-cell>
              <table:table-cell office:value-type="float" office:value="-2.96331785132839">
                <text:p>-2.96331785132839</text:p>
              </table:table-cell>
              <table:table-cell office:value-type="float" office:value="-6.79563363473515">
                <text:p>-6.79563363473515</text:p>
              </table:table-cell>
              <table:table-cell office:value-type="float" office:value="-0.741726790066762">
                <text:p>-0.7417267900667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2">
                <text:p>-3.2</text:p>
              </table:table-cell>
              <table:table-cell office:value-type="float" office:value="-2.96438302668832">
                <text:p>-2.96438302668832</text:p>
              </table:table-cell>
              <table:table-cell office:value-type="float" office:value="-6.79408797535132">
                <text:p>-6.79408797535132</text:p>
              </table:table-cell>
              <table:table-cell office:value-type="float" office:value="-0.741723947727423">
                <text:p>-0.7417239477274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1">
                <text:p>-3.1</text:p>
              </table:table-cell>
              <table:table-cell office:value-type="float" office:value="-2.96544896808591">
                <text:p>-2.96544896808591</text:p>
              </table:table-cell>
              <table:table-cell office:value-type="float" office:value="-6.79184255384849">
                <text:p>-6.79184255384849</text:p>
              </table:table-cell>
              <table:table-cell office:value-type="float" office:value="-0.741721103365779">
                <text:p>-0.741721103365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">
                <text:p>-3</text:p>
              </table:table-cell>
              <table:table-cell office:value-type="float" office:value="-2.96651567634781">
                <text:p>-2.96651567634781</text:p>
              </table:table-cell>
              <table:table-cell office:value-type="float" office:value="-6.7900153651855">
                <text:p>-6.7900153651855</text:p>
              </table:table-cell>
              <table:table-cell office:value-type="float" office:value="-0.74171825697967">
                <text:p>-0.741718256979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9">
                <text:p>-2.9</text:p>
              </table:table-cell>
              <table:table-cell office:value-type="float" office:value="-2.96758315230188">
                <text:p>-2.96758315230188</text:p>
              </table:table-cell>
              <table:table-cell office:value-type="float" office:value="-6.78817806901036">
                <text:p>-6.78817806901036</text:p>
              </table:table-cell>
              <table:table-cell office:value-type="float" office:value="-0.741715408566934">
                <text:p>-0.7417154085669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">
                <text:p>-2.8</text:p>
              </table:table-cell>
              <table:table-cell office:value-type="float" office:value="-2.96865139677715">
                <text:p>-2.96865139677715</text:p>
              </table:table-cell>
              <table:table-cell office:value-type="float" office:value="-6.78663862550953">
                <text:p>-6.78663862550953</text:p>
              </table:table-cell>
              <table:table-cell office:value-type="float" office:value="-0.741712558125406">
                <text:p>-0.7417125581254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7">
                <text:p>-2.7</text:p>
              </table:table-cell>
              <table:table-cell office:value-type="float" office:value="-2.96972041060386">
                <text:p>-2.96972041060386</text:p>
              </table:table-cell>
              <table:table-cell office:value-type="float" office:value="-6.78516766505303">
                <text:p>-6.78516766505303</text:p>
              </table:table-cell>
              <table:table-cell office:value-type="float" office:value="-0.741709705652918">
                <text:p>-0.7417097056529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6">
                <text:p>-2.6</text:p>
              </table:table-cell>
              <table:table-cell office:value-type="float" office:value="-2.97079019461344">
                <text:p>-2.97079019461344</text:p>
              </table:table-cell>
              <table:table-cell office:value-type="float" office:value="-6.78342681722997">
                <text:p>-6.78342681722997</text:p>
              </table:table-cell>
              <table:table-cell office:value-type="float" office:value="-0.741706851147297">
                <text:p>-0.7417068511472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5">
                <text:p>-2.5</text:p>
              </table:table-cell>
              <table:table-cell office:value-type="float" office:value="-2.97186074963853">
                <text:p>-2.97186074963853</text:p>
              </table:table-cell>
              <table:table-cell office:value-type="float" office:value="-6.7812233429741">
                <text:p>-6.7812233429741</text:p>
              </table:table-cell>
              <table:table-cell office:value-type="float" office:value="-0.741703994606371">
                <text:p>-0.7417039946063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4">
                <text:p>-2.4</text:p>
              </table:table-cell>
              <table:table-cell office:value-type="float" office:value="-2.97293207651295">
                <text:p>-2.97293207651295</text:p>
              </table:table-cell>
              <table:table-cell office:value-type="float" office:value="-6.77956982653288">
                <text:p>-6.77956982653288</text:p>
              </table:table-cell>
              <table:table-cell office:value-type="float" office:value="-0.741701136027961">
                <text:p>-0.741701136027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3">
                <text:p>-2.3</text:p>
              </table:table-cell>
              <table:table-cell office:value-type="float" office:value="-2.97400417607173">
                <text:p>-2.97400417607173</text:p>
              </table:table-cell>
              <table:table-cell office:value-type="float" office:value="-6.77848884965984">
                <text:p>-6.77848884965984</text:p>
              </table:table-cell>
              <table:table-cell office:value-type="float" office:value="-0.741698275409886">
                <text:p>-0.7416982754098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2">
                <text:p>-2.2</text:p>
              </table:table-cell>
              <table:table-cell office:value-type="float" office:value="-2.97507704915112">
                <text:p>-2.97507704915112</text:p>
              </table:table-cell>
              <table:table-cell office:value-type="float" office:value="-6.77666410658635">
                <text:p>-6.77666410658635</text:p>
              </table:table-cell>
              <table:table-cell office:value-type="float" office:value="-0.741695412749963">
                <text:p>-0.7416954127499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1">
                <text:p>-2.1</text:p>
              </table:table-cell>
              <table:table-cell office:value-type="float" office:value="-2.97615069658856">
                <text:p>-2.97615069658856</text:p>
              </table:table-cell>
              <table:table-cell office:value-type="float" office:value="-6.77603356311293">
                <text:p>-6.77603356311293</text:p>
              </table:table-cell>
              <table:table-cell office:value-type="float" office:value="-0.741692548046004">
                <text:p>-0.7416925480460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">
                <text:p>-2</text:p>
              </table:table-cell>
              <table:table-cell office:value-type="float" office:value="-2.97722511922271">
                <text:p>-2.97722511922271</text:p>
              </table:table-cell>
              <table:table-cell office:value-type="float" office:value="-6.77394961196216">
                <text:p>-6.77394961196216</text:p>
              </table:table-cell>
              <table:table-cell office:value-type="float" office:value="-0.74168968129582">
                <text:p>-0.741689681295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9">
                <text:p>-1.9</text:p>
              </table:table-cell>
              <table:table-cell office:value-type="float" office:value="-2.97830031789343">
                <text:p>-2.97830031789343</text:p>
              </table:table-cell>
              <table:table-cell office:value-type="float" office:value="-6.77290985915919">
                <text:p>-6.77290985915919</text:p>
              </table:table-cell>
              <table:table-cell office:value-type="float" office:value="-0.741686812497218">
                <text:p>-0.7416868124972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8">
                <text:p>-1.8</text:p>
              </table:table-cell>
              <table:table-cell office:value-type="float" office:value="-2.9793762934418">
                <text:p>-2.9793762934418</text:p>
              </table:table-cell>
              <table:table-cell office:value-type="float" office:value="-6.77144343926242">
                <text:p>-6.77144343926242</text:p>
              </table:table-cell>
              <table:table-cell office:value-type="float" office:value="-0.741683941648001">
                <text:p>-0.741683941648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7">
                <text:p>-1.7</text:p>
              </table:table-cell>
              <table:table-cell office:value-type="float" office:value="-2.98045304671012">
                <text:p>-2.98045304671012</text:p>
              </table:table-cell>
              <table:table-cell office:value-type="float" office:value="-6.77010977816274">
                <text:p>-6.77010977816274</text:p>
              </table:table-cell>
              <table:table-cell office:value-type="float" office:value="-0.741681068745969">
                <text:p>-0.741681068745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6">
                <text:p>-1.6</text:p>
              </table:table-cell>
              <table:table-cell office:value-type="float" office:value="-2.98153057854191">
                <text:p>-2.98153057854191</text:p>
              </table:table-cell>
              <table:table-cell office:value-type="float" office:value="-6.76865973731194">
                <text:p>-6.76865973731194</text:p>
              </table:table-cell>
              <table:table-cell office:value-type="float" office:value="-0.741678193788921">
                <text:p>-0.7416781937889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5">
                <text:p>-1.5</text:p>
              </table:table-cell>
              <table:table-cell office:value-type="float" office:value="-2.98260888978188">
                <text:p>-2.98260888978188</text:p>
              </table:table-cell>
              <table:table-cell office:value-type="float" office:value="-6.76777391670427">
                <text:p>-6.76777391670427</text:p>
              </table:table-cell>
              <table:table-cell office:value-type="float" office:value="-0.741675316774651">
                <text:p>-0.7416753167746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4">
                <text:p>-1.4</text:p>
              </table:table-cell>
              <table:table-cell office:value-type="float" office:value="-2.98368798127602">
                <text:p>-2.98368798127602</text:p>
              </table:table-cell>
              <table:table-cell office:value-type="float" office:value="-6.76647046024501">
                <text:p>-6.76647046024501</text:p>
              </table:table-cell>
              <table:table-cell office:value-type="float" office:value="-0.741672437700948">
                <text:p>-0.7416724377009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3">
                <text:p>-1.3</text:p>
              </table:table-cell>
              <table:table-cell office:value-type="float" office:value="-2.98476785387148">
                <text:p>-2.98476785387148</text:p>
              </table:table-cell>
              <table:table-cell office:value-type="float" office:value="-6.7650934488518">
                <text:p>-6.7650934488518</text:p>
              </table:table-cell>
              <table:table-cell office:value-type="float" office:value="-0.741669556565603">
                <text:p>-0.7416695565656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2">
                <text:p>-1.2</text:p>
              </table:table-cell>
              <table:table-cell office:value-type="float" office:value="-2.9858485084167">
                <text:p>-2.9858485084167</text:p>
              </table:table-cell>
              <table:table-cell office:value-type="float" office:value="-6.76401592984099">
                <text:p>-6.76401592984099</text:p>
              </table:table-cell>
              <table:table-cell office:value-type="float" office:value="-0.741666673366398">
                <text:p>-0.7416666733663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1">
                <text:p>-1.1</text:p>
              </table:table-cell>
              <table:table-cell office:value-type="float" office:value="-2.98692994576129">
                <text:p>-2.98692994576129</text:p>
              </table:table-cell>
              <table:table-cell office:value-type="float" office:value="-6.76294465330144">
                <text:p>-6.76294465330144</text:p>
              </table:table-cell>
              <table:table-cell office:value-type="float" office:value="-0.741663788101116">
                <text:p>-0.7416637881011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">
                <text:p>-1</text:p>
              </table:table-cell>
              <table:table-cell office:value-type="float" office:value="-2.98801216675613">
                <text:p>-2.98801216675613</text:p>
              </table:table-cell>
              <table:table-cell office:value-type="float" office:value="-6.76139004413688">
                <text:p>-6.76139004413688</text:p>
              </table:table-cell>
              <table:table-cell office:value-type="float" office:value="-0.741660900767535">
                <text:p>-0.7416609007675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">
                <text:p>-0.9</text:p>
              </table:table-cell>
              <table:table-cell office:value-type="float" office:value="-2.98909517225332">
                <text:p>-2.98909517225332</text:p>
              </table:table-cell>
              <table:table-cell office:value-type="float" office:value="-6.76073995292254">
                <text:p>-6.76073995292254</text:p>
              </table:table-cell>
              <table:table-cell office:value-type="float" office:value="-0.74165801136343">
                <text:p>-0.741658011363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8">
                <text:p>-0.8</text:p>
              </table:table-cell>
              <table:table-cell office:value-type="float" office:value="-2.9901789631062">
                <text:p>-2.9901789631062</text:p>
              </table:table-cell>
              <table:table-cell office:value-type="float" office:value="-6.75938792243504">
                <text:p>-6.75938792243504</text:p>
              </table:table-cell>
              <table:table-cell office:value-type="float" office:value="-0.741655119886574">
                <text:p>-0.7416551198865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7">
                <text:p>-0.7</text:p>
              </table:table-cell>
              <table:table-cell office:value-type="float" office:value="-2.99126354016935">
                <text:p>-2.99126354016935</text:p>
              </table:table-cell>
              <table:table-cell office:value-type="float" office:value="-6.75801158909417">
                <text:p>-6.75801158909417</text:p>
              </table:table-cell>
              <table:table-cell office:value-type="float" office:value="-0.741652226334735">
                <text:p>-0.7416522263347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">
                <text:p>-0.6</text:p>
              </table:table-cell>
              <table:table-cell office:value-type="float" office:value="-2.99234890429859">
                <text:p>-2.99234890429859</text:p>
              </table:table-cell>
              <table:table-cell office:value-type="float" office:value="-6.75686300720983">
                <text:p>-6.75686300720983</text:p>
              </table:table-cell>
              <table:table-cell office:value-type="float" office:value="-0.74164933070568">
                <text:p>-0.741649330705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5">
                <text:p>-0.5</text:p>
              </table:table-cell>
              <table:table-cell office:value-type="float" office:value="-2.99343505635097">
                <text:p>-2.99343505635097</text:p>
              </table:table-cell>
              <table:table-cell office:value-type="float" office:value="-6.75582326995292">
                <text:p>-6.75582326995292</text:p>
              </table:table-cell>
              <table:table-cell office:value-type="float" office:value="-0.741646432997169">
                <text:p>-0.7416464329971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">
                <text:p>-0.4</text:p>
              </table:table-cell>
              <table:table-cell office:value-type="float" office:value="-2.99452199718479">
                <text:p>-2.99452199718479</text:p>
              </table:table-cell>
              <table:table-cell office:value-type="float" office:value="-6.75444536616211">
                <text:p>-6.75444536616211</text:p>
              </table:table-cell>
              <table:table-cell office:value-type="float" office:value="-0.741643533206963">
                <text:p>-0.7416435332069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00000000000001">
                <text:p>-0.300000000000001</text:p>
              </table:table-cell>
              <table:table-cell office:value-type="float" office:value="-2.99560972765961">
                <text:p>-2.99560972765961</text:p>
              </table:table-cell>
              <table:table-cell office:value-type="float" office:value="-6.75349270810561">
                <text:p>-6.75349270810561</text:p>
              </table:table-cell>
              <table:table-cell office:value-type="float" office:value="-0.741640631332817">
                <text:p>-0.7416406313328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2.99669824863623">
                <text:p>-2.99669824863623</text:p>
              </table:table-cell>
              <table:table-cell office:value-type="float" office:value="-6.75250494049625">
                <text:p>-6.75250494049625</text:p>
              </table:table-cell>
              <table:table-cell office:value-type="float" office:value="-0.741637727372484">
                <text:p>-0.7416377273724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-2.9977875609767">
                <text:p>-2.9977875609767</text:p>
              </table:table-cell>
              <table:table-cell office:value-type="float" office:value="-6.75183388707885">
                <text:p>-6.75183388707885</text:p>
              </table:table-cell>
              <table:table-cell office:value-type="float" office:value="-0.741634821323714">
                <text:p>-0.7416348213237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-2.99887766554433">
                <text:p>-2.99887766554433</text:p>
              </table:table-cell>
              <table:table-cell office:value-type="float" office:value="-6.7499896205106">
                <text:p>-6.7499896205106</text:p>
              </table:table-cell>
              <table:table-cell office:value-type="float" office:value="-0.741631913184253">
                <text:p>-0.7416319131842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99999999999996">
                <text:p>0.0999999999999996</text:p>
              </table:table-cell>
              <table:table-cell office:value-type="float" office:value="-2.99996856320368">
                <text:p>-2.99996856320368</text:p>
              </table:table-cell>
              <table:table-cell office:value-type="float" office:value="-6.74935530615648">
                <text:p>-6.74935530615648</text:p>
              </table:table-cell>
              <table:table-cell office:value-type="float" office:value="-0.741629002951844">
                <text:p>-0.7416290029518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-3.00106025482056">
                <text:p>-3.00106025482056</text:p>
              </table:table-cell>
              <table:table-cell office:value-type="float" office:value="-6.74809835166632">
                <text:p>-6.74809835166632</text:p>
              </table:table-cell>
              <table:table-cell office:value-type="float" office:value="-0.741626090624227">
                <text:p>-0.7416260906242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-3.00215274126207">
                <text:p>-3.00215274126207</text:p>
              </table:table-cell>
              <table:table-cell office:value-type="float" office:value="-6.74699587463894">
                <text:p>-6.74699587463894</text:p>
              </table:table-cell>
              <table:table-cell office:value-type="float" office:value="-0.741623176199138">
                <text:p>-0.7416231761991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">
                <text:p>0.4</text:p>
              </table:table-cell>
              <table:table-cell office:value-type="float" office:value="-3.00324602339654">
                <text:p>-3.00324602339654</text:p>
              </table:table-cell>
              <table:table-cell office:value-type="float" office:value="-6.74621193345836">
                <text:p>-6.74621193345836</text:p>
              </table:table-cell>
              <table:table-cell office:value-type="float" office:value="-0.741620259674311">
                <text:p>-0.7416202596743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">
                <text:p>0.5</text:p>
              </table:table-cell>
              <table:table-cell office:value-type="float" office:value="-3.00434010209359">
                <text:p>-3.00434010209359</text:p>
              </table:table-cell>
              <table:table-cell office:value-type="float" office:value="-6.74469609312989">
                <text:p>-6.74469609312989</text:p>
              </table:table-cell>
              <table:table-cell office:value-type="float" office:value="-0.741617341047476">
                <text:p>-0.741617341047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">
                <text:p>0.6</text:p>
              </table:table-cell>
              <table:table-cell office:value-type="float" office:value="-3.00543497822409">
                <text:p>-3.00543497822409</text:p>
              </table:table-cell>
              <table:table-cell office:value-type="float" office:value="-6.74303348134692">
                <text:p>-6.74303348134692</text:p>
              </table:table-cell>
              <table:table-cell office:value-type="float" office:value="-0.741614420316359">
                <text:p>-0.7416144203163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-3.00653065266019">
                <text:p>-3.00653065266019</text:p>
              </table:table-cell>
              <table:table-cell office:value-type="float" office:value="-6.74230699989016">
                <text:p>-6.74230699989016</text:p>
              </table:table-cell>
              <table:table-cell office:value-type="float" office:value="-0.741611497478683">
                <text:p>-0.7416114974786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-3.00762712627531">
                <text:p>-3.00762712627531</text:p>
              </table:table-cell>
              <table:table-cell office:value-type="float" office:value="-6.74111109929465">
                <text:p>-6.74111109929465</text:p>
              </table:table-cell>
              <table:table-cell office:value-type="float" office:value="-0.74160857253217">
                <text:p>-0.741608572532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">
                <text:p>0.9</text:p>
              </table:table-cell>
              <table:table-cell office:value-type="float" office:value="-3.00872439994415">
                <text:p>-3.00872439994415</text:p>
              </table:table-cell>
              <table:table-cell office:value-type="float" office:value="-6.74004971988073">
                <text:p>-6.74004971988073</text:p>
              </table:table-cell>
              <table:table-cell office:value-type="float" office:value="-0.741605645474535">
                <text:p>-0.7416056454745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-3.00982247454267">
                <text:p>-3.00982247454267</text:p>
              </table:table-cell>
              <table:table-cell office:value-type="float" office:value="-6.73926339550501">
                <text:p>-6.73926339550501</text:p>
              </table:table-cell>
              <table:table-cell office:value-type="float" office:value="-0.741602716303493">
                <text:p>-0.741602716303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">
                <text:p>1.1</text:p>
              </table:table-cell>
              <table:table-cell office:value-type="float" office:value="-3.01092135094812">
                <text:p>-3.01092135094812</text:p>
              </table:table-cell>
              <table:table-cell office:value-type="float" office:value="-6.73815653289282">
                <text:p>-6.73815653289282</text:p>
              </table:table-cell>
              <table:table-cell office:value-type="float" office:value="-0.741599785016754">
                <text:p>-0.7415997850167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">
                <text:p>1.2</text:p>
              </table:table-cell>
              <table:table-cell office:value-type="float" office:value="-3.01202103003905">
                <text:p>-3.01202103003905</text:p>
              </table:table-cell>
              <table:table-cell office:value-type="float" office:value="-6.73701946017668">
                <text:p>-6.73701946017668</text:p>
              </table:table-cell>
              <table:table-cell office:value-type="float" office:value="-0.741596851612024">
                <text:p>-0.7415968516120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">
                <text:p>1.3</text:p>
              </table:table-cell>
              <table:table-cell office:value-type="float" office:value="-3.01312151269525">
                <text:p>-3.01312151269525</text:p>
              </table:table-cell>
              <table:table-cell office:value-type="float" office:value="-6.73601517575055">
                <text:p>-6.73601517575055</text:p>
              </table:table-cell>
              <table:table-cell office:value-type="float" office:value="-0.741593916087008">
                <text:p>-0.741593916087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">
                <text:p>1.4</text:p>
              </table:table-cell>
              <table:table-cell office:value-type="float" office:value="-3.01422279979785">
                <text:p>-3.01422279979785</text:p>
              </table:table-cell>
              <table:table-cell office:value-type="float" office:value="-6.73454870508978">
                <text:p>-6.73454870508978</text:p>
              </table:table-cell>
              <table:table-cell office:value-type="float" office:value="-0.741590978439405">
                <text:p>-0.7415909784394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">
                <text:p>1.5</text:p>
              </table:table-cell>
              <table:table-cell office:value-type="float" office:value="-3.01532489222922">
                <text:p>-3.01532489222922</text:p>
              </table:table-cell>
              <table:table-cell office:value-type="float" office:value="-6.73323125018317">
                <text:p>-6.73323125018317</text:p>
              </table:table-cell>
              <table:table-cell office:value-type="float" office:value="-0.741588038666913">
                <text:p>-0.7415880386669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">
                <text:p>1.6</text:p>
              </table:table-cell>
              <table:table-cell office:value-type="float" office:value="-3.01642779087305">
                <text:p>-3.01642779087305</text:p>
              </table:table-cell>
              <table:table-cell office:value-type="float" office:value="-6.73177440453984">
                <text:p>-6.73177440453984</text:p>
              </table:table-cell>
              <table:table-cell office:value-type="float" office:value="-0.741585096767225">
                <text:p>-0.7415850967672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">
                <text:p>1.7</text:p>
              </table:table-cell>
              <table:table-cell office:value-type="float" office:value="-3.01753149661431">
                <text:p>-3.01753149661431</text:p>
              </table:table-cell>
              <table:table-cell office:value-type="float" office:value="-6.73102982747962">
                <text:p>-6.73102982747962</text:p>
              </table:table-cell>
              <table:table-cell office:value-type="float" office:value="-0.741582152738032">
                <text:p>-0.7415821527380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">
                <text:p>1.8</text:p>
              </table:table-cell>
              <table:table-cell office:value-type="float" office:value="-3.01863601033928">
                <text:p>-3.01863601033928</text:p>
              </table:table-cell>
              <table:table-cell office:value-type="float" office:value="-6.72952281078858">
                <text:p>-6.72952281078858</text:p>
              </table:table-cell>
              <table:table-cell office:value-type="float" office:value="-0.74157920657702">
                <text:p>-0.741579206577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9">
                <text:p>1.9</text:p>
              </table:table-cell>
              <table:table-cell office:value-type="float" office:value="-3.01974133293552">
                <text:p>-3.01974133293552</text:p>
              </table:table-cell>
              <table:table-cell office:value-type="float" office:value="-6.7283074796389">
                <text:p>-6.7283074796389</text:p>
              </table:table-cell>
              <table:table-cell office:value-type="float" office:value="-0.741576258281874">
                <text:p>-0.7415762582818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-3.02084746529191">
                <text:p>-3.02084746529191</text:p>
              </table:table-cell>
              <table:table-cell office:value-type="float" office:value="-6.72738651518849">
                <text:p>-6.72738651518849</text:p>
              </table:table-cell>
              <table:table-cell office:value-type="float" office:value="-0.741573307850273">
                <text:p>-0.7415733078502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3.02195440829861">
                <text:p>-3.02195440829861</text:p>
              </table:table-cell>
              <table:table-cell office:value-type="float" office:value="-6.72631494637591">
                <text:p>-6.72631494637591</text:p>
              </table:table-cell>
              <table:table-cell office:value-type="float" office:value="-0.741570355279895">
                <text:p>-0.7415703552798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2">
                <text:p>2.2</text:p>
              </table:table-cell>
              <table:table-cell office:value-type="float" office:value="-3.02306216284711">
                <text:p>-3.02306216284711</text:p>
              </table:table-cell>
              <table:table-cell office:value-type="float" office:value="-6.72520466994628">
                <text:p>-6.72520466994628</text:p>
              </table:table-cell>
              <table:table-cell office:value-type="float" office:value="-0.741567400568413">
                <text:p>-0.7415674005684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3">
                <text:p>2.3</text:p>
              </table:table-cell>
              <table:table-cell office:value-type="float" office:value="-3.02417072983018">
                <text:p>-3.02417072983018</text:p>
              </table:table-cell>
              <table:table-cell office:value-type="float" office:value="-6.72319633968338">
                <text:p>-6.72319633968338</text:p>
              </table:table-cell>
              <table:table-cell office:value-type="float" office:value="-0.741564443713497">
                <text:p>-0.7415644437134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4">
                <text:p>2.4</text:p>
              </table:table-cell>
              <table:table-cell office:value-type="float" office:value="-3.02528011014193">
                <text:p>-3.02528011014193</text:p>
              </table:table-cell>
              <table:table-cell office:value-type="float" office:value="-6.72209275784812">
                <text:p>-6.72209275784812</text:p>
              </table:table-cell>
              <table:table-cell office:value-type="float" office:value="-0.741561484712814">
                <text:p>-0.7415614847128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5">
                <text:p>2.5</text:p>
              </table:table-cell>
              <table:table-cell office:value-type="float" office:value="-3.02639030467777">
                <text:p>-3.02639030467777</text:p>
              </table:table-cell>
              <table:table-cell office:value-type="float" office:value="-6.72037712012844">
                <text:p>-6.72037712012844</text:p>
              </table:table-cell>
              <table:table-cell office:value-type="float" office:value="-0.741558523564027">
                <text:p>-0.7415585235640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">
                <text:p>2.6</text:p>
              </table:table-cell>
              <table:table-cell office:value-type="float" office:value="-3.0275013143344">
                <text:p>-3.0275013143344</text:p>
              </table:table-cell>
              <table:table-cell office:value-type="float" office:value="-6.7198080024302">
                <text:p>-6.7198080024302</text:p>
              </table:table-cell>
              <table:table-cell office:value-type="float" office:value="-0.741555560264797">
                <text:p>-0.7415555602647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">
                <text:p>2.7</text:p>
              </table:table-cell>
              <table:table-cell office:value-type="float" office:value="-3.02861314000988">
                <text:p>-3.02861314000988</text:p>
              </table:table-cell>
              <table:table-cell office:value-type="float" office:value="-6.71837199504095">
                <text:p>-6.71837199504095</text:p>
              </table:table-cell>
              <table:table-cell office:value-type="float" office:value="-0.74155259481278">
                <text:p>-0.741552594812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8">
                <text:p>2.8</text:p>
              </table:table-cell>
              <table:table-cell office:value-type="float" office:value="-3.02972578260357">
                <text:p>-3.02972578260357</text:p>
              </table:table-cell>
              <table:table-cell office:value-type="float" office:value="-6.71658952010068">
                <text:p>-6.71658952010068</text:p>
              </table:table-cell>
              <table:table-cell office:value-type="float" office:value="-0.741549627205628">
                <text:p>-0.7415496272056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">
                <text:p>2.9</text:p>
              </table:table-cell>
              <table:table-cell office:value-type="float" office:value="-3.03083924301614">
                <text:p>-3.03083924301614</text:p>
              </table:table-cell>
              <table:table-cell office:value-type="float" office:value="-6.71533886178765">
                <text:p>-6.71533886178765</text:p>
              </table:table-cell>
              <table:table-cell office:value-type="float" office:value="-0.741546657440993">
                <text:p>-0.7415466574409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-3.0319535221496">
                <text:p>-3.0319535221496</text:p>
              </table:table-cell>
              <table:table-cell office:value-type="float" office:value="-6.71367234861039">
                <text:p>-6.71367234861039</text:p>
              </table:table-cell>
              <table:table-cell office:value-type="float" office:value="-0.741543685516521">
                <text:p>-0.7415436855165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1">
                <text:p>3.1</text:p>
              </table:table-cell>
              <table:table-cell office:value-type="float" office:value="-3.03306862090729">
                <text:p>-3.03306862090729</text:p>
              </table:table-cell>
              <table:table-cell office:value-type="float" office:value="-6.71186623727498">
                <text:p>-6.71186623727498</text:p>
              </table:table-cell>
              <table:table-cell office:value-type="float" office:value="-0.741540711429853">
                <text:p>-0.7415407114298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2">
                <text:p>3.2</text:p>
              </table:table-cell>
              <table:table-cell office:value-type="float" office:value="-3.03418454019386">
                <text:p>-3.03418454019386</text:p>
              </table:table-cell>
              <table:table-cell office:value-type="float" office:value="-6.70982528345473">
                <text:p>-6.70982528345473</text:p>
              </table:table-cell>
              <table:table-cell office:value-type="float" office:value="-0.741537735178631">
                <text:p>-0.7415377351786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3">
                <text:p>3.3</text:p>
              </table:table-cell>
              <table:table-cell office:value-type="float" office:value="-3.03530128091532">
                <text:p>-3.03530128091532</text:p>
              </table:table-cell>
              <table:table-cell office:value-type="float" office:value="-6.70891338443504">
                <text:p>-6.70891338443504</text:p>
              </table:table-cell>
              <table:table-cell office:value-type="float" office:value="-0.741534756760489">
                <text:p>-0.7415347567604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4">
                <text:p>3.4</text:p>
              </table:table-cell>
              <table:table-cell office:value-type="float" office:value="-3.03641884397898">
                <text:p>-3.03641884397898</text:p>
              </table:table-cell>
              <table:table-cell office:value-type="float" office:value="-6.70746177155579">
                <text:p>-6.70746177155579</text:p>
              </table:table-cell>
              <table:table-cell office:value-type="float" office:value="-0.741531776173061">
                <text:p>-0.7415317761730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5">
                <text:p>3.5</text:p>
              </table:table-cell>
              <table:table-cell office:value-type="float" office:value="-3.03753723029352">
                <text:p>-3.03753723029352</text:p>
              </table:table-cell>
              <table:table-cell office:value-type="float" office:value="-6.7060984514435">
                <text:p>-6.7060984514435</text:p>
              </table:table-cell>
              <table:table-cell office:value-type="float" office:value="-0.741528793413975">
                <text:p>-0.7415287934139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6">
                <text:p>3.6</text:p>
              </table:table-cell>
              <table:table-cell office:value-type="float" office:value="-3.03865644076894">
                <text:p>-3.03865644076894</text:p>
              </table:table-cell>
              <table:table-cell office:value-type="float" office:value="-6.70398526068767">
                <text:p>-6.70398526068767</text:p>
              </table:table-cell>
              <table:table-cell office:value-type="float" office:value="-0.741525808480858">
                <text:p>-0.7415258084808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7">
                <text:p>3.7</text:p>
              </table:table-cell>
              <table:table-cell office:value-type="float" office:value="-3.03977647631659">
                <text:p>-3.03977647631659</text:p>
              </table:table-cell>
              <table:table-cell office:value-type="float" office:value="-6.70185749675303">
                <text:p>-6.70185749675303</text:p>
              </table:table-cell>
              <table:table-cell office:value-type="float" office:value="-0.741522821371332">
                <text:p>-0.7415228213713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8">
                <text:p>3.8</text:p>
              </table:table-cell>
              <table:table-cell office:value-type="float" office:value="-3.04089733784916">
                <text:p>-3.04089733784916</text:p>
              </table:table-cell>
              <table:table-cell office:value-type="float" office:value="-6.70028878289554">
                <text:p>-6.70028878289554</text:p>
              </table:table-cell>
              <table:table-cell office:value-type="float" office:value="-0.741519832083015">
                <text:p>-0.7415198320830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9">
                <text:p>3.9</text:p>
              </table:table-cell>
              <table:table-cell office:value-type="float" office:value="-3.04201902628068">
                <text:p>-3.04201902628068</text:p>
              </table:table-cell>
              <table:table-cell office:value-type="float" office:value="-6.6984176572332">
                <text:p>-6.6984176572332</text:p>
              </table:table-cell>
              <table:table-cell office:value-type="float" office:value="-0.741516840613523">
                <text:p>-0.7415168406135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-3.04314154252654">
                <text:p>-3.04314154252654</text:p>
              </table:table-cell>
              <table:table-cell office:value-type="float" office:value="-6.69618050465667">
                <text:p>-6.69618050465667</text:p>
              </table:table-cell>
              <table:table-cell office:value-type="float" office:value="-0.741513846960468">
                <text:p>-0.7415138469604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1">
                <text:p>4.1</text:p>
              </table:table-cell>
              <table:table-cell office:value-type="float" office:value="-3.04426488750347">
                <text:p>-3.04426488750347</text:p>
              </table:table-cell>
              <table:table-cell office:value-type="float" office:value="-6.69393616269477">
                <text:p>-6.69393616269477</text:p>
              </table:table-cell>
              <table:table-cell office:value-type="float" office:value="-0.741510851121458">
                <text:p>-0.7415108511214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">
                <text:p>4.2</text:p>
              </table:table-cell>
              <table:table-cell office:value-type="float" office:value="-3.04538906212958">
                <text:p>-3.04538906212958</text:p>
              </table:table-cell>
              <table:table-cell office:value-type="float" office:value="-6.69186854468711">
                <text:p>-6.69186854468711</text:p>
              </table:table-cell>
              <table:table-cell office:value-type="float" office:value="-0.741507853094098">
                <text:p>-0.7415078530940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3">
                <text:p>4.3</text:p>
              </table:table-cell>
              <table:table-cell office:value-type="float" office:value="-3.04651406732431">
                <text:p>-3.04651406732431</text:p>
              </table:table-cell>
              <table:table-cell office:value-type="float" office:value="-6.68995651559118">
                <text:p>-6.68995651559118</text:p>
              </table:table-cell>
              <table:table-cell office:value-type="float" office:value="-0.741504852875988">
                <text:p>-0.7415048528759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4">
                <text:p>4.4</text:p>
              </table:table-cell>
              <table:table-cell office:value-type="float" office:value="-3.04763990400847">
                <text:p>-3.04763990400847</text:p>
              </table:table-cell>
              <table:table-cell office:value-type="float" office:value="-6.68794722013176">
                <text:p>-6.68794722013176</text:p>
              </table:table-cell>
              <table:table-cell office:value-type="float" office:value="-0.741501850464729">
                <text:p>-0.7415018504647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5">
                <text:p>4.5</text:p>
              </table:table-cell>
              <table:table-cell office:value-type="float" office:value="-3.04876657310422">
                <text:p>-3.04876657310422</text:p>
              </table:table-cell>
              <table:table-cell office:value-type="float" office:value="-6.68639138756119">
                <text:p>-6.68639138756119</text:p>
              </table:table-cell>
              <table:table-cell office:value-type="float" office:value="-0.741498845857912">
                <text:p>-0.7414988458579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6">
                <text:p>4.6</text:p>
              </table:table-cell>
              <table:table-cell office:value-type="float" office:value="-3.0498940755351">
                <text:p>-3.0498940755351</text:p>
              </table:table-cell>
              <table:table-cell office:value-type="float" office:value="-6.68326650306673">
                <text:p>-6.68326650306673</text:p>
              </table:table-cell>
              <table:table-cell office:value-type="float" office:value="-0.74149583905313">
                <text:p>-0.741495839053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7">
                <text:p>4.7</text:p>
              </table:table-cell>
              <table:table-cell office:value-type="float" office:value="-3.05102241222601">
                <text:p>-3.05102241222601</text:p>
              </table:table-cell>
              <table:table-cell office:value-type="float" office:value="-6.6807604714981">
                <text:p>-6.6807604714981</text:p>
              </table:table-cell>
              <table:table-cell office:value-type="float" office:value="-0.741492830047969">
                <text:p>-0.7414928300479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8">
                <text:p>4.8</text:p>
              </table:table-cell>
              <table:table-cell office:value-type="float" office:value="-3.05215158410322">
                <text:p>-3.05215158410322</text:p>
              </table:table-cell>
              <table:table-cell office:value-type="float" office:value="-6.67807932310266">
                <text:p>-6.67807932310266</text:p>
              </table:table-cell>
              <table:table-cell office:value-type="float" office:value="-0.741489818840014">
                <text:p>-0.7414898188400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9">
                <text:p>4.9</text:p>
              </table:table-cell>
              <table:table-cell office:value-type="float" office:value="-3.05328159209438">
                <text:p>-3.05328159209438</text:p>
              </table:table-cell>
              <table:table-cell office:value-type="float" office:value="-6.67566536851564">
                <text:p>-6.67566536851564</text:p>
              </table:table-cell>
              <table:table-cell office:value-type="float" office:value="-0.741486805426844">
                <text:p>-0.7414868054268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">
                <text:p>5</text:p>
              </table:table-cell>
              <table:table-cell office:value-type="float" office:value="-3.05441243712849">
                <text:p>-3.05441243712849</text:p>
              </table:table-cell>
              <table:table-cell office:value-type="float" office:value="-6.67324176280462">
                <text:p>-6.67324176280462</text:p>
              </table:table-cell>
              <table:table-cell office:value-type="float" office:value="-0.741483789806037">
                <text:p>-0.7414837898060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1">
                <text:p>5.1</text:p>
              </table:table-cell>
              <table:table-cell office:value-type="float" office:value="-3.05554412013594">
                <text:p>-3.05554412013594</text:p>
              </table:table-cell>
              <table:table-cell office:value-type="float" office:value="-6.67023898860165">
                <text:p>-6.67023898860165</text:p>
              </table:table-cell>
              <table:table-cell office:value-type="float" office:value="-0.741480771975164">
                <text:p>-0.7414807719751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2">
                <text:p>5.2</text:p>
              </table:table-cell>
              <table:table-cell office:value-type="float" office:value="-3.05667664204852">
                <text:p>-3.05667664204852</text:p>
              </table:table-cell>
              <table:table-cell office:value-type="float" office:value="-6.66777373586715">
                <text:p>-6.66777373586715</text:p>
              </table:table-cell>
              <table:table-cell office:value-type="float" office:value="-0.741477751931797">
                <text:p>-0.7414777519317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3">
                <text:p>5.3</text:p>
              </table:table-cell>
              <table:table-cell office:value-type="float" office:value="-3.05781000379937">
                <text:p>-3.05781000379937</text:p>
              </table:table-cell>
              <table:table-cell office:value-type="float" office:value="-6.66456985652616">
                <text:p>-6.66456985652616</text:p>
              </table:table-cell>
              <table:table-cell office:value-type="float" office:value="-0.741474729673501">
                <text:p>-0.7414747296735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4">
                <text:p>5.4</text:p>
              </table:table-cell>
              <table:table-cell office:value-type="float" office:value="-3.05894420632304">
                <text:p>-3.05894420632304</text:p>
              </table:table-cell>
              <table:table-cell office:value-type="float" office:value="-6.66155828236593">
                <text:p>-6.66155828236593</text:p>
              </table:table-cell>
              <table:table-cell office:value-type="float" office:value="-0.741471705197838">
                <text:p>-0.7414717051978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5">
                <text:p>5.5</text:p>
              </table:table-cell>
              <table:table-cell office:value-type="float" office:value="-3.06007925055544">
                <text:p>-3.06007925055544</text:p>
              </table:table-cell>
              <table:table-cell office:value-type="float" office:value="-6.65896777629793">
                <text:p>-6.65896777629793</text:p>
              </table:table-cell>
              <table:table-cell office:value-type="float" office:value="-0.741468678502367">
                <text:p>-0.7414686785023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-3.06121513743389">
                <text:p>-3.06121513743389</text:p>
              </table:table-cell>
              <table:table-cell office:value-type="float" office:value="-6.65544103255736">
                <text:p>-6.65544103255736</text:p>
              </table:table-cell>
              <table:table-cell office:value-type="float" office:value="-0.741465649584644">
                <text:p>-0.7414656495846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7">
                <text:p>5.7</text:p>
              </table:table-cell>
              <table:table-cell office:value-type="float" office:value="-3.06235186789711">
                <text:p>-3.06235186789711</text:p>
              </table:table-cell>
              <table:table-cell office:value-type="float" office:value="-6.65195713404085">
                <text:p>-6.65195713404085</text:p>
              </table:table-cell>
              <table:table-cell office:value-type="float" office:value="-0.74146261844222">
                <text:p>-0.741462618442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8">
                <text:p>5.8</text:p>
              </table:table-cell>
              <table:table-cell office:value-type="float" office:value="-3.06348944288518">
                <text:p>-3.06348944288518</text:p>
              </table:table-cell>
              <table:table-cell office:value-type="float" office:value="-6.64816410681712">
                <text:p>-6.64816410681712</text:p>
              </table:table-cell>
              <table:table-cell office:value-type="float" office:value="-0.741459585072643">
                <text:p>-0.7414595850726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9">
                <text:p>5.9</text:p>
              </table:table-cell>
              <table:table-cell office:value-type="float" office:value="-3.06462786333962">
                <text:p>-3.06462786333962</text:p>
              </table:table-cell>
              <table:table-cell office:value-type="float" office:value="-6.64460331579947">
                <text:p>-6.64460331579947</text:p>
              </table:table-cell>
              <table:table-cell office:value-type="float" office:value="-0.741456549473457">
                <text:p>-0.7414565494734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">
                <text:p>6</text:p>
              </table:table-cell>
              <table:table-cell office:value-type="float" office:value="-3.06576713020331">
                <text:p>-3.06576713020331</text:p>
              </table:table-cell>
              <table:table-cell office:value-type="float" office:value="-6.64088891904284">
                <text:p>-6.64088891904284</text:p>
              </table:table-cell>
              <table:table-cell office:value-type="float" office:value="-0.741453511642205">
                <text:p>-0.7414535116422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1">
                <text:p>6.1</text:p>
              </table:table-cell>
              <table:table-cell office:value-type="float" office:value="-3.06690724442057">
                <text:p>-3.06690724442057</text:p>
              </table:table-cell>
              <table:table-cell office:value-type="float" office:value="-6.63595129833514">
                <text:p>-6.63595129833514</text:p>
              </table:table-cell>
              <table:table-cell office:value-type="float" office:value="-0.741450471576422">
                <text:p>-0.7414504715764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2">
                <text:p>6.2</text:p>
              </table:table-cell>
              <table:table-cell office:value-type="float" office:value="-3.06804820693709">
                <text:p>-3.06804820693709</text:p>
              </table:table-cell>
              <table:table-cell office:value-type="float" office:value="-6.63213809366913">
                <text:p>-6.63213809366913</text:p>
              </table:table-cell>
              <table:table-cell office:value-type="float" office:value="-0.741447429273642">
                <text:p>-0.7414474292736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3">
                <text:p>6.3</text:p>
              </table:table-cell>
              <table:table-cell office:value-type="float" office:value="-3.0691900187">
                <text:p>-3.0691900187</text:p>
              </table:table-cell>
              <table:table-cell office:value-type="float" office:value="-6.62823906273592">
                <text:p>-6.62823906273592</text:p>
              </table:table-cell>
              <table:table-cell office:value-type="float" office:value="-0.741444384731396">
                <text:p>-0.7414443847313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4">
                <text:p>6.4</text:p>
              </table:table-cell>
              <table:table-cell office:value-type="float" office:value="-3.07033268065782">
                <text:p>-3.07033268065782</text:p>
              </table:table-cell>
              <table:table-cell office:value-type="float" office:value="-6.62412641909226">
                <text:p>-6.62412641909226</text:p>
              </table:table-cell>
              <table:table-cell office:value-type="float" office:value="-0.74144133794721">
                <text:p>-0.741441337947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5">
                <text:p>6.5</text:p>
              </table:table-cell>
              <table:table-cell office:value-type="float" office:value="-3.07147619376049">
                <text:p>-3.07147619376049</text:p>
              </table:table-cell>
              <table:table-cell office:value-type="float" office:value="-6.61852546301548">
                <text:p>-6.61852546301548</text:p>
              </table:table-cell>
              <table:table-cell office:value-type="float" office:value="-0.741438288918607">
                <text:p>-0.7414382889186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6">
                <text:p>6.6</text:p>
              </table:table-cell>
              <table:table-cell office:value-type="float" office:value="-3.07262055895936">
                <text:p>-3.07262055895936</text:p>
              </table:table-cell>
              <table:table-cell office:value-type="float" office:value="-6.61379907645863">
                <text:p>-6.61379907645863</text:p>
              </table:table-cell>
              <table:table-cell office:value-type="float" office:value="-0.741435237643104">
                <text:p>-0.7414352376431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7">
                <text:p>6.7</text:p>
              </table:table-cell>
              <table:table-cell office:value-type="float" office:value="-3.0737657772072">
                <text:p>-3.0737657772072</text:p>
              </table:table-cell>
              <table:table-cell office:value-type="float" office:value="-6.60897806244576">
                <text:p>-6.60897806244576</text:p>
              </table:table-cell>
              <table:table-cell office:value-type="float" office:value="-0.741432184118219">
                <text:p>-0.7414321841182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8">
                <text:p>6.8</text:p>
              </table:table-cell>
              <table:table-cell office:value-type="float" office:value="-3.07491184945821">
                <text:p>-3.07491184945821</text:p>
              </table:table-cell>
              <table:table-cell office:value-type="float" office:value="-6.60286328764305">
                <text:p>-6.60286328764305</text:p>
              </table:table-cell>
              <table:table-cell office:value-type="float" office:value="-0.741429128341462">
                <text:p>-0.7414291283414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9">
                <text:p>6.9</text:p>
              </table:table-cell>
              <table:table-cell office:value-type="float" office:value="-3.076058776668">
                <text:p>-3.076058776668</text:p>
              </table:table-cell>
              <table:table-cell office:value-type="float" office:value="-6.59669897034186">
                <text:p>-6.59669897034186</text:p>
              </table:table-cell>
              <table:table-cell office:value-type="float" office:value="-0.741426070310343">
                <text:p>-0.7414260703103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">
                <text:p>7</text:p>
              </table:table-cell>
              <table:table-cell office:value-type="float" office:value="-3.07720655979362">
                <text:p>-3.07720655979362</text:p>
              </table:table-cell>
              <table:table-cell office:value-type="float" office:value="-6.5910050076111">
                <text:p>-6.5910050076111</text:p>
              </table:table-cell>
              <table:table-cell office:value-type="float" office:value="-0.741423010022364">
                <text:p>-0.7414230100223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1">
                <text:p>7.1</text:p>
              </table:table-cell>
              <table:table-cell office:value-type="float" office:value="-3.07835519979355">
                <text:p>-3.07835519979355</text:p>
              </table:table-cell>
              <table:table-cell office:value-type="float" office:value="-6.58469186769368">
                <text:p>-6.58469186769368</text:p>
              </table:table-cell>
              <table:table-cell office:value-type="float" office:value="-0.741419947475027">
                <text:p>-0.7414199474750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2">
                <text:p>7.2</text:p>
              </table:table-cell>
              <table:table-cell office:value-type="float" office:value="-3.07950469762767">
                <text:p>-3.07950469762767</text:p>
              </table:table-cell>
              <table:table-cell office:value-type="float" office:value="-6.57807828707151">
                <text:p>-6.57807828707151</text:p>
              </table:table-cell>
              <table:table-cell office:value-type="float" office:value="-0.741416882665829">
                <text:p>-0.7414168826658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3">
                <text:p>7.3</text:p>
              </table:table-cell>
              <table:table-cell office:value-type="float" office:value="-3.08065505425734">
                <text:p>-3.08065505425734</text:p>
              </table:table-cell>
              <table:table-cell office:value-type="float" office:value="-6.57045649830813">
                <text:p>-6.57045649830813</text:p>
              </table:table-cell>
              <table:table-cell office:value-type="float" office:value="-0.741413815592263">
                <text:p>-0.7414138155922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4">
                <text:p>7.4</text:p>
              </table:table-cell>
              <table:table-cell office:value-type="float" office:value="-3.08180627064533">
                <text:p>-3.08180627064533</text:p>
              </table:table-cell>
              <table:table-cell office:value-type="float" office:value="-6.56260419824828">
                <text:p>-6.56260419824828</text:p>
              </table:table-cell>
              <table:table-cell office:value-type="float" office:value="-0.741410746251818">
                <text:p>-0.7414107462518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5">
                <text:p>7.5</text:p>
              </table:table-cell>
              <table:table-cell office:value-type="float" office:value="-3.08295834775585">
                <text:p>-3.08295834775585</text:p>
              </table:table-cell>
              <table:table-cell office:value-type="float" office:value="-6.55565842699834">
                <text:p>-6.55565842699834</text:p>
              </table:table-cell>
              <table:table-cell office:value-type="float" office:value="-0.741407674641982">
                <text:p>-0.7414076746419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6">
                <text:p>7.6</text:p>
              </table:table-cell>
              <table:table-cell office:value-type="float" office:value="-3.08411128655457">
                <text:p>-3.08411128655457</text:p>
              </table:table-cell>
              <table:table-cell office:value-type="float" office:value="-6.5476109045748">
                <text:p>-6.5476109045748</text:p>
              </table:table-cell>
              <table:table-cell office:value-type="float" office:value="-0.741404600760235">
                <text:p>-0.7414046007602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7">
                <text:p>7.7</text:p>
              </table:table-cell>
              <table:table-cell office:value-type="float" office:value="-3.08526508800857">
                <text:p>-3.08526508800857</text:p>
              </table:table-cell>
              <table:table-cell office:value-type="float" office:value="-6.53692086379001">
                <text:p>-6.53692086379001</text:p>
              </table:table-cell>
              <table:table-cell office:value-type="float" office:value="-0.741401524604057">
                <text:p>-0.7414015246040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8">
                <text:p>7.8</text:p>
              </table:table-cell>
              <table:table-cell office:value-type="float" office:value="-3.08641975308642">
                <text:p>-3.08641975308642</text:p>
              </table:table-cell>
              <table:table-cell office:value-type="float" office:value="-6.53006473142372">
                <text:p>-6.53006473142372</text:p>
              </table:table-cell>
              <table:table-cell office:value-type="float" office:value="-0.741398446170921">
                <text:p>-0.7413984461709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9">
                <text:p>7.9</text:p>
              </table:table-cell>
              <table:table-cell office:value-type="float" office:value="-3.08757528275811">
                <text:p>-3.08757528275811</text:p>
              </table:table-cell>
              <table:table-cell office:value-type="float" office:value="-6.51870340290683">
                <text:p>-6.51870340290683</text:p>
              </table:table-cell>
              <table:table-cell office:value-type="float" office:value="-0.741395365458299">
                <text:p>-0.7413953654582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">
                <text:p>8</text:p>
              </table:table-cell>
              <table:table-cell office:value-type="float" office:value="-3.0887316779951">
                <text:p>-3.0887316779951</text:p>
              </table:table-cell>
              <table:table-cell office:value-type="float" office:value="-6.50736930594571">
                <text:p>-6.50736930594571</text:p>
              </table:table-cell>
              <table:table-cell office:value-type="float" office:value="-0.741392282463659">
                <text:p>-0.7413922824636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1">
                <text:p>8.1</text:p>
              </table:table-cell>
              <table:table-cell office:value-type="float" office:value="-3.08988893977029">
                <text:p>-3.08988893977029</text:p>
              </table:table-cell>
              <table:table-cell office:value-type="float" office:value="-6.49966679938742">
                <text:p>-6.49966679938742</text:p>
              </table:table-cell>
              <table:table-cell office:value-type="float" office:value="-0.741389197184463">
                <text:p>-0.7413891971844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2">
                <text:p>8.2</text:p>
              </table:table-cell>
              <table:table-cell office:value-type="float" office:value="-3.09104706905806">
                <text:p>-3.09104706905806</text:p>
              </table:table-cell>
              <table:table-cell office:value-type="float" office:value="-6.48076950574218">
                <text:p>-6.48076950574218</text:p>
              </table:table-cell>
              <table:table-cell office:value-type="float" office:value="-0.741386109618172">
                <text:p>-0.7413861096181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">
                <text:p>8.3</text:p>
              </table:table-cell>
              <table:table-cell office:value-type="float" office:value="-3.09220606683424">
                <text:p>-3.09220606683424</text:p>
              </table:table-cell>
              <table:table-cell office:value-type="float" office:value="-6.46929763753828">
                <text:p>-6.46929763753828</text:p>
              </table:table-cell>
              <table:table-cell office:value-type="float" office:value="-0.74138301976224">
                <text:p>-0.741383019762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">
                <text:p>8.4</text:p>
              </table:table-cell>
              <table:table-cell office:value-type="float" office:value="-3.09336593407611">
                <text:p>-3.09336593407611</text:p>
              </table:table-cell>
              <table:table-cell office:value-type="float" office:value="-6.45067857520377">
                <text:p>-6.45067857520377</text:p>
              </table:table-cell>
              <table:table-cell office:value-type="float" office:value="-0.741379927614122">
                <text:p>-0.7413799276141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5">
                <text:p>8.5</text:p>
              </table:table-cell>
              <table:table-cell office:value-type="float" office:value="-3.09452667176244">
                <text:p>-3.09452667176244</text:p>
              </table:table-cell>
              <table:table-cell office:value-type="float" office:value="-6.43624674452002">
                <text:p>-6.43624674452002</text:p>
              </table:table-cell>
              <table:table-cell office:value-type="float" office:value="-0.741376833171264">
                <text:p>-0.7413768331712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6">
                <text:p>8.6</text:p>
              </table:table-cell>
              <table:table-cell office:value-type="float" office:value="-3.09568828087347">
                <text:p>-3.09568828087347</text:p>
              </table:table-cell>
              <table:table-cell office:value-type="float" office:value="-6.41426171785373">
                <text:p>-6.41426171785373</text:p>
              </table:table-cell>
              <table:table-cell office:value-type="float" office:value="-0.741373736431112">
                <text:p>-0.7413737364311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7">
                <text:p>8.7</text:p>
              </table:table-cell>
              <table:table-cell office:value-type="float" office:value="-3.09685076239088">
                <text:p>-3.09685076239088</text:p>
              </table:table-cell>
              <table:table-cell office:value-type="float" office:value="-6.39098748983302">
                <text:p>-6.39098748983302</text:p>
              </table:table-cell>
              <table:table-cell office:value-type="float" office:value="-0.741370637391105">
                <text:p>-0.7413706373911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8">
                <text:p>8.8</text:p>
              </table:table-cell>
              <table:table-cell office:value-type="float" office:value="-3.09801411729786">
                <text:p>-3.09801411729786</text:p>
              </table:table-cell>
              <table:table-cell office:value-type="float" office:value="-6.36639623401426">
                <text:p>-6.36639623401426</text:p>
              </table:table-cell>
              <table:table-cell office:value-type="float" office:value="-0.741367536048682">
                <text:p>-0.7413675360486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9">
                <text:p>8.9</text:p>
              </table:table-cell>
              <table:table-cell office:value-type="float" office:value="-3.09917834657907">
                <text:p>-3.09917834657907</text:p>
              </table:table-cell>
              <table:table-cell office:value-type="float" office:value="-6.3330740731032">
                <text:p>-6.3330740731032</text:p>
              </table:table-cell>
              <table:table-cell office:value-type="float" office:value="-0.741364432401276">
                <text:p>-0.741364432401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b93205-6e6b3fc-7830f6d-c08ad66-1d9b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8.988cm" xlink:href=".." xlink:type="simple" chart:class="chart:scatter" chart:column-mapping="1 4 2 3" chart:style-name="ch1">
        <chart:title svg:x="4.862cm" svg:y="0.315cm" chart:style-name="ch2">
          <text:p>Steady-state forces on magnets</text:p>
        </chart:title>
        <chart:legend chart:legend-position="end" svg:x="10.61cm" svg:y="3.396cm" style:legend-expansion="high" chart:style-name="ch3"/>
        <chart:plot-area chart:style-name="ch4" table:cell-range-address="Sheet1.A2:Sheet1.D175 Sheet1.B1:Sheet1.D1 Sheet1.E1:Sheet1.E175" chart:data-source-has-labels="row" svg:x="1.358cm" svg:y="1.631cm" svg:width="8.612cm" svg:height="6.17cm">
          <chartooo:coordinate-region svg:x="1.596cm" svg:y="1.843cm" svg:width="8.187cm" svg:height="5.746cm"/>
          <chart:axis chart:dimension="x" chart:name="primary-x" chart:style-name="ch5">
            <chart:title svg:x="4.522cm" svg:y="7.981cm" chart:style-name="ch6">
              <text:p>Distance (mm)</text:p>
            </chart:title>
          </chart:axis>
          <chart:axis chart:dimension="y" chart:name="primary-y" chart:style-name="ch5">
            <chart:title svg:x="0.451cm" svg:y="5.448cm" chart:style-name="ch7">
              <text:p>Force (N)</text:p>
            </chart:title>
            <chart:grid chart:style-name="ch8" chart:class="major"/>
          </chart:axis>
          <chart:series chart:style-name="ch9" chart:values-cell-range-address="Sheet1.B2:Sheet1.B175" chart:label-cell-address="Sheet1.B1:Sheet1.B1" chart:class="chart:scatter">
            <chart:domain table:cell-range-address="Sheet1.A2:Sheet1.A175"/>
            <chart:data-point chart:repeated="174"/>
          </chart:series>
          <chart:series chart:style-name="ch10" chart:values-cell-range-address="Sheet1.E2:Sheet1.E175" chart:label-cell-address="Sheet1.E1:Sheet1.E1" chart:class="chart:scatter">
            <chart:data-point chart:repeated="174"/>
          </chart:series>
          <chart:series chart:style-name="ch11" chart:values-cell-range-address="Sheet1.C2:Sheet1.C175" chart:label-cell-address="Sheet1.C1:Sheet1.C1" chart:class="chart:scatter">
            <chart:data-point chart:repeated="174"/>
          </chart:series>
          <chart:series chart:style-name="ch12" chart:values-cell-range-address="Sheet1.D2:Sheet1.D175" chart:label-cell-address="Sheet1.D1:Sheet1.D1" chart:class="chart:scatter">
            <chart:data-point chart:repeated="17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gnetic force  (N)</text:p>
                <draw:g>
                  <svg:desc>Sheet1.B1:Sheet1.B1</svg:desc>
                </draw:g>
              </table:table-cell>
              <table:table-cell office:value-type="string">
                <text:p>CF force (N) @ 40 km / h</text:p>
                <draw:g>
                  <svg:desc>Sheet1.E1:Sheet1.E1</svg:desc>
                </draw:g>
              </table:table-cell>
              <table:table-cell office:value-type="string">
                <text:p>CF force (N) @ 80 km / h</text:p>
                <draw:g>
                  <svg:desc>Sheet1.C1:Sheet1.C1</svg:desc>
                </draw:g>
              </table:table-cell>
              <table:table-cell office:value-type="string">
                <text:p>CF force (N) @ 120 km / h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.4">
                <text:p>-8.4</text:p>
                <draw:g>
                  <svg:desc>Sheet1.A2:Sheet1.A175</svg:desc>
                </draw:g>
              </table:table-cell>
              <table:table-cell office:value-type="float" office:value="18.0364210537669">
                <text:p>18.0364210537669</text:p>
                <draw:g>
                  <svg:desc>Sheet1.B2:Sheet1.B175</svg:desc>
                </draw:g>
              </table:table-cell>
              <table:table-cell office:value-type="float" office:value="-0.74186911742">
                <text:p>-0.74186911742</text:p>
                <draw:g>
                  <svg:desc>Sheet1.E2:Sheet1.E175</svg:desc>
                </draw:g>
              </table:table-cell>
              <table:table-cell office:value-type="float" office:value="-2.90999067757477">
                <text:p>-2.90999067757477</text:p>
                <draw:g>
                  <svg:desc>Sheet1.C2:Sheet1.C175</svg:desc>
                </draw:g>
              </table:table-cell>
              <table:table-cell office:value-type="float" office:value="-7.22108387174904">
                <text:p>-7.22108387174904</text:p>
                <draw:g>
                  <svg:desc>Sheet1.D2:Sheet1.D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.3">
                <text:p>-8.3</text:p>
              </table:table-cell>
              <table:table-cell office:value-type="float" office:value="16.4671634610066">
                <text:p>16.4671634610066</text:p>
              </table:table-cell>
              <table:table-cell office:value-type="float" office:value="-0.741866375425679">
                <text:p>-0.741866375425679</text:p>
              </table:table-cell>
              <table:table-cell office:value-type="float" office:value="-2.91101785395232">
                <text:p>-2.91101785395232</text:p>
              </table:table-cell>
              <table:table-cell office:value-type="float" office:value="-7.17725291841483">
                <text:p>-7.17725291841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2">
                <text:p>-8.2</text:p>
              </table:table-cell>
              <table:table-cell office:value-type="float" office:value="15.3193739584147">
                <text:p>15.3193739584147</text:p>
              </table:table-cell>
              <table:table-cell office:value-type="float" office:value="-0.741863631515212">
                <text:p>-0.741863631515212</text:p>
              </table:table-cell>
              <table:table-cell office:value-type="float" office:value="-2.9120457557369">
                <text:p>-2.9120457557369</text:p>
              </table:table-cell>
              <table:table-cell office:value-type="float" office:value="-7.14552942913195">
                <text:p>-7.14552942913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1">
                <text:p>-8.1</text:p>
              </table:table-cell>
              <table:table-cell office:value-type="float" office:value="14.2356277381374">
                <text:p>14.2356277381374</text:p>
              </table:table-cell>
              <table:table-cell office:value-type="float" office:value="-0.74186088568659">
                <text:p>-0.74186088568659</text:p>
              </table:table-cell>
              <table:table-cell office:value-type="float" office:value="-2.91307438369725">
                <text:p>-2.91307438369725</text:p>
              </table:table-cell>
              <table:table-cell office:value-type="float" office:value="-7.11583234880026">
                <text:p>-7.11583234880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13.3292008312678">
                <text:p>13.3292008312678</text:p>
              </table:table-cell>
              <table:table-cell office:value-type="float" office:value="-0.7418581379378">
                <text:p>-0.7418581379378</text:p>
              </table:table-cell>
              <table:table-cell office:value-type="float" office:value="-2.91410373860315">
                <text:p>-2.91410373860315</text:p>
              </table:table-cell>
              <table:table-cell office:value-type="float" office:value="-7.09118312570691">
                <text:p>-7.09118312570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9">
                <text:p>-7.9</text:p>
              </table:table-cell>
              <table:table-cell office:value-type="float" office:value="12.6607191647974">
                <text:p>12.6607191647974</text:p>
              </table:table-cell>
              <table:table-cell office:value-type="float" office:value="-0.741855388266828">
                <text:p>-0.741855388266828</text:p>
              </table:table-cell>
              <table:table-cell office:value-type="float" office:value="-2.91513382122549">
                <text:p>-2.91513382122549</text:p>
              </table:table-cell>
              <table:table-cell office:value-type="float" office:value="-7.07311367801296">
                <text:p>-7.07311367801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.8">
                <text:p>-7.8</text:p>
              </table:table-cell>
              <table:table-cell office:value-type="float" office:value="11.8612526795573">
                <text:p>11.8612526795573</text:p>
              </table:table-cell>
              <table:table-cell office:value-type="float" office:value="-0.741852636671656">
                <text:p>-0.741852636671656</text:p>
              </table:table-cell>
              <table:table-cell office:value-type="float" office:value="-2.91616463233625">
                <text:p>-2.91616463233625</text:p>
              </table:table-cell>
              <table:table-cell office:value-type="float" office:value="-7.05162418857271">
                <text:p>-7.05162418857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7">
                <text:p>-7.7</text:p>
              </table:table-cell>
              <table:table-cell office:value-type="float" office:value="11.2635494282747">
                <text:p>11.2635494282747</text:p>
              </table:table-cell>
              <table:table-cell office:value-type="float" office:value="-0.741849883150264">
                <text:p>-0.741849883150264</text:p>
              </table:table-cell>
              <table:table-cell office:value-type="float" office:value="-2.91719617270849">
                <text:p>-2.91719617270849</text:p>
              </table:table-cell>
              <table:table-cell office:value-type="float" office:value="-7.03564316397336">
                <text:p>-7.03564316397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6">
                <text:p>-7.6</text:p>
              </table:table-cell>
              <table:table-cell office:value-type="float" office:value="10.5428182516789">
                <text:p>10.5428182516789</text:p>
              </table:table-cell>
              <table:table-cell office:value-type="float" office:value="-0.741847127700628">
                <text:p>-0.741847127700628</text:p>
              </table:table-cell>
              <table:table-cell office:value-type="float" office:value="-2.91822844311639">
                <text:p>-2.91822844311639</text:p>
              </table:table-cell>
              <table:table-cell office:value-type="float" office:value="-7.01646876552384">
                <text:p>-7.01646876552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5">
                <text:p>-7.5</text:p>
              </table:table-cell>
              <table:table-cell office:value-type="float" office:value="10.1374835009439">
                <text:p>10.1374835009439</text:p>
              </table:table-cell>
              <table:table-cell office:value-type="float" office:value="-0.741844370320722">
                <text:p>-0.741844370320722</text:p>
              </table:table-cell>
              <table:table-cell office:value-type="float" office:value="-2.91926144433519">
                <text:p>-2.91926144433519</text:p>
              </table:table-cell>
              <table:table-cell office:value-type="float" office:value="-7.00573104900696">
                <text:p>-7.00573104900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4">
                <text:p>-7.4</text:p>
              </table:table-cell>
              <table:table-cell office:value-type="float" office:value="9.51877655945043">
                <text:p>9.51877655945043</text:p>
              </table:table-cell>
              <table:table-cell office:value-type="float" office:value="-0.741841611008516">
                <text:p>-0.741841611008516</text:p>
              </table:table-cell>
              <table:table-cell office:value-type="float" office:value="-2.92029517714126">
                <text:p>-2.92029517714126</text:p>
              </table:table-cell>
              <table:table-cell office:value-type="float" office:value="-6.98940411494329">
                <text:p>-6.989404114943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3">
                <text:p>-7.3</text:p>
              </table:table-cell>
              <table:table-cell office:value-type="float" office:value="9.17906177941164">
                <text:p>9.17906177941164</text:p>
              </table:table-cell>
              <table:table-cell office:value-type="float" office:value="-0.74183884976198">
                <text:p>-0.74183884976198</text:p>
              </table:table-cell>
              <table:table-cell office:value-type="float" office:value="-2.92132964231205">
                <text:p>-2.92132964231205</text:p>
              </table:table-cell>
              <table:table-cell office:value-type="float" office:value="-6.98047177162449">
                <text:p>-6.98047177162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2">
                <text:p>-7.2</text:p>
              </table:table-cell>
              <table:table-cell office:value-type="float" office:value="8.81896538297868">
                <text:p>8.81896538297868</text:p>
              </table:table-cell>
              <table:table-cell office:value-type="float" office:value="-0.741836086579078">
                <text:p>-0.741836086579078</text:p>
              </table:table-cell>
              <table:table-cell office:value-type="float" office:value="-2.92236484062612">
                <text:p>-2.92236484062612</text:p>
              </table:table-cell>
              <table:table-cell office:value-type="float" office:value="-6.97102841389624">
                <text:p>-6.971028413896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1">
                <text:p>-7.1</text:p>
              </table:table-cell>
              <table:table-cell office:value-type="float" office:value="8.40208097592322">
                <text:p>8.40208097592322</text:p>
              </table:table-cell>
              <table:table-cell office:value-type="float" office:value="-0.741833321457773">
                <text:p>-0.741833321457773</text:p>
              </table:table-cell>
              <table:table-cell office:value-type="float" office:value="-2.92340077286314">
                <text:p>-2.92340077286314</text:p>
              </table:table-cell>
              <table:table-cell office:value-type="float" office:value="-6.96012767972123">
                <text:p>-6.96012767972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8.05415502335001">
                <text:p>8.05415502335001</text:p>
              </table:table-cell>
              <table:table-cell office:value-type="float" office:value="-0.741830554396024">
                <text:p>-0.741830554396024</text:p>
              </table:table-cell>
              <table:table-cell office:value-type="float" office:value="-2.92443743980387">
                <text:p>-2.92443743980387</text:p>
              </table:table-cell>
              <table:table-cell office:value-type="float" office:value="-6.95105614293365">
                <text:p>-6.95105614293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9">
                <text:p>-6.9</text:p>
              </table:table-cell>
              <table:table-cell office:value-type="float" office:value="7.64229380266638">
                <text:p>7.64229380266638</text:p>
              </table:table-cell>
              <table:table-cell office:value-type="float" office:value="-0.741827785391788">
                <text:p>-0.741827785391788</text:p>
              </table:table-cell>
              <table:table-cell office:value-type="float" office:value="-2.92547484223019">
                <text:p>-2.92547484223019</text:p>
              </table:table-cell>
              <table:table-cell office:value-type="float" office:value="-6.94034812741097">
                <text:p>-6.94034812741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8">
                <text:p>-6.8</text:p>
              </table:table-cell>
              <table:table-cell office:value-type="float" office:value="7.37804902947577">
                <text:p>7.37804902947577</text:p>
              </table:table-cell>
              <table:table-cell office:value-type="float" office:value="-0.741825014443019">
                <text:p>-0.741825014443019</text:p>
              </table:table-cell>
              <table:table-cell office:value-type="float" office:value="-2.92651298092509">
                <text:p>-2.92651298092509</text:p>
              </table:table-cell>
              <table:table-cell office:value-type="float" office:value="-6.93349536099872">
                <text:p>-6.93349536099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7">
                <text:p>-6.7</text:p>
              </table:table-cell>
              <table:table-cell office:value-type="float" office:value="7.07569209310833">
                <text:p>7.07569209310833</text:p>
              </table:table-cell>
              <table:table-cell office:value-type="float" office:value="-0.741822241547669">
                <text:p>-0.741822241547669</text:p>
              </table:table-cell>
              <table:table-cell office:value-type="float" office:value="-2.92755185667267">
                <text:p>-2.92755185667267</text:p>
              </table:table-cell>
              <table:table-cell office:value-type="float" office:value="-6.92567079878543">
                <text:p>-6.925670798785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6">
                <text:p>-6.6</text:p>
              </table:table-cell>
              <table:table-cell office:value-type="float" office:value="6.7922642783502">
                <text:p>6.7922642783502</text:p>
              </table:table-cell>
              <table:table-cell office:value-type="float" office:value="-0.741819466703683">
                <text:p>-0.741819466703683</text:p>
              </table:table-cell>
              <table:table-cell office:value-type="float" office:value="-2.92859147025814">
                <text:p>-2.92859147025814</text:p>
              </table:table-cell>
              <table:table-cell office:value-type="float" office:value="-6.91835211450158">
                <text:p>-6.91835211450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5">
                <text:p>-6.5</text:p>
              </table:table-cell>
              <table:table-cell office:value-type="float" office:value="6.52995255667304">
                <text:p>6.52995255667304</text:p>
              </table:table-cell>
              <table:table-cell office:value-type="float" office:value="-0.74181668990901">
                <text:p>-0.74181668990901</text:p>
              </table:table-cell>
              <table:table-cell office:value-type="float" office:value="-2.92963182246782">
                <text:p>-2.92963182246782</text:p>
              </table:table-cell>
              <table:table-cell office:value-type="float" office:value="-6.91159245966631">
                <text:p>-6.911592459666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.4">
                <text:p>-6.4</text:p>
              </table:table-cell>
              <table:table-cell office:value-type="float" office:value="6.27833678874649">
                <text:p>6.27833678874649</text:p>
              </table:table-cell>
              <table:table-cell office:value-type="float" office:value="-0.741813911161589">
                <text:p>-0.741813911161589</text:p>
              </table:table-cell>
              <table:table-cell office:value-type="float" office:value="-2.93067291408917">
                <text:p>-2.93067291408917</text:p>
              </table:table-cell>
              <table:table-cell office:value-type="float" office:value="-6.90512083537093">
                <text:p>-6.905120835370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3">
                <text:p>-6.3</text:p>
              </table:table-cell>
              <table:table-cell office:value-type="float" office:value="5.99034531026372">
                <text:p>5.99034531026372</text:p>
              </table:table-cell>
              <table:table-cell office:value-type="float" office:value="-0.741811130459361">
                <text:p>-0.741811130459361</text:p>
              </table:table-cell>
              <table:table-cell office:value-type="float" office:value="-2.93171474591074">
                <text:p>-2.93171474591074</text:p>
              </table:table-cell>
              <table:table-cell office:value-type="float" office:value="-6.89772847630941">
                <text:p>-6.89772847630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2">
                <text:p>-6.2</text:p>
              </table:table-cell>
              <table:table-cell office:value-type="float" office:value="5.82911259040183">
                <text:p>5.82911259040183</text:p>
              </table:table-cell>
              <table:table-cell office:value-type="float" office:value="-0.741808347800263">
                <text:p>-0.741808347800263</text:p>
              </table:table-cell>
              <table:table-cell office:value-type="float" office:value="-2.93275731872223">
                <text:p>-2.93275731872223</text:p>
              </table:table-cell>
              <table:table-cell office:value-type="float" office:value="-6.89359675339611">
                <text:p>-6.893596753396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.1">
                <text:p>-6.1</text:p>
              </table:table-cell>
              <table:table-cell office:value-type="float" office:value="5.54690573762257">
                <text:p>5.54690573762257</text:p>
              </table:table-cell>
              <table:table-cell office:value-type="float" office:value="-0.741805563182228">
                <text:p>-0.741805563182228</text:p>
              </table:table-cell>
              <table:table-cell office:value-type="float" office:value="-2.93380063331445">
                <text:p>-2.93380063331445</text:p>
              </table:table-cell>
              <table:table-cell office:value-type="float" office:value="-6.88637686880198">
                <text:p>-6.886376868801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">
                <text:p>-6</text:p>
              </table:table-cell>
              <table:table-cell office:value-type="float" office:value="5.32569684911077">
                <text:p>5.32569684911077</text:p>
              </table:table-cell>
              <table:table-cell office:value-type="float" office:value="-0.741802776603186">
                <text:p>-0.741802776603186</text:p>
              </table:table-cell>
              <table:table-cell office:value-type="float" office:value="-2.93484469047933">
                <text:p>-2.93484469047933</text:p>
              </table:table-cell>
              <table:table-cell office:value-type="float" office:value="-6.8807281000642">
                <text:p>-6.8807281000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9">
                <text:p>-5.9</text:p>
              </table:table-cell>
              <table:table-cell office:value-type="float" office:value="5.10255120927101">
                <text:p>5.10255120927101</text:p>
              </table:table-cell>
              <table:table-cell office:value-type="float" office:value="-0.741799988061065">
                <text:p>-0.741799988061065</text:p>
              </table:table-cell>
              <table:table-cell office:value-type="float" office:value="-2.93588949100994">
                <text:p>-2.93588949100994</text:p>
              </table:table-cell>
              <table:table-cell office:value-type="float" office:value="-6.87503925609279">
                <text:p>-6.875039256092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8">
                <text:p>-5.8</text:p>
              </table:table-cell>
              <table:table-cell office:value-type="float" office:value="4.94635483099533">
                <text:p>4.94635483099533</text:p>
              </table:table-cell>
              <table:table-cell office:value-type="float" office:value="-0.741797197553791">
                <text:p>-0.741797197553791</text:p>
              </table:table-cell>
              <table:table-cell office:value-type="float" office:value="-2.93693503570047">
                <text:p>-2.93693503570047</text:p>
              </table:table-cell>
              <table:table-cell office:value-type="float" office:value="-6.87106280085319">
                <text:p>-6.871062800853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7">
                <text:p>-5.7</text:p>
              </table:table-cell>
              <table:table-cell office:value-type="float" office:value="4.77938180927179">
                <text:p>4.77938180927179</text:p>
              </table:table-cell>
              <table:table-cell office:value-type="float" office:value="-0.741794405079286">
                <text:p>-0.741794405079286</text:p>
              </table:table-cell>
              <table:table-cell office:value-type="float" office:value="-2.93798132534625">
                <text:p>-2.93798132534625</text:p>
              </table:table-cell>
              <table:table-cell office:value-type="float" office:value="-6.86681707702208">
                <text:p>-6.86681707702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6">
                <text:p>-5.6</text:p>
              </table:table-cell>
              <table:table-cell office:value-type="float" office:value="4.63819063302441">
                <text:p>4.63819063302441</text:p>
              </table:table-cell>
              <table:table-cell office:value-type="float" office:value="-0.741791610635467">
                <text:p>-0.741791610635467</text:p>
              </table:table-cell>
              <table:table-cell office:value-type="float" office:value="-2.93902836074373">
                <text:p>-2.93902836074373</text:p>
              </table:table-cell>
              <table:table-cell office:value-type="float" office:value="-6.86323101587517">
                <text:p>-6.863231015875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5">
                <text:p>-5.5</text:p>
              </table:table-cell>
              <table:table-cell office:value-type="float" office:value="4.40184211441064">
                <text:p>4.40184211441064</text:p>
              </table:table-cell>
              <table:table-cell office:value-type="float" office:value="-0.741788814220251">
                <text:p>-0.741788814220251</text:p>
              </table:table-cell>
              <table:table-cell office:value-type="float" office:value="-2.94007614269052">
                <text:p>-2.94007614269052</text:p>
              </table:table-cell>
              <table:table-cell office:value-type="float" office:value="-6.85723646478073">
                <text:p>-6.857236464780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4">
                <text:p>-5.4</text:p>
              </table:table-cell>
              <table:table-cell office:value-type="float" office:value="4.22953556719077">
                <text:p>4.22953556719077</text:p>
              </table:table-cell>
              <table:table-cell office:value-type="float" office:value="-0.741786015831552">
                <text:p>-0.741786015831552</text:p>
              </table:table-cell>
              <table:table-cell office:value-type="float" office:value="-2.94112467198535">
                <text:p>-2.94112467198535</text:p>
              </table:table-cell>
              <table:table-cell office:value-type="float" office:value="-6.85287281772937">
                <text:p>-6.852872817729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.3">
                <text:p>-5.3</text:p>
              </table:table-cell>
              <table:table-cell office:value-type="float" office:value="4.13497245841757">
                <text:p>4.13497245841757</text:p>
              </table:table-cell>
              <table:table-cell office:value-type="float" office:value="-0.74178321546728">
                <text:p>-0.74178321546728</text:p>
              </table:table-cell>
              <table:table-cell office:value-type="float" office:value="-2.94217394942808">
                <text:p>-2.94217394942808</text:p>
              </table:table-cell>
              <table:table-cell office:value-type="float" office:value="-6.85048037539913">
                <text:p>-6.850480375399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.2">
                <text:p>-5.2</text:p>
              </table:table-cell>
              <table:table-cell office:value-type="float" office:value="3.96793524656862">
                <text:p>3.96793524656862</text:p>
              </table:table-cell>
              <table:table-cell office:value-type="float" office:value="-0.741780413125341">
                <text:p>-0.741780413125341</text:p>
              </table:table-cell>
              <table:table-cell office:value-type="float" office:value="-2.94322397581974">
                <text:p>-2.94322397581974</text:p>
              </table:table-cell>
              <table:table-cell office:value-type="float" office:value="-6.84625842054381">
                <text:p>-6.846258420543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.1">
                <text:p>-5.1</text:p>
              </table:table-cell>
              <table:table-cell office:value-type="float" office:value="3.79328888506187">
                <text:p>3.79328888506187</text:p>
              </table:table-cell>
              <table:table-cell office:value-type="float" office:value="-0.741777608803641">
                <text:p>-0.741777608803641</text:p>
              </table:table-cell>
              <table:table-cell office:value-type="float" office:value="-2.94427475196248">
                <text:p>-2.94427475196248</text:p>
              </table:table-cell>
              <table:table-cell office:value-type="float" office:value="-6.84184970175449">
                <text:p>-6.841849701754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">
                <text:p>-5</text:p>
              </table:table-cell>
              <table:table-cell office:value-type="float" office:value="3.6565671832032">
                <text:p>3.6565671832032</text:p>
              </table:table-cell>
              <table:table-cell office:value-type="float" office:value="-0.741774802500079">
                <text:p>-0.741774802500079</text:p>
              </table:table-cell>
              <table:table-cell office:value-type="float" office:value="-2.94532627865961">
                <text:p>-2.94532627865961</text:p>
              </table:table-cell>
              <table:table-cell office:value-type="float" office:value="-6.83840230181054">
                <text:p>-6.838402301810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9">
                <text:p>-4.9</text:p>
              </table:table-cell>
              <table:table-cell office:value-type="float" office:value="3.54834181096904">
                <text:p>3.54834181096904</text:p>
              </table:table-cell>
              <table:table-cell office:value-type="float" office:value="-0.741771994212556">
                <text:p>-0.741771994212556</text:p>
              </table:table-cell>
              <table:table-cell office:value-type="float" office:value="-2.94637855671558">
                <text:p>-2.94637855671558</text:p>
              </table:table-cell>
              <table:table-cell office:value-type="float" office:value="-6.83567589137142">
                <text:p>-6.835675891371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8">
                <text:p>-4.8</text:p>
              </table:table-cell>
              <table:table-cell office:value-type="float" office:value="3.42790127942338">
                <text:p>3.42790127942338</text:p>
              </table:table-cell>
              <table:table-cell office:value-type="float" office:value="-0.741769183938965">
                <text:p>-0.741769183938965</text:p>
              </table:table-cell>
              <table:table-cell office:value-type="float" office:value="-2.94743158693599">
                <text:p>-2.94743158693599</text:p>
              </table:table-cell>
              <table:table-cell office:value-type="float" office:value="-6.83264431175883">
                <text:p>-6.832644311758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7">
                <text:p>-4.7</text:p>
              </table:table-cell>
              <table:table-cell office:value-type="float" office:value="3.32236782255478">
                <text:p>3.32236782255478</text:p>
              </table:table-cell>
              <table:table-cell office:value-type="float" office:value="-0.7417663716772">
                <text:p>-0.7417663716772</text:p>
              </table:table-cell>
              <table:table-cell office:value-type="float" office:value="-2.94848537012761">
                <text:p>-2.94848537012761</text:p>
              </table:table-cell>
              <table:table-cell office:value-type="float" office:value="-6.82999016401765">
                <text:p>-6.829990164017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6">
                <text:p>-4.6</text:p>
              </table:table-cell>
              <table:table-cell office:value-type="float" office:value="3.1973697451485">
                <text:p>3.1973697451485</text:p>
              </table:table-cell>
              <table:table-cell office:value-type="float" office:value="-0.741763557425149">
                <text:p>-0.741763557425149</text:p>
              </table:table-cell>
              <table:table-cell office:value-type="float" office:value="-2.94953990709832">
                <text:p>-2.94953990709832</text:p>
              </table:table-cell>
              <table:table-cell office:value-type="float" office:value="-6.82684915085525">
                <text:p>-6.826849150855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5">
                <text:p>-4.5</text:p>
              </table:table-cell>
              <table:table-cell office:value-type="float" office:value="3.07342909334429">
                <text:p>3.07342909334429</text:p>
              </table:table-cell>
              <table:table-cell office:value-type="float" office:value="-0.7417607411807">
                <text:p>-0.7417607411807</text:p>
              </table:table-cell>
              <table:table-cell office:value-type="float" office:value="-2.95059519865721">
                <text:p>-2.95059519865721</text:p>
              </table:table-cell>
              <table:table-cell office:value-type="float" office:value="-6.82373756035968">
                <text:p>-6.823737560359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4">
                <text:p>-4.4</text:p>
              </table:table-cell>
              <table:table-cell office:value-type="float" office:value="2.97205570304071">
                <text:p>2.97205570304071</text:p>
              </table:table-cell>
              <table:table-cell office:value-type="float" office:value="-0.741757922941736">
                <text:p>-0.741757922941736</text:p>
              </table:table-cell>
              <table:table-cell office:value-type="float" office:value="-2.9516512456145">
                <text:p>-2.9516512456145</text:p>
              </table:table-cell>
              <table:table-cell office:value-type="float" office:value="-6.82119463995191">
                <text:p>-6.821194639951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3">
                <text:p>-4.3</text:p>
              </table:table-cell>
              <table:table-cell office:value-type="float" office:value="2.84817104789785">
                <text:p>2.84817104789785</text:p>
              </table:table-cell>
              <table:table-cell office:value-type="float" office:value="-0.741755102706137">
                <text:p>-0.741755102706137</text:p>
              </table:table-cell>
              <table:table-cell office:value-type="float" office:value="-2.95270804878157">
                <text:p>-2.95270804878157</text:p>
              </table:table-cell>
              <table:table-cell office:value-type="float" office:value="-6.81808960351366">
                <text:p>-6.818089603513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2">
                <text:p>-4.2</text:p>
              </table:table-cell>
              <table:table-cell office:value-type="float" office:value="2.7123789306619">
                <text:p>2.7123789306619</text:p>
              </table:table-cell>
              <table:table-cell office:value-type="float" office:value="-0.74175228047178">
                <text:p>-0.74175228047178</text:p>
              </table:table-cell>
              <table:table-cell office:value-type="float" office:value="-2.95376560897096">
                <text:p>-2.95376560897096</text:p>
              </table:table-cell>
              <table:table-cell office:value-type="float" office:value="-6.81468936512188">
                <text:p>-6.814689365121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1">
                <text:p>-4.1</text:p>
              </table:table-cell>
              <table:table-cell office:value-type="float" office:value="2.63959300525144">
                <text:p>2.63959300525144</text:p>
              </table:table-cell>
              <table:table-cell office:value-type="float" office:value="-0.74174945623654">
                <text:p>-0.74174945623654</text:p>
              </table:table-cell>
              <table:table-cell office:value-type="float" office:value="-2.95482392699639">
                <text:p>-2.95482392699639</text:p>
              </table:table-cell>
              <table:table-cell office:value-type="float" office:value="-6.81286819927293">
                <text:p>-6.81286819927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">
                <text:p>-4</text:p>
              </table:table-cell>
              <table:table-cell office:value-type="float" office:value="2.54521793713711">
                <text:p>2.54521793713711</text:p>
              </table:table-cell>
              <table:table-cell office:value-type="float" office:value="-0.741746629998288">
                <text:p>-0.741746629998288</text:p>
              </table:table-cell>
              <table:table-cell office:value-type="float" office:value="-2.95588300367273">
                <text:p>-2.95588300367273</text:p>
              </table:table-cell>
              <table:table-cell office:value-type="float" office:value="-6.81050830345649">
                <text:p>-6.810508303456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9">
                <text:p>-3.9</text:p>
              </table:table-cell>
              <table:table-cell office:value-type="float" office:value="2.42973170589348">
                <text:p>2.42973170589348</text:p>
              </table:table-cell>
              <table:table-cell office:value-type="float" office:value="-0.741743801754894">
                <text:p>-0.741743801754894</text:p>
              </table:table-cell>
              <table:table-cell office:value-type="float" office:value="-2.95694283981603">
                <text:p>-2.95694283981603</text:p>
              </table:table-cell>
              <table:table-cell office:value-type="float" office:value="-6.80762273584949">
                <text:p>-6.807622735849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8">
                <text:p>-3.8</text:p>
              </table:table-cell>
              <table:table-cell office:value-type="float" office:value="2.37100155285009">
                <text:p>2.37100155285009</text:p>
              </table:table-cell>
              <table:table-cell office:value-type="float" office:value="-0.741740971504221">
                <text:p>-0.741740971504221</text:p>
              </table:table-cell>
              <table:table-cell office:value-type="float" office:value="-2.95800343624351">
                <text:p>-2.95800343624351</text:p>
              </table:table-cell>
              <table:table-cell office:value-type="float" office:value="-6.8061562274171">
                <text:p>-6.80615622741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7">
                <text:p>-3.7</text:p>
              </table:table-cell>
              <table:table-cell office:value-type="float" office:value="2.28255513671789">
                <text:p>2.28255513671789</text:p>
              </table:table-cell>
              <table:table-cell office:value-type="float" office:value="-0.741738139244132">
                <text:p>-0.741738139244132</text:p>
              </table:table-cell>
              <table:table-cell office:value-type="float" office:value="-2.95906479377356">
                <text:p>-2.95906479377356</text:p>
              </table:table-cell>
              <table:table-cell office:value-type="float" office:value="-6.80394888741268">
                <text:p>-6.803948887412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6">
                <text:p>-3.6</text:p>
              </table:table-cell>
              <table:table-cell office:value-type="float" office:value="2.18847922405739">
                <text:p>2.18847922405739</text:p>
              </table:table-cell>
              <table:table-cell office:value-type="float" office:value="-0.741735304972487">
                <text:p>-0.741735304972487</text:p>
              </table:table-cell>
              <table:table-cell office:value-type="float" office:value="-2.96012691322574">
                <text:p>-2.96012691322574</text:p>
              </table:table-cell>
              <table:table-cell office:value-type="float" office:value="-6.80160262395775">
                <text:p>-6.801602623957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">
                <text:p>-3.5</text:p>
              </table:table-cell>
              <table:table-cell office:value-type="float" office:value="2.10977443714772">
                <text:p>2.10977443714772</text:p>
              </table:table-cell>
              <table:table-cell office:value-type="float" office:value="-0.741732468687142">
                <text:p>-0.741732468687142</text:p>
              </table:table-cell>
              <table:table-cell office:value-type="float" office:value="-2.96118979542079">
                <text:p>-2.96118979542079</text:p>
              </table:table-cell>
              <table:table-cell office:value-type="float" office:value="-6.79964096086022">
                <text:p>-6.79964096086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4">
                <text:p>-3.4</text:p>
              </table:table-cell>
              <table:table-cell office:value-type="float" office:value="2.03287680251711">
                <text:p>2.03287680251711</text:p>
              </table:table-cell>
              <table:table-cell office:value-type="float" office:value="-0.74172963038595">
                <text:p>-0.74172963038595</text:p>
              </table:table-cell>
              <table:table-cell office:value-type="float" office:value="-2.96225344118064">
                <text:p>-2.96225344118064</text:p>
              </table:table-cell>
              <table:table-cell office:value-type="float" office:value="-6.79772543235224">
                <text:p>-6.797725432352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3">
                <text:p>-3.3</text:p>
              </table:table-cell>
              <table:table-cell office:value-type="float" office:value="1.94885344155656">
                <text:p>1.94885344155656</text:p>
              </table:table-cell>
              <table:table-cell office:value-type="float" office:value="-0.741726790066762">
                <text:p>-0.741726790066762</text:p>
              </table:table-cell>
              <table:table-cell office:value-type="float" office:value="-2.96331785132839">
                <text:p>-2.96331785132839</text:p>
              </table:table-cell>
              <table:table-cell office:value-type="float" office:value="-6.79563363473515">
                <text:p>-6.795633634735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2">
                <text:p>-3.2</text:p>
              </table:table-cell>
              <table:table-cell office:value-type="float" office:value="1.88673413010869">
                <text:p>1.88673413010869</text:p>
              </table:table-cell>
              <table:table-cell office:value-type="float" office:value="-0.741723947727423">
                <text:p>-0.741723947727423</text:p>
              </table:table-cell>
              <table:table-cell office:value-type="float" office:value="-2.96438302668832">
                <text:p>-2.96438302668832</text:p>
              </table:table-cell>
              <table:table-cell office:value-type="float" office:value="-6.79408797535132">
                <text:p>-6.794087975351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1">
                <text:p>-3.1</text:p>
              </table:table-cell>
              <table:table-cell office:value-type="float" office:value="1.79644134210159">
                <text:p>1.79644134210159</text:p>
              </table:table-cell>
              <table:table-cell office:value-type="float" office:value="-0.741721103365779">
                <text:p>-0.741721103365779</text:p>
              </table:table-cell>
              <table:table-cell office:value-type="float" office:value="-2.96544896808591">
                <text:p>-2.96544896808591</text:p>
              </table:table-cell>
              <table:table-cell office:value-type="float" office:value="-6.79184255384849">
                <text:p>-6.791842553848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">
                <text:p>-3</text:p>
              </table:table-cell>
              <table:table-cell office:value-type="float" office:value="1.72292244439377">
                <text:p>1.72292244439377</text:p>
              </table:table-cell>
              <table:table-cell office:value-type="float" office:value="-0.74171825697967">
                <text:p>-0.74171825697967</text:p>
              </table:table-cell>
              <table:table-cell office:value-type="float" office:value="-2.96651567634781">
                <text:p>-2.96651567634781</text:p>
              </table:table-cell>
              <table:table-cell office:value-type="float" office:value="-6.7900153651855">
                <text:p>-6.7900153651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9">
                <text:p>-2.9</text:p>
              </table:table-cell>
              <table:table-cell office:value-type="float" office:value="1.64895695258702">
                <text:p>1.64895695258702</text:p>
              </table:table-cell>
              <table:table-cell office:value-type="float" office:value="-0.741715408566934">
                <text:p>-0.741715408566934</text:p>
              </table:table-cell>
              <table:table-cell office:value-type="float" office:value="-2.96758315230188">
                <text:p>-2.96758315230188</text:p>
              </table:table-cell>
              <table:table-cell office:value-type="float" office:value="-6.78817806901036">
                <text:p>-6.78817806901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">
                <text:p>-2.8</text:p>
              </table:table-cell>
              <table:table-cell office:value-type="float" office:value="1.58695151662903">
                <text:p>1.58695151662903</text:p>
              </table:table-cell>
              <table:table-cell office:value-type="float" office:value="-0.741712558125406">
                <text:p>-0.741712558125406</text:p>
              </table:table-cell>
              <table:table-cell office:value-type="float" office:value="-2.96865139677715">
                <text:p>-2.96865139677715</text:p>
              </table:table-cell>
              <table:table-cell office:value-type="float" office:value="-6.78663862550953">
                <text:p>-6.78663862550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7">
                <text:p>-2.7</text:p>
              </table:table-cell>
              <table:table-cell office:value-type="float" office:value="1.52767814234212">
                <text:p>1.52767814234212</text:p>
              </table:table-cell>
              <table:table-cell office:value-type="float" office:value="-0.741709705652918">
                <text:p>-0.741709705652918</text:p>
              </table:table-cell>
              <table:table-cell office:value-type="float" office:value="-2.96972041060386">
                <text:p>-2.96972041060386</text:p>
              </table:table-cell>
              <table:table-cell office:value-type="float" office:value="-6.78516766505303">
                <text:p>-6.785167665053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6">
                <text:p>-2.6</text:p>
              </table:table-cell>
              <table:table-cell office:value-type="float" office:value="1.45749625507468">
                <text:p>1.45749625507468</text:p>
              </table:table-cell>
              <table:table-cell office:value-type="float" office:value="-0.741706851147297">
                <text:p>-0.741706851147297</text:p>
              </table:table-cell>
              <table:table-cell office:value-type="float" office:value="-2.97079019461344">
                <text:p>-2.97079019461344</text:p>
              </table:table-cell>
              <table:table-cell office:value-type="float" office:value="-6.78342681722997">
                <text:p>-6.78342681722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5">
                <text:p>-2.5</text:p>
              </table:table-cell>
              <table:table-cell office:value-type="float" office:value="1.36861201776194">
                <text:p>1.36861201776194</text:p>
              </table:table-cell>
              <table:table-cell office:value-type="float" office:value="-0.741703994606371">
                <text:p>-0.741703994606371</text:p>
              </table:table-cell>
              <table:table-cell office:value-type="float" office:value="-2.97186074963853">
                <text:p>-2.97186074963853</text:p>
              </table:table-cell>
              <table:table-cell office:value-type="float" office:value="-6.7812233429741">
                <text:p>-6.78122334297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4">
                <text:p>-2.4</text:p>
              </table:table-cell>
              <table:table-cell office:value-type="float" office:value="1.30187415526629">
                <text:p>1.30187415526629</text:p>
              </table:table-cell>
              <table:table-cell office:value-type="float" office:value="-0.741701136027961">
                <text:p>-0.741701136027961</text:p>
              </table:table-cell>
              <table:table-cell office:value-type="float" office:value="-2.97293207651295">
                <text:p>-2.97293207651295</text:p>
              </table:table-cell>
              <table:table-cell office:value-type="float" office:value="-6.77956982653288">
                <text:p>-6.779569826532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3">
                <text:p>-2.3</text:p>
              </table:table-cell>
              <table:table-cell office:value-type="float" office:value="1.25822706064188">
                <text:p>1.25822706064188</text:p>
              </table:table-cell>
              <table:table-cell office:value-type="float" office:value="-0.741698275409886">
                <text:p>-0.741698275409886</text:p>
              </table:table-cell>
              <table:table-cell office:value-type="float" office:value="-2.97400417607173">
                <text:p>-2.97400417607173</text:p>
              </table:table-cell>
              <table:table-cell office:value-type="float" office:value="-6.77848884965984">
                <text:p>-6.778488849659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2">
                <text:p>-2.2</text:p>
              </table:table-cell>
              <table:table-cell office:value-type="float" office:value="1.18451698792173">
                <text:p>1.18451698792173</text:p>
              </table:table-cell>
              <table:table-cell office:value-type="float" office:value="-0.741695412749963">
                <text:p>-0.741695412749963</text:p>
              </table:table-cell>
              <table:table-cell office:value-type="float" office:value="-2.97507704915112">
                <text:p>-2.97507704915112</text:p>
              </table:table-cell>
              <table:table-cell office:value-type="float" office:value="-6.77666410658635">
                <text:p>-6.77666410658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1">
                <text:p>-2.1</text:p>
              </table:table-cell>
              <table:table-cell office:value-type="float" office:value="1.15903710147695">
                <text:p>1.15903710147695</text:p>
              </table:table-cell>
              <table:table-cell office:value-type="float" office:value="-0.741692548046004">
                <text:p>-0.741692548046004</text:p>
              </table:table-cell>
              <table:table-cell office:value-type="float" office:value="-2.97615069658856">
                <text:p>-2.97615069658856</text:p>
              </table:table-cell>
              <table:table-cell office:value-type="float" office:value="-6.77603356311293">
                <text:p>-6.77603356311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">
                <text:p>-2</text:p>
              </table:table-cell>
              <table:table-cell office:value-type="float" office:value="1.07479213030776">
                <text:p>1.07479213030776</text:p>
              </table:table-cell>
              <table:table-cell office:value-type="float" office:value="-0.74168968129582">
                <text:p>-0.74168968129582</text:p>
              </table:table-cell>
              <table:table-cell office:value-type="float" office:value="-2.97722511922271">
                <text:p>-2.97722511922271</text:p>
              </table:table-cell>
              <table:table-cell office:value-type="float" office:value="-6.77394961196216">
                <text:p>-6.773949611962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9">
                <text:p>-1.9</text:p>
              </table:table-cell>
              <table:table-cell office:value-type="float" office:value="1.03274011594334">
                <text:p>1.03274011594334</text:p>
              </table:table-cell>
              <table:table-cell office:value-type="float" office:value="-0.741686812497218">
                <text:p>-0.741686812497218</text:p>
              </table:table-cell>
              <table:table-cell office:value-type="float" office:value="-2.97830031789343">
                <text:p>-2.97830031789343</text:p>
              </table:table-cell>
              <table:table-cell office:value-type="float" office:value="-6.77290985915919">
                <text:p>-6.772909859159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8">
                <text:p>-1.8</text:p>
              </table:table-cell>
              <table:table-cell office:value-type="float" office:value="0.973409923708617">
                <text:p>0.973409923708617</text:p>
              </table:table-cell>
              <table:table-cell office:value-type="float" office:value="-0.741683941648001">
                <text:p>-0.741683941648001</text:p>
              </table:table-cell>
              <table:table-cell office:value-type="float" office:value="-2.9793762934418">
                <text:p>-2.9793762934418</text:p>
              </table:table-cell>
              <table:table-cell office:value-type="float" office:value="-6.77144343926242">
                <text:p>-6.771443439262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7">
                <text:p>-1.7</text:p>
              </table:table-cell>
              <table:table-cell office:value-type="float" office:value="0.919428730576074">
                <text:p>0.919428730576074</text:p>
              </table:table-cell>
              <table:table-cell office:value-type="float" office:value="-0.741681068745969">
                <text:p>-0.741681068745969</text:p>
              </table:table-cell>
              <table:table-cell office:value-type="float" office:value="-2.98045304671012">
                <text:p>-2.98045304671012</text:p>
              </table:table-cell>
              <table:table-cell office:value-type="float" office:value="-6.77010977816274">
                <text:p>-6.770109778162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6">
                <text:p>-1.6</text:p>
              </table:table-cell>
              <table:table-cell office:value-type="float" office:value="0.860712819276889">
                <text:p>0.860712819276889</text:p>
              </table:table-cell>
              <table:table-cell office:value-type="float" office:value="-0.741678193788921">
                <text:p>-0.741678193788921</text:p>
              </table:table-cell>
              <table:table-cell office:value-type="float" office:value="-2.98153057854191">
                <text:p>-2.98153057854191</text:p>
              </table:table-cell>
              <table:table-cell office:value-type="float" office:value="-6.76865973731194">
                <text:p>-6.768659737311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5">
                <text:p>-1.5</text:p>
              </table:table-cell>
              <table:table-cell office:value-type="float" office:value="0.824831267537031">
                <text:p>0.824831267537031</text:p>
              </table:table-cell>
              <table:table-cell office:value-type="float" office:value="-0.741675316774651">
                <text:p>-0.741675316774651</text:p>
              </table:table-cell>
              <table:table-cell office:value-type="float" office:value="-2.98260888978188">
                <text:p>-2.98260888978188</text:p>
              </table:table-cell>
              <table:table-cell office:value-type="float" office:value="-6.76777391670427">
                <text:p>-6.767773916704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4">
                <text:p>-1.4</text:p>
              </table:table-cell>
              <table:table-cell office:value-type="float" office:value="0.772015638361865">
                <text:p>0.772015638361865</text:p>
              </table:table-cell>
              <table:table-cell office:value-type="float" office:value="-0.741672437700948">
                <text:p>-0.741672437700948</text:p>
              </table:table-cell>
              <table:table-cell office:value-type="float" office:value="-2.98368798127602">
                <text:p>-2.98368798127602</text:p>
              </table:table-cell>
              <table:table-cell office:value-type="float" office:value="-6.76647046024501">
                <text:p>-6.766470460245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3">
                <text:p>-1.3</text:p>
              </table:table-cell>
              <table:table-cell office:value-type="float" office:value="0.71619747980155">
                <text:p>0.71619747980155</text:p>
              </table:table-cell>
              <table:table-cell office:value-type="float" office:value="-0.741669556565603">
                <text:p>-0.741669556565603</text:p>
              </table:table-cell>
              <table:table-cell office:value-type="float" office:value="-2.98476785387148">
                <text:p>-2.98476785387148</text:p>
              </table:table-cell>
              <table:table-cell office:value-type="float" office:value="-6.7650934488518">
                <text:p>-6.76509344885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2">
                <text:p>-1.2</text:p>
              </table:table-cell>
              <table:table-cell office:value-type="float" office:value="0.672503612927533">
                <text:p>0.672503612927533</text:p>
              </table:table-cell>
              <table:table-cell office:value-type="float" office:value="-0.741666673366398">
                <text:p>-0.741666673366398</text:p>
              </table:table-cell>
              <table:table-cell office:value-type="float" office:value="-2.9858485084167">
                <text:p>-2.9858485084167</text:p>
              </table:table-cell>
              <table:table-cell office:value-type="float" office:value="-6.76401592984099">
                <text:p>-6.764015929840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1">
                <text:p>-1.1</text:p>
              </table:table-cell>
              <table:table-cell office:value-type="float" office:value="0.629049078534549">
                <text:p>0.629049078534549</text:p>
              </table:table-cell>
              <table:table-cell office:value-type="float" office:value="-0.741663788101116">
                <text:p>-0.741663788101116</text:p>
              </table:table-cell>
              <table:table-cell office:value-type="float" office:value="-2.98692994576129">
                <text:p>-2.98692994576129</text:p>
              </table:table-cell>
              <table:table-cell office:value-type="float" office:value="-6.76294465330144">
                <text:p>-6.76294465330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">
                <text:p>-1</text:p>
              </table:table-cell>
              <table:table-cell office:value-type="float" office:value="0.5659644772902">
                <text:p>0.5659644772902</text:p>
              </table:table-cell>
              <table:table-cell office:value-type="float" office:value="-0.741660900767535">
                <text:p>-0.741660900767535</text:p>
              </table:table-cell>
              <table:table-cell office:value-type="float" office:value="-2.98801216675613">
                <text:p>-2.98801216675613</text:p>
              </table:table-cell>
              <table:table-cell office:value-type="float" office:value="-6.76139004413688">
                <text:p>-6.761390044136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">
                <text:p>-0.9</text:p>
              </table:table-cell>
              <table:table-cell office:value-type="float" office:value="0.53957577477387">
                <text:p>0.53957577477387</text:p>
              </table:table-cell>
              <table:table-cell office:value-type="float" office:value="-0.74165801136343">
                <text:p>-0.74165801136343</text:p>
              </table:table-cell>
              <table:table-cell office:value-type="float" office:value="-2.98909517225332">
                <text:p>-2.98909517225332</text:p>
              </table:table-cell>
              <table:table-cell office:value-type="float" office:value="-6.76073995292254">
                <text:p>-6.760739952922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8">
                <text:p>-0.8</text:p>
              </table:table-cell>
              <table:table-cell office:value-type="float" office:value="0.48467748140425">
                <text:p>0.48467748140425</text:p>
              </table:table-cell>
              <table:table-cell office:value-type="float" office:value="-0.741655119886574">
                <text:p>-0.741655119886574</text:p>
              </table:table-cell>
              <table:table-cell office:value-type="float" office:value="-2.9901789631062">
                <text:p>-2.9901789631062</text:p>
              </table:table-cell>
              <table:table-cell office:value-type="float" office:value="-6.75938792243504">
                <text:p>-6.759387922435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7">
                <text:p>-0.7</text:p>
              </table:table-cell>
              <table:table-cell office:value-type="float" office:value="0.428769824842867">
                <text:p>0.428769824842867</text:p>
              </table:table-cell>
              <table:table-cell office:value-type="float" office:value="-0.741652226334735">
                <text:p>-0.741652226334735</text:p>
              </table:table-cell>
              <table:table-cell office:value-type="float" office:value="-2.99126354016935">
                <text:p>-2.99126354016935</text:p>
              </table:table-cell>
              <table:table-cell office:value-type="float" office:value="-6.75801158909417">
                <text:p>-6.758011589094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">
                <text:p>-0.6</text:p>
              </table:table-cell>
              <table:table-cell office:value-type="float" office:value="0.382096162730008">
                <text:p>0.382096162730008</text:p>
              </table:table-cell>
              <table:table-cell office:value-type="float" office:value="-0.74164933070568">
                <text:p>-0.74164933070568</text:p>
              </table:table-cell>
              <table:table-cell office:value-type="float" office:value="-2.99234890429859">
                <text:p>-2.99234890429859</text:p>
              </table:table-cell>
              <table:table-cell office:value-type="float" office:value="-6.75686300720983">
                <text:p>-6.756863007209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5">
                <text:p>-0.5</text:p>
              </table:table-cell>
              <table:table-cell office:value-type="float" office:value="0.339831814681947">
                <text:p>0.339831814681947</text:p>
              </table:table-cell>
              <table:table-cell office:value-type="float" office:value="-0.741646432997169">
                <text:p>-0.741646432997169</text:p>
              </table:table-cell>
              <table:table-cell office:value-type="float" office:value="-2.99343505635097">
                <text:p>-2.99343505635097</text:p>
              </table:table-cell>
              <table:table-cell office:value-type="float" office:value="-6.75582326995292">
                <text:p>-6.755823269952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">
                <text:p>-0.4</text:p>
              </table:table-cell>
              <table:table-cell office:value-type="float" office:value="0.28380126496084">
                <text:p>0.28380126496084</text:p>
              </table:table-cell>
              <table:table-cell office:value-type="float" office:value="-0.741643533206963">
                <text:p>-0.741643533206963</text:p>
              </table:table-cell>
              <table:table-cell office:value-type="float" office:value="-2.99452199718479">
                <text:p>-2.99452199718479</text:p>
              </table:table-cell>
              <table:table-cell office:value-type="float" office:value="-6.75444536616211">
                <text:p>-6.754445366162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00000000000001">
                <text:p>-0.300000000000001</text:p>
              </table:table-cell>
              <table:table-cell office:value-type="float" office:value="0.245049375932815">
                <text:p>0.245049375932815</text:p>
              </table:table-cell>
              <table:table-cell office:value-type="float" office:value="-0.741640631332817">
                <text:p>-0.741640631332817</text:p>
              </table:table-cell>
              <table:table-cell office:value-type="float" office:value="-2.99560972765961">
                <text:p>-2.99560972765961</text:p>
              </table:table-cell>
              <table:table-cell office:value-type="float" office:value="-6.75349270810561">
                <text:p>-6.75349270810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204857766577419">
                <text:p>0.204857766577419</text:p>
              </table:table-cell>
              <table:table-cell office:value-type="float" office:value="-0.741637727372484">
                <text:p>-0.741637727372484</text:p>
              </table:table-cell>
              <table:table-cell office:value-type="float" office:value="-2.99669824863623">
                <text:p>-2.99669824863623</text:p>
              </table:table-cell>
              <table:table-cell office:value-type="float" office:value="-6.75250494049625">
                <text:p>-6.75250494049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0.177546339435688">
                <text:p>0.177546339435688</text:p>
              </table:table-cell>
              <table:table-cell office:value-type="float" office:value="-0.741634821323714">
                <text:p>-0.741634821323714</text:p>
              </table:table-cell>
              <table:table-cell office:value-type="float" office:value="-2.9977875609767">
                <text:p>-2.9977875609767</text:p>
              </table:table-cell>
              <table:table-cell office:value-type="float" office:value="-6.75183388707885">
                <text:p>-6.751833887078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10245794789946">
                <text:p>0.10245794789946</text:p>
              </table:table-cell>
              <table:table-cell office:value-type="float" office:value="-0.741631913184253">
                <text:p>-0.741631913184253</text:p>
              </table:table-cell>
              <table:table-cell office:value-type="float" office:value="-2.99887766554433">
                <text:p>-2.99887766554433</text:p>
              </table:table-cell>
              <table:table-cell office:value-type="float" office:value="-6.7499896205106">
                <text:p>-6.74998962051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99999999999996">
                <text:p>0.0999999999999996</text:p>
              </table:table-cell>
              <table:table-cell office:value-type="float" office:value="0.0766226719466564">
                <text:p>0.0766226719466564</text:p>
              </table:table-cell>
              <table:table-cell office:value-type="float" office:value="-0.741629002951844">
                <text:p>-0.741629002951844</text:p>
              </table:table-cell>
              <table:table-cell office:value-type="float" office:value="-2.99996856320368">
                <text:p>-2.99996856320368</text:p>
              </table:table-cell>
              <table:table-cell office:value-type="float" office:value="-6.74935530615648">
                <text:p>-6.749355306156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0.025413256260665">
                <text:p>0.025413256260665</text:p>
              </table:table-cell>
              <table:table-cell office:value-type="float" office:value="-0.741626090624227">
                <text:p>-0.741626090624227</text:p>
              </table:table-cell>
              <table:table-cell office:value-type="float" office:value="-3.00106025482056">
                <text:p>-3.00106025482056</text:p>
              </table:table-cell>
              <table:table-cell office:value-type="float" office:value="-6.74809835166632">
                <text:p>-6.748098351666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-0.019518320789474">
                <text:p>-0.019518320789474</text:p>
              </table:table-cell>
              <table:table-cell office:value-type="float" office:value="-0.741623176199138">
                <text:p>-0.741623176199138</text:p>
              </table:table-cell>
              <table:table-cell office:value-type="float" office:value="-3.00215274126207">
                <text:p>-3.00215274126207</text:p>
              </table:table-cell>
              <table:table-cell office:value-type="float" office:value="-6.74699587463894">
                <text:p>-6.746995874638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">
                <text:p>0.4</text:p>
              </table:table-cell>
              <table:table-cell office:value-type="float" office:value="-0.0514768670082581">
                <text:p>-0.0514768670082581</text:p>
              </table:table-cell>
              <table:table-cell office:value-type="float" office:value="-0.741620259674311">
                <text:p>-0.741620259674311</text:p>
              </table:table-cell>
              <table:table-cell office:value-type="float" office:value="-3.00324602339654">
                <text:p>-3.00324602339654</text:p>
              </table:table-cell>
              <table:table-cell office:value-type="float" office:value="-6.74621193345836">
                <text:p>-6.746211933458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">
                <text:p>0.5</text:p>
              </table:table-cell>
              <table:table-cell office:value-type="float" office:value="-0.113293458190722">
                <text:p>-0.113293458190722</text:p>
              </table:table-cell>
              <table:table-cell office:value-type="float" office:value="-0.741617341047476">
                <text:p>-0.741617341047476</text:p>
              </table:table-cell>
              <table:table-cell office:value-type="float" office:value="-3.00434010209359">
                <text:p>-3.00434010209359</text:p>
              </table:table-cell>
              <table:table-cell office:value-type="float" office:value="-6.74469609312989">
                <text:p>-6.74469609312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">
                <text:p>0.6</text:p>
              </table:table-cell>
              <table:table-cell office:value-type="float" office:value="-0.181127409278164">
                <text:p>-0.181127409278164</text:p>
              </table:table-cell>
              <table:table-cell office:value-type="float" office:value="-0.741614420316359">
                <text:p>-0.741614420316359</text:p>
              </table:table-cell>
              <table:table-cell office:value-type="float" office:value="-3.00543497822409">
                <text:p>-3.00543497822409</text:p>
              </table:table-cell>
              <table:table-cell office:value-type="float" office:value="-6.74303348134692">
                <text:p>-6.743033481346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-0.210778089129449">
                <text:p>-0.210778089129449</text:p>
              </table:table-cell>
              <table:table-cell office:value-type="float" office:value="-0.741611497478683">
                <text:p>-0.741611497478683</text:p>
              </table:table-cell>
              <table:table-cell office:value-type="float" office:value="-3.00653065266019">
                <text:p>-3.00653065266019</text:p>
              </table:table-cell>
              <table:table-cell office:value-type="float" office:value="-6.74230699989016">
                <text:p>-6.74230699989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-0.259601603318689">
                <text:p>-0.259601603318689</text:p>
              </table:table-cell>
              <table:table-cell office:value-type="float" office:value="-0.74160857253217">
                <text:p>-0.74160857253217</text:p>
              </table:table-cell>
              <table:table-cell office:value-type="float" office:value="-3.00762712627531">
                <text:p>-3.00762712627531</text:p>
              </table:table-cell>
              <table:table-cell office:value-type="float" office:value="-6.74111109929465">
                <text:p>-6.741111099294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">
                <text:p>0.9</text:p>
              </table:table-cell>
              <table:table-cell office:value-type="float" office:value="-0.302947704129194">
                <text:p>-0.302947704129194</text:p>
              </table:table-cell>
              <table:table-cell office:value-type="float" office:value="-0.741605645474535">
                <text:p>-0.741605645474535</text:p>
              </table:table-cell>
              <table:table-cell office:value-type="float" office:value="-3.00872439994415">
                <text:p>-3.00872439994415</text:p>
              </table:table-cell>
              <table:table-cell office:value-type="float" office:value="-6.74004971988073">
                <text:p>-6.740049719880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-0.335069526023325">
                <text:p>-0.335069526023325</text:p>
              </table:table-cell>
              <table:table-cell office:value-type="float" office:value="-0.741602716303493">
                <text:p>-0.741602716303493</text:p>
              </table:table-cell>
              <table:table-cell office:value-type="float" office:value="-3.00982247454267">
                <text:p>-3.00982247454267</text:p>
              </table:table-cell>
              <table:table-cell office:value-type="float" office:value="-6.73926339550501">
                <text:p>-6.739263395505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">
                <text:p>1.1</text:p>
              </table:table-cell>
              <table:table-cell office:value-type="float" office:value="-0.380298231055044">
                <text:p>-0.380298231055044</text:p>
              </table:table-cell>
              <table:table-cell office:value-type="float" office:value="-0.741599785016754">
                <text:p>-0.741599785016754</text:p>
              </table:table-cell>
              <table:table-cell office:value-type="float" office:value="-3.01092135094812">
                <text:p>-3.01092135094812</text:p>
              </table:table-cell>
              <table:table-cell office:value-type="float" office:value="-6.73815653289282">
                <text:p>-6.738156532892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">
                <text:p>1.2</text:p>
              </table:table-cell>
              <table:table-cell office:value-type="float" office:value="-0.426776859405506">
                <text:p>-0.426776859405506</text:p>
              </table:table-cell>
              <table:table-cell office:value-type="float" office:value="-0.741596851612024">
                <text:p>-0.741596851612024</text:p>
              </table:table-cell>
              <table:table-cell office:value-type="float" office:value="-3.01202103003905">
                <text:p>-3.01202103003905</text:p>
              </table:table-cell>
              <table:table-cell office:value-type="float" office:value="-6.73701946017668">
                <text:p>-6.737019460176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">
                <text:p>1.3</text:p>
              </table:table-cell>
              <table:table-cell office:value-type="float" office:value="-0.46784072510684">
                <text:p>-0.46784072510684</text:p>
              </table:table-cell>
              <table:table-cell office:value-type="float" office:value="-0.741593916087008">
                <text:p>-0.741593916087008</text:p>
              </table:table-cell>
              <table:table-cell office:value-type="float" office:value="-3.01312151269525">
                <text:p>-3.01312151269525</text:p>
              </table:table-cell>
              <table:table-cell office:value-type="float" office:value="-6.73601517575055">
                <text:p>-6.736015175750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">
                <text:p>1.4</text:p>
              </table:table-cell>
              <table:table-cell office:value-type="float" office:value="-0.527824775130189">
                <text:p>-0.527824775130189</text:p>
              </table:table-cell>
              <table:table-cell office:value-type="float" office:value="-0.741590978439405">
                <text:p>-0.741590978439405</text:p>
              </table:table-cell>
              <table:table-cell office:value-type="float" office:value="-3.01422279979785">
                <text:p>-3.01422279979785</text:p>
              </table:table-cell>
              <table:table-cell office:value-type="float" office:value="-6.73454870508978">
                <text:p>-6.734548705089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">
                <text:p>1.5</text:p>
              </table:table-cell>
              <table:table-cell office:value-type="float" office:value="-0.581735812961555">
                <text:p>-0.581735812961555</text:p>
              </table:table-cell>
              <table:table-cell office:value-type="float" office:value="-0.741588038666913">
                <text:p>-0.741588038666913</text:p>
              </table:table-cell>
              <table:table-cell office:value-type="float" office:value="-3.01532489222922">
                <text:p>-3.01532489222922</text:p>
              </table:table-cell>
              <table:table-cell office:value-type="float" office:value="-6.73323125018317">
                <text:p>-6.733231250183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">
                <text:p>1.6</text:p>
              </table:table-cell>
              <table:table-cell office:value-type="float" office:value="-0.641375371133581">
                <text:p>-0.641375371133581</text:p>
              </table:table-cell>
              <table:table-cell office:value-type="float" office:value="-0.741585096767225">
                <text:p>-0.741585096767225</text:p>
              </table:table-cell>
              <table:table-cell office:value-type="float" office:value="-3.01642779087305">
                <text:p>-3.01642779087305</text:p>
              </table:table-cell>
              <table:table-cell office:value-type="float" office:value="-6.73177440453984">
                <text:p>-6.731774404539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">
                <text:p>1.7</text:p>
              </table:table-cell>
              <table:table-cell office:value-type="float" office:value="-0.671866432710976">
                <text:p>-0.671866432710976</text:p>
              </table:table-cell>
              <table:table-cell office:value-type="float" office:value="-0.741582152738032">
                <text:p>-0.741582152738032</text:p>
              </table:table-cell>
              <table:table-cell office:value-type="float" office:value="-3.01753149661431">
                <text:p>-3.01753149661431</text:p>
              </table:table-cell>
              <table:table-cell office:value-type="float" office:value="-6.73102982747962">
                <text:p>-6.731029827479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">
                <text:p>1.8</text:p>
              </table:table-cell>
              <table:table-cell office:value-type="float" office:value="-0.733600691683774">
                <text:p>-0.733600691683774</text:p>
              </table:table-cell>
              <table:table-cell office:value-type="float" office:value="-0.74157920657702">
                <text:p>-0.74157920657702</text:p>
              </table:table-cell>
              <table:table-cell office:value-type="float" office:value="-3.01863601033928">
                <text:p>-3.01863601033928</text:p>
              </table:table-cell>
              <table:table-cell office:value-type="float" office:value="-6.72952281078858">
                <text:p>-6.729522810788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9">
                <text:p>1.9</text:p>
              </table:table-cell>
              <table:table-cell office:value-type="float" office:value="-0.783406327788778">
                <text:p>-0.783406327788778</text:p>
              </table:table-cell>
              <table:table-cell office:value-type="float" office:value="-0.741576258281874">
                <text:p>-0.741576258281874</text:p>
              </table:table-cell>
              <table:table-cell office:value-type="float" office:value="-3.01974133293552">
                <text:p>-3.01974133293552</text:p>
              </table:table-cell>
              <table:table-cell office:value-type="float" office:value="-6.7283074796389">
                <text:p>-6.72830747963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-0.821160470897368">
                <text:p>-0.821160470897368</text:p>
              </table:table-cell>
              <table:table-cell office:value-type="float" office:value="-0.741573307850273">
                <text:p>-0.741573307850273</text:p>
              </table:table-cell>
              <table:table-cell office:value-type="float" office:value="-3.02084746529191">
                <text:p>-3.02084746529191</text:p>
              </table:table-cell>
              <table:table-cell office:value-type="float" office:value="-6.72738651518849">
                <text:p>-6.727386515188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865101522686813">
                <text:p>-0.865101522686813</text:p>
              </table:table-cell>
              <table:table-cell office:value-type="float" office:value="-0.741570355279895">
                <text:p>-0.741570355279895</text:p>
              </table:table-cell>
              <table:table-cell office:value-type="float" office:value="-3.02195440829861">
                <text:p>-3.02195440829861</text:p>
              </table:table-cell>
              <table:table-cell office:value-type="float" office:value="-6.72631494637591">
                <text:p>-6.726314946375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2">
                <text:p>2.2</text:p>
              </table:table-cell>
              <table:table-cell office:value-type="float" office:value="-0.910644600557078">
                <text:p>-0.910644600557078</text:p>
              </table:table-cell>
              <table:table-cell office:value-type="float" office:value="-0.741567400568413">
                <text:p>-0.741567400568413</text:p>
              </table:table-cell>
              <table:table-cell office:value-type="float" office:value="-3.02306216284711">
                <text:p>-3.02306216284711</text:p>
              </table:table-cell>
              <table:table-cell office:value-type="float" office:value="-6.72520466994628">
                <text:p>-6.725204669946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3">
                <text:p>2.3</text:p>
              </table:table-cell>
              <table:table-cell office:value-type="float" office:value="-0.99306368657094">
                <text:p>-0.99306368657094</text:p>
              </table:table-cell>
              <table:table-cell office:value-type="float" office:value="-0.741564443713497">
                <text:p>-0.741564443713497</text:p>
              </table:table-cell>
              <table:table-cell office:value-type="float" office:value="-3.02417072983018">
                <text:p>-3.02417072983018</text:p>
              </table:table-cell>
              <table:table-cell office:value-type="float" office:value="-6.72319633968338">
                <text:p>-6.723196339683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4">
                <text:p>2.4</text:p>
              </table:table-cell>
              <table:table-cell office:value-type="float" office:value="-1.03837411930568">
                <text:p>-1.03837411930568</text:p>
              </table:table-cell>
              <table:table-cell office:value-type="float" office:value="-0.741561484712814">
                <text:p>-0.741561484712814</text:p>
              </table:table-cell>
              <table:table-cell office:value-type="float" office:value="-3.02528011014193">
                <text:p>-3.02528011014193</text:p>
              </table:table-cell>
              <table:table-cell office:value-type="float" office:value="-6.72209275784812">
                <text:p>-6.722092757848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5">
                <text:p>2.5</text:p>
              </table:table-cell>
              <table:table-cell office:value-type="float" office:value="-1.10884365371636">
                <text:p>-1.10884365371636</text:p>
              </table:table-cell>
              <table:table-cell office:value-type="float" office:value="-0.741558523564027">
                <text:p>-0.741558523564027</text:p>
              </table:table-cell>
              <table:table-cell office:value-type="float" office:value="-3.02639030467777">
                <text:p>-3.02639030467777</text:p>
              </table:table-cell>
              <table:table-cell office:value-type="float" office:value="-6.72037712012844">
                <text:p>-6.720377120128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">
                <text:p>2.6</text:p>
              </table:table-cell>
              <table:table-cell office:value-type="float" office:value="-1.1322280167079">
                <text:p>-1.1322280167079</text:p>
              </table:table-cell>
              <table:table-cell office:value-type="float" office:value="-0.741555560264797">
                <text:p>-0.741555560264797</text:p>
              </table:table-cell>
              <table:table-cell office:value-type="float" office:value="-3.0275013143344">
                <text:p>-3.0275013143344</text:p>
              </table:table-cell>
              <table:table-cell office:value-type="float" office:value="-6.7198080024302">
                <text:p>-6.71980800243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">
                <text:p>2.7</text:p>
              </table:table-cell>
              <table:table-cell office:value-type="float" office:value="-1.19124944632452">
                <text:p>-1.19124944632452</text:p>
              </table:table-cell>
              <table:table-cell office:value-type="float" office:value="-0.74155259481278">
                <text:p>-0.74155259481278</text:p>
              </table:table-cell>
              <table:table-cell office:value-type="float" office:value="-3.02861314000988">
                <text:p>-3.02861314000988</text:p>
              </table:table-cell>
              <table:table-cell office:value-type="float" office:value="-6.71837199504095">
                <text:p>-6.718371995040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8">
                <text:p>2.8</text:p>
              </table:table-cell>
              <table:table-cell office:value-type="float" office:value="-1.26454616624246">
                <text:p>-1.26454616624246</text:p>
              </table:table-cell>
              <table:table-cell office:value-type="float" office:value="-0.741549627205628">
                <text:p>-0.741549627205628</text:p>
              </table:table-cell>
              <table:table-cell office:value-type="float" office:value="-3.02972578260357">
                <text:p>-3.02972578260357</text:p>
              </table:table-cell>
              <table:table-cell office:value-type="float" office:value="-6.71658952010068">
                <text:p>-6.716589520100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">
                <text:p>2.9</text:p>
              </table:table-cell>
              <table:table-cell office:value-type="float" office:value="-1.31599741216918">
                <text:p>-1.31599741216918</text:p>
              </table:table-cell>
              <table:table-cell office:value-type="float" office:value="-0.741546657440993">
                <text:p>-0.741546657440993</text:p>
              </table:table-cell>
              <table:table-cell office:value-type="float" office:value="-3.03083924301614">
                <text:p>-3.03083924301614</text:p>
              </table:table-cell>
              <table:table-cell office:value-type="float" office:value="-6.71533886178765">
                <text:p>-6.715338861787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-1.38458643869045">
                <text:p>-1.38458643869045</text:p>
              </table:table-cell>
              <table:table-cell office:value-type="float" office:value="-0.741543685516521">
                <text:p>-0.741543685516521</text:p>
              </table:table-cell>
              <table:table-cell office:value-type="float" office:value="-3.0319535221496">
                <text:p>-3.0319535221496</text:p>
              </table:table-cell>
              <table:table-cell office:value-type="float" office:value="-6.71367234861039">
                <text:p>-6.713672348610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1">
                <text:p>3.1</text:p>
              </table:table-cell>
              <table:table-cell office:value-type="float" office:value="-1.45895939501221">
                <text:p>-1.45895939501221</text:p>
              </table:table-cell>
              <table:table-cell office:value-type="float" office:value="-0.741540711429853">
                <text:p>-0.741540711429853</text:p>
              </table:table-cell>
              <table:table-cell office:value-type="float" office:value="-3.03306862090729">
                <text:p>-3.03306862090729</text:p>
              </table:table-cell>
              <table:table-cell office:value-type="float" office:value="-6.71186623727498">
                <text:p>-6.711866237274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2">
                <text:p>3.2</text:p>
              </table:table-cell>
              <table:table-cell office:value-type="float" office:value="-1.5430509988143">
                <text:p>-1.5430509988143</text:p>
              </table:table-cell>
              <table:table-cell office:value-type="float" office:value="-0.741537735178631">
                <text:p>-0.741537735178631</text:p>
              </table:table-cell>
              <table:table-cell office:value-type="float" office:value="-3.03418454019386">
                <text:p>-3.03418454019386</text:p>
              </table:table-cell>
              <table:table-cell office:value-type="float" office:value="-6.70982528345473">
                <text:p>-6.709825283454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3">
                <text:p>3.3</text:p>
              </table:table-cell>
              <table:table-cell office:value-type="float" office:value="-1.58063969949606">
                <text:p>-1.58063969949606</text:p>
              </table:table-cell>
              <table:table-cell office:value-type="float" office:value="-0.741534756760489">
                <text:p>-0.741534756760489</text:p>
              </table:table-cell>
              <table:table-cell office:value-type="float" office:value="-3.03530128091532">
                <text:p>-3.03530128091532</text:p>
              </table:table-cell>
              <table:table-cell office:value-type="float" office:value="-6.70891338443504">
                <text:p>-6.708913384435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4">
                <text:p>3.4</text:p>
              </table:table-cell>
              <table:table-cell office:value-type="float" office:value="-1.64049662189303">
                <text:p>-1.64049662189303</text:p>
              </table:table-cell>
              <table:table-cell office:value-type="float" office:value="-0.741531776173061">
                <text:p>-0.741531776173061</text:p>
              </table:table-cell>
              <table:table-cell office:value-type="float" office:value="-3.03641884397898">
                <text:p>-3.03641884397898</text:p>
              </table:table-cell>
              <table:table-cell office:value-type="float" office:value="-6.70746177155579">
                <text:p>-6.707461771555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5">
                <text:p>3.5</text:p>
              </table:table-cell>
              <table:table-cell office:value-type="float" office:value="-1.69673640955018">
                <text:p>-1.69673640955018</text:p>
              </table:table-cell>
              <table:table-cell office:value-type="float" office:value="-0.741528793413975">
                <text:p>-0.741528793413975</text:p>
              </table:table-cell>
              <table:table-cell office:value-type="float" office:value="-3.03753723029352">
                <text:p>-3.03753723029352</text:p>
              </table:table-cell>
              <table:table-cell office:value-type="float" office:value="-6.7060984514435">
                <text:p>-6.70609845144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6">
                <text:p>3.6</text:p>
              </table:table-cell>
              <table:table-cell office:value-type="float" office:value="-1.78395512540529">
                <text:p>-1.78395512540529</text:p>
              </table:table-cell>
              <table:table-cell office:value-type="float" office:value="-0.741525808480858">
                <text:p>-0.741525808480858</text:p>
              </table:table-cell>
              <table:table-cell office:value-type="float" office:value="-3.03865644076894">
                <text:p>-3.03865644076894</text:p>
              </table:table-cell>
              <table:table-cell office:value-type="float" office:value="-6.70398526068767">
                <text:p>-6.703985260687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7">
                <text:p>3.7</text:p>
              </table:table-cell>
              <table:table-cell office:value-type="float" office:value="-1.87183089979907">
                <text:p>-1.87183089979907</text:p>
              </table:table-cell>
              <table:table-cell office:value-type="float" office:value="-0.741522821371332">
                <text:p>-0.741522821371332</text:p>
              </table:table-cell>
              <table:table-cell office:value-type="float" office:value="-3.03977647631659">
                <text:p>-3.03977647631659</text:p>
              </table:table-cell>
              <table:table-cell office:value-type="float" office:value="-6.70185749675303">
                <text:p>-6.701857496753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8">
                <text:p>3.8</text:p>
              </table:table-cell>
              <table:table-cell office:value-type="float" office:value="-1.93665387862193">
                <text:p>-1.93665387862193</text:p>
              </table:table-cell>
              <table:table-cell office:value-type="float" office:value="-0.741519832083015">
                <text:p>-0.741519832083015</text:p>
              </table:table-cell>
              <table:table-cell office:value-type="float" office:value="-3.04089733784916">
                <text:p>-3.04089733784916</text:p>
              </table:table-cell>
              <table:table-cell office:value-type="float" office:value="-6.70028878289554">
                <text:p>-6.700288782895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9">
                <text:p>3.9</text:p>
              </table:table-cell>
              <table:table-cell office:value-type="float" office:value="-2.01401293660121">
                <text:p>-2.01401293660121</text:p>
              </table:table-cell>
              <table:table-cell office:value-type="float" office:value="-0.741516840613523">
                <text:p>-0.741516840613523</text:p>
              </table:table-cell>
              <table:table-cell office:value-type="float" office:value="-3.04201902628068">
                <text:p>-3.04201902628068</text:p>
              </table:table-cell>
              <table:table-cell office:value-type="float" office:value="-6.6984176572332">
                <text:p>-6.69841765723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-2.10656160854119">
                <text:p>-2.10656160854119</text:p>
              </table:table-cell>
              <table:table-cell office:value-type="float" office:value="-0.741513846960468">
                <text:p>-0.741513846960468</text:p>
              </table:table-cell>
              <table:table-cell office:value-type="float" office:value="-3.04314154252654">
                <text:p>-3.04314154252654</text:p>
              </table:table-cell>
              <table:table-cell office:value-type="float" office:value="-6.69618050465667">
                <text:p>-6.69618050465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1">
                <text:p>4.1</text:p>
              </table:table-cell>
              <table:table-cell office:value-type="float" office:value="-2.19946985699484">
                <text:p>-2.19946985699484</text:p>
              </table:table-cell>
              <table:table-cell office:value-type="float" office:value="-0.741510851121458">
                <text:p>-0.741510851121458</text:p>
              </table:table-cell>
              <table:table-cell office:value-type="float" office:value="-3.04426488750347">
                <text:p>-3.04426488750347</text:p>
              </table:table-cell>
              <table:table-cell office:value-type="float" office:value="-6.69393616269477">
                <text:p>-6.693936162694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">
                <text:p>4.2</text:p>
              </table:table-cell>
              <table:table-cell office:value-type="float" office:value="-2.28511747720168">
                <text:p>-2.28511747720168</text:p>
              </table:table-cell>
              <table:table-cell office:value-type="float" office:value="-0.741507853094098">
                <text:p>-0.741507853094098</text:p>
              </table:table-cell>
              <table:table-cell office:value-type="float" office:value="-3.04538906212958">
                <text:p>-3.04538906212958</text:p>
              </table:table-cell>
              <table:table-cell office:value-type="float" office:value="-6.69186854468711">
                <text:p>-6.691868544687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3">
                <text:p>4.3</text:p>
              </table:table-cell>
              <table:table-cell office:value-type="float" office:value="-2.36436720195699">
                <text:p>-2.36436720195699</text:p>
              </table:table-cell>
              <table:table-cell office:value-type="float" office:value="-0.741504852875988">
                <text:p>-0.741504852875988</text:p>
              </table:table-cell>
              <table:table-cell office:value-type="float" office:value="-3.04651406732431">
                <text:p>-3.04651406732431</text:p>
              </table:table-cell>
              <table:table-cell office:value-type="float" office:value="-6.68995651559118">
                <text:p>-6.689956515591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4">
                <text:p>4.4</text:p>
              </table:table-cell>
              <table:table-cell office:value-type="float" office:value="-2.44769725006867">
                <text:p>-2.44769725006867</text:p>
              </table:table-cell>
              <table:table-cell office:value-type="float" office:value="-0.741501850464729">
                <text:p>-0.741501850464729</text:p>
              </table:table-cell>
              <table:table-cell office:value-type="float" office:value="-3.04763990400847">
                <text:p>-3.04763990400847</text:p>
              </table:table-cell>
              <table:table-cell office:value-type="float" office:value="-6.68794722013176">
                <text:p>-6.687947220131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5">
                <text:p>4.5</text:p>
              </table:table-cell>
              <table:table-cell office:value-type="float" office:value="-2.51225556545775">
                <text:p>-2.51225556545775</text:p>
              </table:table-cell>
              <table:table-cell office:value-type="float" office:value="-0.741498845857912">
                <text:p>-0.741498845857912</text:p>
              </table:table-cell>
              <table:table-cell office:value-type="float" office:value="-3.04876657310422">
                <text:p>-3.04876657310422</text:p>
              </table:table-cell>
              <table:table-cell office:value-type="float" office:value="-6.68639138756119">
                <text:p>-6.686391387561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6">
                <text:p>4.6</text:p>
              </table:table-cell>
              <table:table-cell office:value-type="float" office:value="-2.64201153793617">
                <text:p>-2.64201153793617</text:p>
              </table:table-cell>
              <table:table-cell office:value-type="float" office:value="-0.74149583905313">
                <text:p>-0.74149583905313</text:p>
              </table:table-cell>
              <table:table-cell office:value-type="float" office:value="-3.0498940755351">
                <text:p>-3.0498940755351</text:p>
              </table:table-cell>
              <table:table-cell office:value-type="float" office:value="-6.68326650306673">
                <text:p>-6.683266503066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7">
                <text:p>4.7</text:p>
              </table:table-cell>
              <table:table-cell office:value-type="float" office:value="-2.74615831114593">
                <text:p>-2.74615831114593</text:p>
              </table:table-cell>
              <table:table-cell office:value-type="float" office:value="-0.741492830047969">
                <text:p>-0.741492830047969</text:p>
              </table:table-cell>
              <table:table-cell office:value-type="float" office:value="-3.05102241222601">
                <text:p>-3.05102241222601</text:p>
              </table:table-cell>
              <table:table-cell office:value-type="float" office:value="-6.6807604714981">
                <text:p>-6.68076047149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8">
                <text:p>4.8</text:p>
              </table:table-cell>
              <table:table-cell office:value-type="float" office:value="-2.85766921580363">
                <text:p>-2.85766921580363</text:p>
              </table:table-cell>
              <table:table-cell office:value-type="float" office:value="-0.741489818840014">
                <text:p>-0.741489818840014</text:p>
              </table:table-cell>
              <table:table-cell office:value-type="float" office:value="-3.05215158410322">
                <text:p>-3.05215158410322</text:p>
              </table:table-cell>
              <table:table-cell office:value-type="float" office:value="-6.67807932310266">
                <text:p>-6.678079323102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9">
                <text:p>4.9</text:p>
              </table:table-cell>
              <table:table-cell office:value-type="float" office:value="-2.95814396372965">
                <text:p>-2.95814396372965</text:p>
              </table:table-cell>
              <table:table-cell office:value-type="float" office:value="-0.741486805426844">
                <text:p>-0.741486805426844</text:p>
              </table:table-cell>
              <table:table-cell office:value-type="float" office:value="-3.05328159209438">
                <text:p>-3.05328159209438</text:p>
              </table:table-cell>
              <table:table-cell office:value-type="float" office:value="-6.67566536851564">
                <text:p>-6.675665368515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">
                <text:p>5</text:p>
              </table:table-cell>
              <table:table-cell office:value-type="float" office:value="-3.05909354252215">
                <text:p>-3.05909354252215</text:p>
              </table:table-cell>
              <table:table-cell office:value-type="float" office:value="-0.741483789806037">
                <text:p>-0.741483789806037</text:p>
              </table:table-cell>
              <table:table-cell office:value-type="float" office:value="-3.05441243712849">
                <text:p>-3.05441243712849</text:p>
              </table:table-cell>
              <table:table-cell office:value-type="float" office:value="-6.67324176280462">
                <text:p>-6.673241762804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1">
                <text:p>5.1</text:p>
              </table:table-cell>
              <table:table-cell office:value-type="float" office:value="-3.18426876853989">
                <text:p>-3.18426876853989</text:p>
              </table:table-cell>
              <table:table-cell office:value-type="float" office:value="-0.741480771975164">
                <text:p>-0.741480771975164</text:p>
              </table:table-cell>
              <table:table-cell office:value-type="float" office:value="-3.05554412013594">
                <text:p>-3.05554412013594</text:p>
              </table:table-cell>
              <table:table-cell office:value-type="float" office:value="-6.67023898860165">
                <text:p>-6.67023898860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2">
                <text:p>5.2</text:p>
              </table:table-cell>
              <table:table-cell office:value-type="float" office:value="-3.28712086827283">
                <text:p>-3.28712086827283</text:p>
              </table:table-cell>
              <table:table-cell office:value-type="float" office:value="-0.741477751931797">
                <text:p>-0.741477751931797</text:p>
              </table:table-cell>
              <table:table-cell office:value-type="float" office:value="-3.05667664204852">
                <text:p>-3.05667664204852</text:p>
              </table:table-cell>
              <table:table-cell office:value-type="float" office:value="-6.66777373586715">
                <text:p>-6.667773735867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3">
                <text:p>5.3</text:p>
              </table:table-cell>
              <table:table-cell office:value-type="float" office:value="-3.42090269914972">
                <text:p>-3.42090269914972</text:p>
              </table:table-cell>
              <table:table-cell office:value-type="float" office:value="-0.741474729673501">
                <text:p>-0.741474729673501</text:p>
              </table:table-cell>
              <table:table-cell office:value-type="float" office:value="-3.05781000379937">
                <text:p>-3.05781000379937</text:p>
              </table:table-cell>
              <table:table-cell office:value-type="float" office:value="-6.66456985652616">
                <text:p>-6.664569856526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4">
                <text:p>5.4</text:p>
              </table:table-cell>
              <table:table-cell office:value-type="float" office:value="-3.54677192684326">
                <text:p>-3.54677192684326</text:p>
              </table:table-cell>
              <table:table-cell office:value-type="float" office:value="-0.741471705197838">
                <text:p>-0.741471705197838</text:p>
              </table:table-cell>
              <table:table-cell office:value-type="float" office:value="-3.05894420632304">
                <text:p>-3.05894420632304</text:p>
              </table:table-cell>
              <table:table-cell office:value-type="float" office:value="-6.66155828236593">
                <text:p>-6.661558282365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5">
                <text:p>5.5</text:p>
              </table:table-cell>
              <table:table-cell office:value-type="float" office:value="-3.65513363201121">
                <text:p>-3.65513363201121</text:p>
              </table:table-cell>
              <table:table-cell office:value-type="float" office:value="-0.741468678502367">
                <text:p>-0.741468678502367</text:p>
              </table:table-cell>
              <table:table-cell office:value-type="float" office:value="-3.06007925055544">
                <text:p>-3.06007925055544</text:p>
              </table:table-cell>
              <table:table-cell office:value-type="float" office:value="-6.65896777629793">
                <text:p>-6.658967776297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-3.80279405654295">
                <text:p>-3.80279405654295</text:p>
              </table:table-cell>
              <table:table-cell office:value-type="float" office:value="-0.741465649584644">
                <text:p>-0.741465649584644</text:p>
              </table:table-cell>
              <table:table-cell office:value-type="float" office:value="-3.06121513743389">
                <text:p>-3.06121513743389</text:p>
              </table:table-cell>
              <table:table-cell office:value-type="float" office:value="-6.65544103255736">
                <text:p>-6.655441032557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7">
                <text:p>5.7</text:p>
              </table:table-cell>
              <table:table-cell office:value-type="float" office:value="-3.94881433614501">
                <text:p>-3.94881433614501</text:p>
              </table:table-cell>
              <table:table-cell office:value-type="float" office:value="-0.74146261844222">
                <text:p>-0.74146261844222</text:p>
              </table:table-cell>
              <table:table-cell office:value-type="float" office:value="-3.06235186789711">
                <text:p>-3.06235186789711</text:p>
              </table:table-cell>
              <table:table-cell office:value-type="float" office:value="-6.65195713404085">
                <text:p>-6.651957134040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8">
                <text:p>5.8</text:p>
              </table:table-cell>
              <table:table-cell office:value-type="float" office:value="-4.10796510766688">
                <text:p>-4.10796510766688</text:p>
              </table:table-cell>
              <table:table-cell office:value-type="float" office:value="-0.741459585072643">
                <text:p>-0.741459585072643</text:p>
              </table:table-cell>
              <table:table-cell office:value-type="float" office:value="-3.06348944288518">
                <text:p>-3.06348944288518</text:p>
              </table:table-cell>
              <table:table-cell office:value-type="float" office:value="-6.64816410681712">
                <text:p>-6.648164106817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9">
                <text:p>5.9</text:p>
              </table:table-cell>
              <table:table-cell office:value-type="float" office:value="-4.25753688612769">
                <text:p>-4.25753688612769</text:p>
              </table:table-cell>
              <table:table-cell office:value-type="float" office:value="-0.741456549473457">
                <text:p>-0.741456549473457</text:p>
              </table:table-cell>
              <table:table-cell office:value-type="float" office:value="-3.06462786333962">
                <text:p>-3.06462786333962</text:p>
              </table:table-cell>
              <table:table-cell office:value-type="float" office:value="-6.64460331579947">
                <text:p>-6.644603315799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">
                <text:p>6</text:p>
              </table:table-cell>
              <table:table-cell office:value-type="float" office:value="-4.41373183260511">
                <text:p>-4.41373183260511</text:p>
              </table:table-cell>
              <table:table-cell office:value-type="float" office:value="-0.741453511642205">
                <text:p>-0.741453511642205</text:p>
              </table:table-cell>
              <table:table-cell office:value-type="float" office:value="-3.06576713020331">
                <text:p>-3.06576713020331</text:p>
              </table:table-cell>
              <table:table-cell office:value-type="float" office:value="-6.64088891904284">
                <text:p>-6.640888919042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1">
                <text:p>6.1</text:p>
              </table:table-cell>
              <table:table-cell office:value-type="float" office:value="-4.62163556279956">
                <text:p>-4.62163556279956</text:p>
              </table:table-cell>
              <table:table-cell office:value-type="float" office:value="-0.741450471576422">
                <text:p>-0.741450471576422</text:p>
              </table:table-cell>
              <table:table-cell office:value-type="float" office:value="-3.06690724442057">
                <text:p>-3.06690724442057</text:p>
              </table:table-cell>
              <table:table-cell office:value-type="float" office:value="-6.63595129833514">
                <text:p>-6.635951298335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2">
                <text:p>6.2</text:p>
              </table:table-cell>
              <table:table-cell office:value-type="float" office:value="-4.78240641985742">
                <text:p>-4.78240641985742</text:p>
              </table:table-cell>
              <table:table-cell office:value-type="float" office:value="-0.741447429273642">
                <text:p>-0.741447429273642</text:p>
              </table:table-cell>
              <table:table-cell office:value-type="float" office:value="-3.06804820693709">
                <text:p>-3.06804820693709</text:p>
              </table:table-cell>
              <table:table-cell office:value-type="float" office:value="-6.63213809366913">
                <text:p>-6.632138093669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3">
                <text:p>6.3</text:p>
              </table:table-cell>
              <table:table-cell office:value-type="float" office:value="-4.94698712475864">
                <text:p>-4.94698712475864</text:p>
              </table:table-cell>
              <table:table-cell office:value-type="float" office:value="-0.741444384731396">
                <text:p>-0.741444384731396</text:p>
              </table:table-cell>
              <table:table-cell office:value-type="float" office:value="-3.0691900187">
                <text:p>-3.0691900187</text:p>
              </table:table-cell>
              <table:table-cell office:value-type="float" office:value="-6.62823906273592">
                <text:p>-6.628239062735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4">
                <text:p>6.4</text:p>
              </table:table-cell>
              <table:table-cell office:value-type="float" office:value="-5.12079452581331">
                <text:p>-5.12079452581331</text:p>
              </table:table-cell>
              <table:table-cell office:value-type="float" office:value="-0.74144133794721">
                <text:p>-0.74144133794721</text:p>
              </table:table-cell>
              <table:table-cell office:value-type="float" office:value="-3.07033268065782">
                <text:p>-3.07033268065782</text:p>
              </table:table-cell>
              <table:table-cell office:value-type="float" office:value="-6.62412641909226">
                <text:p>-6.624126419092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5">
                <text:p>6.5</text:p>
              </table:table-cell>
              <table:table-cell office:value-type="float" office:value="-5.3578479714941">
                <text:p>-5.3578479714941</text:p>
              </table:table-cell>
              <table:table-cell office:value-type="float" office:value="-0.741438288918607">
                <text:p>-0.741438288918607</text:p>
              </table:table-cell>
              <table:table-cell office:value-type="float" office:value="-3.07147619376049">
                <text:p>-3.07147619376049</text:p>
              </table:table-cell>
              <table:table-cell office:value-type="float" office:value="-6.61852546301548">
                <text:p>-6.618525463015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6">
                <text:p>6.6</text:p>
              </table:table-cell>
              <table:table-cell office:value-type="float" office:value="-5.5581987152103">
                <text:p>-5.5581987152103</text:p>
              </table:table-cell>
              <table:table-cell office:value-type="float" office:value="-0.741435237643104">
                <text:p>-0.741435237643104</text:p>
              </table:table-cell>
              <table:table-cell office:value-type="float" office:value="-3.07262055895936">
                <text:p>-3.07262055895936</text:p>
              </table:table-cell>
              <table:table-cell office:value-type="float" office:value="-6.61379907645863">
                <text:p>-6.613799076458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7">
                <text:p>6.7</text:p>
              </table:table-cell>
              <table:table-cell office:value-type="float" office:value="-5.76285592463878">
                <text:p>-5.76285592463878</text:p>
              </table:table-cell>
              <table:table-cell office:value-type="float" office:value="-0.741432184118219">
                <text:p>-0.741432184118219</text:p>
              </table:table-cell>
              <table:table-cell office:value-type="float" office:value="-3.0737657772072">
                <text:p>-3.0737657772072</text:p>
              </table:table-cell>
              <table:table-cell office:value-type="float" office:value="-6.60897806244576">
                <text:p>-6.608978062445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8">
                <text:p>6.8</text:p>
              </table:table-cell>
              <table:table-cell office:value-type="float" office:value="-6.02286458484476">
                <text:p>-6.02286458484476</text:p>
              </table:table-cell>
              <table:table-cell office:value-type="float" office:value="-0.741429128341462">
                <text:p>-0.741429128341462</text:p>
              </table:table-cell>
              <table:table-cell office:value-type="float" office:value="-3.07491184945821">
                <text:p>-3.07491184945821</text:p>
              </table:table-cell>
              <table:table-cell office:value-type="float" office:value="-6.60286328764305">
                <text:p>-6.602863287643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9">
                <text:p>6.9</text:p>
              </table:table-cell>
              <table:table-cell office:value-type="float" office:value="-6.28546776167305">
                <text:p>-6.28546776167305</text:p>
              </table:table-cell>
              <table:table-cell office:value-type="float" office:value="-0.741426070310343">
                <text:p>-0.741426070310343</text:p>
              </table:table-cell>
              <table:table-cell office:value-type="float" office:value="-3.076058776668">
                <text:p>-3.076058776668</text:p>
              </table:table-cell>
              <table:table-cell office:value-type="float" office:value="-6.59669897034186">
                <text:p>-6.596698970341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">
                <text:p>7</text:p>
              </table:table-cell>
              <table:table-cell office:value-type="float" office:value="-6.52847000007049">
                <text:p>-6.52847000007049</text:p>
              </table:table-cell>
              <table:table-cell office:value-type="float" office:value="-0.741423010022364">
                <text:p>-0.741423010022364</text:p>
              </table:table-cell>
              <table:table-cell office:value-type="float" office:value="-3.07720655979362">
                <text:p>-3.07720655979362</text:p>
              </table:table-cell>
              <table:table-cell office:value-type="float" office:value="-6.5910050076111">
                <text:p>-6.59100500761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1">
                <text:p>7.1</text:p>
              </table:table-cell>
              <table:table-cell office:value-type="float" office:value="-6.79838826770711">
                <text:p>-6.79838826770711</text:p>
              </table:table-cell>
              <table:table-cell office:value-type="float" office:value="-0.741419947475027">
                <text:p>-0.741419947475027</text:p>
              </table:table-cell>
              <table:table-cell office:value-type="float" office:value="-3.07835519979355">
                <text:p>-3.07835519979355</text:p>
              </table:table-cell>
              <table:table-cell office:value-type="float" office:value="-6.58469186769368">
                <text:p>-6.584691867693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2">
                <text:p>7.2</text:p>
              </table:table-cell>
              <table:table-cell office:value-type="float" office:value="-7.08170754100709">
                <text:p>-7.08170754100709</text:p>
              </table:table-cell>
              <table:table-cell office:value-type="float" office:value="-0.741416882665829">
                <text:p>-0.741416882665829</text:p>
              </table:table-cell>
              <table:table-cell office:value-type="float" office:value="-3.07950469762767">
                <text:p>-3.07950469762767</text:p>
              </table:table-cell>
              <table:table-cell office:value-type="float" office:value="-6.57807828707151">
                <text:p>-6.578078287071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3">
                <text:p>7.3</text:p>
              </table:table-cell>
              <table:table-cell office:value-type="float" office:value="-7.40892486440722">
                <text:p>-7.40892486440722</text:p>
              </table:table-cell>
              <table:table-cell office:value-type="float" office:value="-0.741413815592263">
                <text:p>-0.741413815592263</text:p>
              </table:table-cell>
              <table:table-cell office:value-type="float" office:value="-3.08065505425734">
                <text:p>-3.08065505425734</text:p>
              </table:table-cell>
              <table:table-cell office:value-type="float" office:value="-6.57045649830813">
                <text:p>-6.570456498308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4">
                <text:p>7.4</text:p>
              </table:table-cell>
              <table:table-cell office:value-type="float" office:value="-7.74683334564801">
                <text:p>-7.74683334564801</text:p>
              </table:table-cell>
              <table:table-cell office:value-type="float" office:value="-0.741410746251818">
                <text:p>-0.741410746251818</text:p>
              </table:table-cell>
              <table:table-cell office:value-type="float" office:value="-3.08180627064533">
                <text:p>-3.08180627064533</text:p>
              </table:table-cell>
              <table:table-cell office:value-type="float" office:value="-6.56260419824828">
                <text:p>-6.562604198248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5">
                <text:p>7.5</text:p>
              </table:table-cell>
              <table:table-cell office:value-type="float" office:value="-8.04640582153761">
                <text:p>-8.04640582153761</text:p>
              </table:table-cell>
              <table:table-cell office:value-type="float" office:value="-0.741407674641982">
                <text:p>-0.741407674641982</text:p>
              </table:table-cell>
              <table:table-cell office:value-type="float" office:value="-3.08295834775585">
                <text:p>-3.08295834775585</text:p>
              </table:table-cell>
              <table:table-cell office:value-type="float" office:value="-6.55565842699834">
                <text:p>-6.555658426998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6">
                <text:p>7.6</text:p>
              </table:table-cell>
              <table:table-cell office:value-type="float" office:value="-8.39429184148411">
                <text:p>-8.39429184148411</text:p>
              </table:table-cell>
              <table:table-cell office:value-type="float" office:value="-0.741404600760235">
                <text:p>-0.741404600760235</text:p>
              </table:table-cell>
              <table:table-cell office:value-type="float" office:value="-3.08411128655457">
                <text:p>-3.08411128655457</text:p>
              </table:table-cell>
              <table:table-cell office:value-type="float" office:value="-6.5476109045748">
                <text:p>-6.54761090457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7">
                <text:p>7.7</text:p>
              </table:table-cell>
              <table:table-cell office:value-type="float" office:value="-8.85773580861947">
                <text:p>-8.85773580861947</text:p>
              </table:table-cell>
              <table:table-cell office:value-type="float" office:value="-0.741401524604057">
                <text:p>-0.741401524604057</text:p>
              </table:table-cell>
              <table:table-cell office:value-type="float" office:value="-3.08526508800857">
                <text:p>-3.08526508800857</text:p>
              </table:table-cell>
              <table:table-cell office:value-type="float" office:value="-6.53692086379001">
                <text:p>-6.53692086379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8">
                <text:p>7.8</text:p>
              </table:table-cell>
              <table:table-cell office:value-type="float" office:value="-9.15576749589094">
                <text:p>-9.15576749589094</text:p>
              </table:table-cell>
              <table:table-cell office:value-type="float" office:value="-0.741398446170921">
                <text:p>-0.741398446170921</text:p>
              </table:table-cell>
              <table:table-cell office:value-type="float" office:value="-3.08641975308642">
                <text:p>-3.08641975308642</text:p>
              </table:table-cell>
              <table:table-cell office:value-type="float" office:value="-6.53006473142372">
                <text:p>-6.530064731423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9">
                <text:p>7.9</text:p>
              </table:table-cell>
              <table:table-cell office:value-type="float" office:value="-9.65101736767527">
                <text:p>-9.65101736767527</text:p>
              </table:table-cell>
              <table:table-cell office:value-type="float" office:value="-0.741395365458299">
                <text:p>-0.741395365458299</text:p>
              </table:table-cell>
              <table:table-cell office:value-type="float" office:value="-3.08757528275811">
                <text:p>-3.08757528275811</text:p>
              </table:table-cell>
              <table:table-cell office:value-type="float" office:value="-6.51870340290683">
                <text:p>-6.518703402906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">
                <text:p>8</text:p>
              </table:table-cell>
              <table:table-cell office:value-type="float" office:value="-10.1468033111562">
                <text:p>-10.1468033111562</text:p>
              </table:table-cell>
              <table:table-cell office:value-type="float" office:value="-0.741392282463659">
                <text:p>-0.741392282463659</text:p>
              </table:table-cell>
              <table:table-cell office:value-type="float" office:value="-3.0887316779951">
                <text:p>-3.0887316779951</text:p>
              </table:table-cell>
              <table:table-cell office:value-type="float" office:value="-6.50736930594571">
                <text:p>-6.507369305945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1">
                <text:p>8.1</text:p>
              </table:table-cell>
              <table:table-cell office:value-type="float" office:value="-10.484719882939">
                <text:p>-10.484719882939</text:p>
              </table:table-cell>
              <table:table-cell office:value-type="float" office:value="-0.741389197184463">
                <text:p>-0.741389197184463</text:p>
              </table:table-cell>
              <table:table-cell office:value-type="float" office:value="-3.08988893977029">
                <text:p>-3.08988893977029</text:p>
              </table:table-cell>
              <table:table-cell office:value-type="float" office:value="-6.49966679938742">
                <text:p>-6.499666799387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2">
                <text:p>8.2</text:p>
              </table:table-cell>
              <table:table-cell office:value-type="float" office:value="-11.3171655636683">
                <text:p>-11.3171655636683</text:p>
              </table:table-cell>
              <table:table-cell office:value-type="float" office:value="-0.741386109618172">
                <text:p>-0.741386109618172</text:p>
              </table:table-cell>
              <table:table-cell office:value-type="float" office:value="-3.09104706905806">
                <text:p>-3.09104706905806</text:p>
              </table:table-cell>
              <table:table-cell office:value-type="float" office:value="-6.48076950574218">
                <text:p>-6.480769505742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">
                <text:p>8.3</text:p>
              </table:table-cell>
              <table:table-cell office:value-type="float" office:value="-11.8248857169044">
                <text:p>-11.8248857169044</text:p>
              </table:table-cell>
              <table:table-cell office:value-type="float" office:value="-0.74138301976224">
                <text:p>-0.74138301976224</text:p>
              </table:table-cell>
              <table:table-cell office:value-type="float" office:value="-3.09220606683424">
                <text:p>-3.09220606683424</text:p>
              </table:table-cell>
              <table:table-cell office:value-type="float" office:value="-6.46929763753828">
                <text:p>-6.469297637538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">
                <text:p>8.4</text:p>
              </table:table-cell>
              <table:table-cell office:value-type="float" office:value="-12.6527692277617">
                <text:p>-12.6527692277617</text:p>
              </table:table-cell>
              <table:table-cell office:value-type="float" office:value="-0.741379927614122">
                <text:p>-0.741379927614122</text:p>
              </table:table-cell>
              <table:table-cell office:value-type="float" office:value="-3.09336593407611">
                <text:p>-3.09336593407611</text:p>
              </table:table-cell>
              <table:table-cell office:value-type="float" office:value="-6.45067857520377">
                <text:p>-6.450678575203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5">
                <text:p>8.5</text:p>
              </table:table-cell>
              <table:table-cell office:value-type="float" office:value="-13.2977656404211">
                <text:p>-13.2977656404211</text:p>
              </table:table-cell>
              <table:table-cell office:value-type="float" office:value="-0.741376833171264">
                <text:p>-0.741376833171264</text:p>
              </table:table-cell>
              <table:table-cell office:value-type="float" office:value="-3.09452667176244">
                <text:p>-3.09452667176244</text:p>
              </table:table-cell>
              <table:table-cell office:value-type="float" office:value="-6.43624674452002">
                <text:p>-6.436246744520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6">
                <text:p>8.6</text:p>
              </table:table-cell>
              <table:table-cell office:value-type="float" office:value="-14.2859127326723">
                <text:p>-14.2859127326723</text:p>
              </table:table-cell>
              <table:table-cell office:value-type="float" office:value="-0.741373736431112">
                <text:p>-0.741373736431112</text:p>
              </table:table-cell>
              <table:table-cell office:value-type="float" office:value="-3.09568828087347">
                <text:p>-3.09568828087347</text:p>
              </table:table-cell>
              <table:table-cell office:value-type="float" office:value="-6.41426171785373">
                <text:p>-6.414261717853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7">
                <text:p>8.7</text:p>
              </table:table-cell>
              <table:table-cell office:value-type="float" office:value="-15.3394128853218">
                <text:p>-15.3394128853218</text:p>
              </table:table-cell>
              <table:table-cell office:value-type="float" office:value="-0.741370637391105">
                <text:p>-0.741370637391105</text:p>
              </table:table-cell>
              <table:table-cell office:value-type="float" office:value="-3.09685076239088">
                <text:p>-3.09685076239088</text:p>
              </table:table-cell>
              <table:table-cell office:value-type="float" office:value="-6.39098748983302">
                <text:p>-6.390987489833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8">
                <text:p>8.8</text:p>
              </table:table-cell>
              <table:table-cell office:value-type="float" office:value="-16.4608967694675">
                <text:p>-16.4608967694675</text:p>
              </table:table-cell>
              <table:table-cell office:value-type="float" office:value="-0.741367536048682">
                <text:p>-0.741367536048682</text:p>
              </table:table-cell>
              <table:table-cell office:value-type="float" office:value="-3.09801411729786">
                <text:p>-3.09801411729786</text:p>
              </table:table-cell>
              <table:table-cell office:value-type="float" office:value="-6.36639623401426">
                <text:p>-6.366396234014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9">
                <text:p>8.9</text:p>
              </table:table-cell>
              <table:table-cell office:value-type="float" office:value="-17.9944501101242">
                <text:p>-17.9944501101242</text:p>
              </table:table-cell>
              <table:table-cell office:value-type="float" office:value="-0.741364432401276">
                <text:p>-0.741364432401276</text:p>
              </table:table-cell>
              <table:table-cell office:value-type="float" office:value="-3.09917834657907">
                <text:p>-3.09917834657907</text:p>
              </table:table-cell>
              <table:table-cell office:value-type="float" office:value="-6.3330740731032">
                <text:p>-6.3330740731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b93205-6e6b3fc-7830f6d-c08ad66-1d9b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